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09pt"/>
    </style:style>
    <style:style style:name="co4" style:family="table-column">
      <style:table-column-properties fo:break-before="auto" style:column-width="16.24pt"/>
    </style:style>
    <style:style style:name="co5" style:family="table-column">
      <style:table-column-properties fo:break-before="auto" style:column-width="21.91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73.11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18.65pt"/>
    </style:style>
    <style:style style:name="co13" style:family="table-column">
      <style:table-column-properties fo:break-before="auto" style:column-width="32.51pt"/>
    </style:style>
    <style:style style:name="co14" style:family="table-column">
      <style:table-column-properties fo:break-before="auto" style:column-width="26.79pt"/>
    </style:style>
    <style:style style:name="co15" style:family="table-column">
      <style:table-column-properties fo:break-before="auto" style:column-width="7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64pt" fo:break-before="auto" style:use-optimal-row-height="false"/>
    </style:style>
    <style:style style:name="ro3" style:family="table-row">
      <style:table-row-properties style:row-height="28.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74pt solid #b2b2b2"/>
      <style:text-properties fo:color="#ffffff"/>
    </style:style>
    <style:style style:name="ce2" style:family="table-cell" style:parent-style-name="Default">
      <style:table-cell-properties fo:border="0.74pt solid #b2b2b2"/>
    </style:style>
    <style:style style:name="ce3" style:family="table-cell" style:parent-style-name="Default">
      <style:table-cell-properties fo:border="0.74pt solid #b2b2b2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0.74pt solid #ffffff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 fo:border="0.74pt solid #999999"/>
      <style:text-properties fo:color="#ffffff"/>
    </style:style>
    <style:style style:name="ce8" style:family="table-cell" style:parent-style-name="Default">
      <style:table-cell-properties fo:background-color="#dddddd" fo:border="0.74pt solid #999999"/>
    </style:style>
    <style:style style:name="ce9" style:family="table-cell" style:parent-style-name="Default">
      <style:table-cell-properties fo:background-color="#cccccc" fo:border="0.74pt solid #999999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ext-properties fo:color="#b2b2b2"/>
    </style:style>
    <style:style style:name="ce12" style:family="table-cell" style:parent-style-name="Default">
      <style:table-cell-properties fo:border="none"/>
      <style:text-properties fo:color="#b2b2b2"/>
    </style:style>
    <style:style style:name="ce13" style:family="table-cell" style:parent-style-name="Default">
      <style:table-cell-properties fo:border="none"/>
      <style:text-properties fo:color="#b2b2b2"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="0.74pt solid #999999"/>
    </style:style>
    <style:style style:name="ce15" style:family="table-cell" style:parent-style-name="Default">
      <style:text-properties fo:color="#b2b2b2"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transparent" fo:border="none"/>
      <style:text-properties fo:color="#ffff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0.74pt solid #999999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666666" fo:border="0.74pt solid #999999"/>
      <style:text-properties fo:color="#ffffff"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transparent" fo:border="none"/>
      <style:text-properties fo:color="#ffffff" style:font-name="Liberation Sans" style:font-name-asian="Noto Sans CJK SC Regular" style:font-name-complex="FreeSans"/>
    </style:style>
    <style:style style:name="ce22" style:family="table-cell" style:parent-style-name="Default"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="0.74pt solid #999999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4" style:family="table-cell" style:parent-style-name="Default">
      <style:table-cell-properties fo:background-color="#dddddd" fo:border="0.74pt solid #999999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ext-properties fo:color="#b2b2b2" style:text-underline-style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D" table:style-name="ta1">
        <office:forms form:automatic-focus="false" form:apply-design-mode="false"/>
        <table:shapes>
          <draw:frame draw:z-index="0" draw:style-name="gr1" draw:text-style-name="P1" svg:width="398.95pt" svg:height="230.4pt" svg:x="15.42pt" svg:y="363.09pt">
            <loext:p draw:notify-on-update-of-ranges="READ.D3:READ.D8 WRITE.F3:WRITE.F8 READ.F3:READ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98.95pt" svg:height="230.4pt" svg:x="423.24pt" svg:y="358.41pt">
            <loext:p draw:notify-on-update-of-ranges="WRITE.D3:WRITE.D8 WRITE.F3:WRITE.F8 READ.F9:READ.F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98.95pt" svg:height="230.4pt" svg:x="426.39pt" svg:y="555.28pt">
            <loext:p draw:notify-on-update-of-ranges="WRITE.D3:WRITE.D8 WRITE.F3:WRITE.F8 READ.F21:READ.F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98.95pt" svg:height="230.4pt" svg:x="6.35pt" svg:y="549.44pt">
            <loext:p draw:notify-on-update-of-ranges="WRITE.D3:WRITE.D8 WRITE.F3:WRITE.F8 READ.F15:READ.F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d_typ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FIO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705" calcext:value-type="float">
            <text:p>5770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628" calcext:value-type="float">
            <text:p>4662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509" calcext:value-type="float">
            <text:p>2650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0151" calcext:value-type="float">
            <text:p>2015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6365" calcext:value-type="float">
            <text:p>1636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601" calcext:value-type="float">
            <text:p>360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8881" calcext:value-type="float">
            <text:p>5888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3517" calcext:value-type="float">
            <text:p>11351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6341" calcext:value-type="float">
            <text:p>12634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8642" calcext:value-type="float">
            <text:p>12864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9117" calcext:value-type="float">
            <text:p>12911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9439" calcext:value-type="float">
            <text:p>12943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440" calcext:value-type="float">
            <text:p>54440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633" calcext:value-type="float">
            <text:p>4663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062" calcext:value-type="float">
            <text:p>28062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0531" calcext:value-type="float">
            <text:p>2053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205" calcext:value-type="float">
            <text:p>1220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6015" calcext:value-type="float">
            <text:p>6015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1478" calcext:value-type="float">
            <text:p>614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2977" calcext:value-type="float">
            <text:p>11297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6472" calcext:value-type="float">
            <text:p>12647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8687" calcext:value-type="float">
            <text:p>12868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9178" calcext:value-type="float">
            <text:p>1291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29277" calcext:value-type="float">
            <text:p>129277</text:p>
          </table:table-cell>
        </table:table-row>
      </table:table>
      <table:table table:name="WRITE" table:style-name="ta1">
        <table:shapes>
          <draw:frame draw:z-index="0" draw:style-name="gr1" draw:text-style-name="P1" svg:width="398.95pt" svg:height="230.4pt" svg:x="25.77pt" svg:y="359.86pt">
            <loext:p draw:notify-on-update-of-ranges="WRITE.D3:WRITE.D8 WRITE.F3:WRITE.F8 WRITE.I3:WRITE.I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398.95pt" svg:height="230.4pt" svg:x="433.59pt" svg:y="355.18pt">
            <loext:p draw:notify-on-update-of-ranges="WRITE.D3:WRITE.D8 WRITE.F3:WRITE.F8 WRITE.I9:WRITE.I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398.95pt" svg:height="230.4pt" svg:x="436.73pt" svg:y="552.05pt">
            <loext:p draw:notify-on-update-of-ranges="WRITE.D3:WRITE.D8 WRITE.F3:WRITE.F8 WRITE.I21:WRITE.I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398.95pt" svg:height="230.4pt" svg:x="16.7pt" svg:y="546.21pt">
            <loext:p draw:notify-on-update-of-ranges="WRITE.D3:WRITE.D8 WRITE.F3:WRITE.F8 WRITE.I15:WRITE.I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9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d_typ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ime</text:p>
          </table:table-cell>
          <table:table-cell table:number-columns-repeated="3" table:style-name="ce1" office:value-type="string" calcext:value-type="string">
            <text:p>FIO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567" calcext:value-type="float">
            <text:p>19567</text:p>
          </table:table-cell>
          <table:table-cell office:value-type="float" office:value="15865" calcext:value-type="float">
            <text:p>15865</text:p>
          </table:table-cell>
          <table:table-cell office:value-type="float" office:value="15137" calcext:value-type="float">
            <text:p>15137</text:p>
          </table:table-cell>
          <table:table-cell table:formula="of:=AVERAGE([.F3:.H3])" office:value-type="float" office:value="16856.3333333333" calcext:value-type="float">
            <text:p>16856.3333333333</text:p>
          </table:table-cell>
          <table:table-cell table:formula="of:=STDEV([.F3:.H3])" office:value-type="float" office:value="2375.55916224651" calcext:value-type="float">
            <text:p>2375.5591622465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304" calcext:value-type="float">
            <text:p>13304</text:p>
          </table:table-cell>
          <table:table-cell office:value-type="float" office:value="11362" calcext:value-type="float">
            <text:p>11362</text:p>
          </table:table-cell>
          <table:table-cell office:value-type="float" office:value="11956" calcext:value-type="float">
            <text:p>11956</text:p>
          </table:table-cell>
          <table:table-cell table:formula="of:=AVERAGE([.F4:.H4])" office:value-type="float" office:value="12207.3333333333" calcext:value-type="float">
            <text:p>12207.3333333333</text:p>
          </table:table-cell>
          <table:table-cell table:formula="of:=STDEV([.F4:.H4])" office:value-type="float" office:value="995.09664522263" calcext:value-type="float">
            <text:p>995.0966452226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157" calcext:value-type="float">
            <text:p>7157</text:p>
          </table:table-cell>
          <table:table-cell office:value-type="float" office:value="6864" calcext:value-type="float">
            <text:p>6864</text:p>
          </table:table-cell>
          <table:table-cell office:value-type="float" office:value="7536" calcext:value-type="float">
            <text:p>7536</text:p>
          </table:table-cell>
          <table:table-cell table:formula="of:=AVERAGE([.F5:.H5])" office:value-type="float" office:value="7185.66666666667" calcext:value-type="float">
            <text:p>7185.66666666667</text:p>
          </table:table-cell>
          <table:table-cell table:formula="of:=STDEV([.F5:.H5])" office:value-type="float" office:value="336.915914336698" calcext:value-type="float">
            <text:p>336.91591433669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383" calcext:value-type="float">
            <text:p>5383</text:p>
          </table:table-cell>
          <table:table-cell office:value-type="float" office:value="5615" calcext:value-type="float">
            <text:p>5615</text:p>
          </table:table-cell>
          <table:table-cell office:value-type="float" office:value="5037" calcext:value-type="float">
            <text:p>5037</text:p>
          </table:table-cell>
          <table:table-cell table:formula="of:=AVERAGE([.F6:.H6])" office:value-type="float" office:value="5345" calcext:value-type="float">
            <text:p>5345</text:p>
          </table:table-cell>
          <table:table-cell table:formula="of:=STDEV([.F6:.H6])" office:value-type="float" office:value="290.867667505345" calcext:value-type="float">
            <text:p>290.86766750534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695" calcext:value-type="float">
            <text:p>3695</text:p>
          </table:table-cell>
          <table:table-cell office:value-type="float" office:value="3286" calcext:value-type="float">
            <text:p>3286</text:p>
          </table:table-cell>
          <table:table-cell office:value-type="float" office:value="3386" calcext:value-type="float">
            <text:p>3386</text:p>
          </table:table-cell>
          <table:table-cell table:formula="of:=AVERAGE([.F7:.H7])" office:value-type="float" office:value="3455.66666666667" calcext:value-type="float">
            <text:p>3455.66666666667</text:p>
          </table:table-cell>
          <table:table-cell table:formula="of:=STDEV([.F7:.H7])" office:value-type="float" office:value="213.214289702481" calcext:value-type="float">
            <text:p>213.21428970248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1813" calcext:value-type="float">
            <text:p>1813</text:p>
          </table:table-cell>
          <table:table-cell table:formula="of:=AVERAGE([.F8:.H8])" office:value-type="float" office:value="1573" calcext:value-type="float">
            <text:p>1573</text:p>
          </table:table-cell>
          <table:table-cell table:formula="of:=STDEV([.F8:.H8])" office:value-type="float" office:value="248.38679514016" calcext:value-type="float">
            <text:p>248.3867951401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220" calcext:value-type="float">
            <text:p>36220</text:p>
          </table:table-cell>
          <table:table-cell office:value-type="float" office:value="29930" calcext:value-type="float">
            <text:p>29930</text:p>
          </table:table-cell>
          <table:table-cell office:value-type="float" office:value="37786" calcext:value-type="float">
            <text:p>37786</text:p>
          </table:table-cell>
          <table:table-cell table:formula="of:=AVERAGE([.F9:.H9])" office:value-type="float" office:value="34645.3333333333" calcext:value-type="float">
            <text:p>34645.3333333333</text:p>
          </table:table-cell>
          <table:table-cell table:formula="of:=STDEV([.F9:.H9])" office:value-type="float" office:value="4157.98813530454" calcext:value-type="float">
            <text:p>4157.9881353045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071" calcext:value-type="float">
            <text:p>17071</text:p>
          </table:table-cell>
          <table:table-cell office:value-type="float" office:value="3562" calcext:value-type="float">
            <text:p>3562</text:p>
          </table:table-cell>
          <table:table-cell office:value-type="float" office:value="15233" calcext:value-type="float">
            <text:p>15233</text:p>
          </table:table-cell>
          <table:table-cell table:formula="of:=AVERAGE([.F10:.H10])" office:value-type="float" office:value="11955.3333333333" calcext:value-type="float">
            <text:p>11955.3333333333</text:p>
          </table:table-cell>
          <table:table-cell table:formula="of:=STDEV([.F10:.H10])" office:value-type="float" office:value="7326.70419310984" calcext:value-type="float">
            <text:p>7326.7041931098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758" calcext:value-type="float">
            <text:p>15758</text:p>
          </table:table-cell>
          <table:table-cell office:value-type="float" office:value="17325" calcext:value-type="float">
            <text:p>17325</text:p>
          </table:table-cell>
          <table:table-cell office:value-type="float" office:value="17274" calcext:value-type="float">
            <text:p>17274</text:p>
          </table:table-cell>
          <table:table-cell table:formula="of:=AVERAGE([.F11:.H11])" office:value-type="float" office:value="16785.6666666667" calcext:value-type="float">
            <text:p>16785.6666666667</text:p>
          </table:table-cell>
          <table:table-cell table:formula="of:=STDEV([.F11:.H11])" office:value-type="float" office:value="890.35067997578" calcext:value-type="float">
            <text:p>890.350679975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975" calcext:value-type="float">
            <text:p>10975</text:p>
          </table:table-cell>
          <table:table-cell office:value-type="float" office:value="12460" calcext:value-type="float">
            <text:p>12460</text:p>
          </table:table-cell>
          <table:table-cell office:value-type="float" office:value="12297" calcext:value-type="float">
            <text:p>12297</text:p>
          </table:table-cell>
          <table:table-cell table:formula="of:=AVERAGE([.F12:.H12])" office:value-type="float" office:value="11910.6666666667" calcext:value-type="float">
            <text:p>11910.6666666667</text:p>
          </table:table-cell>
          <table:table-cell table:formula="of:=STDEV([.F12:.H12])" office:value-type="float" office:value="814.399369678866" calcext:value-type="float">
            <text:p>814.39936967886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317" calcext:value-type="float">
            <text:p>9317</text:p>
          </table:table-cell>
          <table:table-cell office:value-type="float" office:value="13301" calcext:value-type="float">
            <text:p>13301</text:p>
          </table:table-cell>
          <table:table-cell office:value-type="float" office:value="16516" calcext:value-type="float">
            <text:p>16516</text:p>
          </table:table-cell>
          <table:table-cell table:formula="of:=AVERAGE([.F13:.H13])" office:value-type="float" office:value="13044.6666666667" calcext:value-type="float">
            <text:p>13044.6666666667</text:p>
          </table:table-cell>
          <table:table-cell table:formula="of:=STDEV([.F13:.H13])" office:value-type="float" office:value="3606.33890993807" calcext:value-type="float">
            <text:p>3606.3389099380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3049" calcext:value-type="float">
            <text:p>13049</text:p>
          </table:table-cell>
          <table:table-cell table:style-name="ce3" office:value-type="float" office:value="6693" calcext:value-type="float">
            <text:p>6693</text:p>
          </table:table-cell>
          <table:table-cell table:style-name="ce3" office:value-type="float" office:value="15003" calcext:value-type="float">
            <text:p>15003</text:p>
          </table:table-cell>
          <table:table-cell table:formula="of:=AVERAGE([.F14:.H14])" office:value-type="float" office:value="11581.6666666667" calcext:value-type="float">
            <text:p>11581.6666666667</text:p>
          </table:table-cell>
          <table:table-cell table:formula="of:=STDEV([.F14:.H14])" office:value-type="float" office:value="4344.97702333779" calcext:value-type="float">
            <text:p>4344.9770233377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869" calcext:value-type="float">
            <text:p>29869</text:p>
          </table:table-cell>
          <table:table-cell office:value-type="float" office:value="14869" calcext:value-type="float">
            <text:p>14869</text:p>
          </table:table-cell>
          <table:table-cell office:value-type="float" office:value="17406" calcext:value-type="float">
            <text:p>17406</text:p>
          </table:table-cell>
          <table:table-cell table:formula="of:=AVERAGE([.F15:.H15])" office:value-type="float" office:value="20714.6666666667" calcext:value-type="float">
            <text:p>20714.6666666667</text:p>
          </table:table-cell>
          <table:table-cell table:formula="of:=STDEV([.F15:.H15])" office:value-type="float" office:value="8028.72694350315" calcext:value-type="float">
            <text:p>8028.7269435031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252" calcext:value-type="float">
            <text:p>15252</text:p>
          </table:table-cell>
          <table:table-cell office:value-type="float" office:value="12352" calcext:value-type="float">
            <text:p>12352</text:p>
          </table:table-cell>
          <table:table-cell office:value-type="float" office:value="11972" calcext:value-type="float">
            <text:p>11972</text:p>
          </table:table-cell>
          <table:table-cell table:formula="of:=AVERAGE([.F16:.H16])" office:value-type="float" office:value="13192" calcext:value-type="float">
            <text:p>13192</text:p>
          </table:table-cell>
          <table:table-cell table:formula="of:=STDEV([.F16:.H16])" office:value-type="float" office:value="1794.10144640709" calcext:value-type="float">
            <text:p>1794.1014464070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470" calcext:value-type="float">
            <text:p>9470</text:p>
          </table:table-cell>
          <table:table-cell office:value-type="float" office:value="7206" calcext:value-type="float">
            <text:p>7206</text:p>
          </table:table-cell>
          <table:table-cell office:value-type="float" office:value="6798" calcext:value-type="float">
            <text:p>6798</text:p>
          </table:table-cell>
          <table:table-cell table:formula="of:=AVERAGE([.F17:.H17])" office:value-type="float" office:value="7824.66666666667" calcext:value-type="float">
            <text:p>7824.66666666667</text:p>
          </table:table-cell>
          <table:table-cell table:formula="of:=STDEV([.F17:.H17])" office:value-type="float" office:value="1439.42951662571" calcext:value-type="float">
            <text:p>1439.4295166257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460" calcext:value-type="float">
            <text:p>6460</text:p>
          </table:table-cell>
          <table:table-cell office:value-type="float" office:value="4210" calcext:value-type="float">
            <text:p>4210</text:p>
          </table:table-cell>
          <table:table-cell office:value-type="float" office:value="4865" calcext:value-type="float">
            <text:p>4865</text:p>
          </table:table-cell>
          <table:table-cell table:formula="of:=AVERAGE([.F18:.H18])" office:value-type="float" office:value="5178.33333333333" calcext:value-type="float">
            <text:p>5178.33333333333</text:p>
          </table:table-cell>
          <table:table-cell table:formula="of:=STDEV([.F18:.H18])" office:value-type="float" office:value="1157.26329473173" calcext:value-type="float">
            <text:p>1157.2632947317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156" calcext:value-type="float">
            <text:p>5156</text:p>
          </table:table-cell>
          <table:table-cell office:value-type="float" office:value="3712" calcext:value-type="float">
            <text:p>3712</text:p>
          </table:table-cell>
          <table:table-cell office:value-type="float" office:value="3258" calcext:value-type="float">
            <text:p>3258</text:p>
          </table:table-cell>
          <table:table-cell table:formula="of:=AVERAGE([.F19:.H19])" office:value-type="float" office:value="4042" calcext:value-type="float">
            <text:p>4042</text:p>
          </table:table-cell>
          <table:table-cell table:formula="of:=STDEV([.F19:.H19])" office:value-type="float" office:value="991.098380585903" calcext:value-type="float">
            <text:p>991.09838058590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04" calcext:value-type="float">
            <text:p>1404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1560" calcext:value-type="float">
            <text:p>1560</text:p>
          </table:table-cell>
          <table:table-cell table:formula="of:=AVERAGE([.F20:.H20])" office:value-type="float" office:value="1394" calcext:value-type="float">
            <text:p>1394</text:p>
          </table:table-cell>
          <table:table-cell table:formula="of:=STDEV([.F20:.H20])" office:value-type="float" office:value="171.219157806596" calcext:value-type="float">
            <text:p>171.21915780659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248" calcext:value-type="float">
            <text:p>64248</text:p>
          </table:table-cell>
          <table:table-cell office:value-type="float" office:value="31293" calcext:value-type="float">
            <text:p>31293</text:p>
          </table:table-cell>
          <table:table-cell office:value-type="float" office:value="39633" calcext:value-type="float">
            <text:p>39633</text:p>
          </table:table-cell>
          <table:table-cell table:formula="of:=AVERAGE([.F21:.H21])" office:value-type="float" office:value="45058" calcext:value-type="float">
            <text:p>45058</text:p>
          </table:table-cell>
          <table:table-cell table:formula="of:=STDEV([.F21:.H21])" office:value-type="float" office:value="17134.2048254362" calcext:value-type="float">
            <text:p>17134.204825436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850" calcext:value-type="float">
            <text:p>11850</text:p>
          </table:table-cell>
          <table:table-cell office:value-type="float" office:value="19575" calcext:value-type="float">
            <text:p>19575</text:p>
          </table:table-cell>
          <table:table-cell office:value-type="float" office:value="18123" calcext:value-type="float">
            <text:p>18123</text:p>
          </table:table-cell>
          <table:table-cell table:formula="of:=AVERAGE([.F22:.H22])" office:value-type="float" office:value="16516" calcext:value-type="float">
            <text:p>16516</text:p>
          </table:table-cell>
          <table:table-cell table:formula="of:=STDEV([.F22:.H22])" office:value-type="float" office:value="4105.57462482416" calcext:value-type="float">
            <text:p>4105.5746248241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365" calcext:value-type="float">
            <text:p>9365</text:p>
          </table:table-cell>
          <table:table-cell office:value-type="float" office:value="10338" calcext:value-type="float">
            <text:p>10338</text:p>
          </table:table-cell>
          <table:table-cell office:value-type="float" office:value="14697" calcext:value-type="float">
            <text:p>14697</text:p>
          </table:table-cell>
          <table:table-cell table:formula="of:=AVERAGE([.F23:.H23])" office:value-type="float" office:value="11466.6666666667" calcext:value-type="float">
            <text:p>11466.6666666667</text:p>
          </table:table-cell>
          <table:table-cell table:formula="of:=STDEV([.F23:.H23])" office:value-type="float" office:value="2839.5373449443" calcext:value-type="float">
            <text:p>2839.5373449443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31" calcext:value-type="float">
            <text:p>3331</text:p>
          </table:table-cell>
          <table:table-cell office:value-type="float" office:value="3535" calcext:value-type="float">
            <text:p>3535</text:p>
          </table:table-cell>
          <table:table-cell office:value-type="float" office:value="13023" calcext:value-type="float">
            <text:p>13023</text:p>
          </table:table-cell>
          <table:table-cell table:formula="of:=AVERAGE([.F24:.H24])" office:value-type="float" office:value="6629.66666666667" calcext:value-type="float">
            <text:p>6629.66666666667</text:p>
          </table:table-cell>
          <table:table-cell table:formula="of:=STDEV([.F24:.H24])" office:value-type="float" office:value="5537.72853553994" calcext:value-type="float">
            <text:p>5537.7285355399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963" calcext:value-type="float">
            <text:p>4963</text:p>
          </table:table-cell>
          <table:table-cell office:value-type="float" office:value="5574" calcext:value-type="float">
            <text:p>5574</text:p>
          </table:table-cell>
          <table:table-cell office:value-type="float" office:value="8619" calcext:value-type="float">
            <text:p>8619</text:p>
          </table:table-cell>
          <table:table-cell table:formula="of:=AVERAGE([.F25:.H25])" office:value-type="float" office:value="6385.33333333333" calcext:value-type="float">
            <text:p>6385.33333333333</text:p>
          </table:table-cell>
          <table:table-cell table:formula="of:=STDEV([.F25:.H25])" office:value-type="float" office:value="1958.38717656477" calcext:value-type="float">
            <text:p>1958.3871765647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1362" calcext:value-type="float">
            <text:p>11362</text:p>
          </table:table-cell>
          <table:table-cell office:value-type="float" office:value="16387" calcext:value-type="float">
            <text:p>16387</text:p>
          </table:table-cell>
          <table:table-cell office:value-type="float" office:value="8181" calcext:value-type="float">
            <text:p>8181</text:p>
          </table:table-cell>
          <table:table-cell table:formula="of:=AVERAGE([.F26:.H26])" office:value-type="float" office:value="11976.6666666667" calcext:value-type="float">
            <text:p>11976.6666666667</text:p>
          </table:table-cell>
          <table:table-cell table:formula="of:=STDEV([.F26:.H26])" office:value-type="float" office:value="4137.38689674211" calcext:value-type="float">
            <text:p>4137.38689674211</text:p>
          </table:table-cell>
        </table:table-row>
      </table:table>
      <table:table table:name="seq_evalutation" table:style-name="ta1">
        <office:forms form:automatic-focus="false" form:apply-design-mode="false"/>
        <table:shapes>
          <draw:frame draw:z-index="0" draw:style-name="gr1" draw:text-style-name="P1" svg:width="548.31pt" svg:height="254.64pt" svg:x="392.77pt" svg:y="581.56pt">
            <loext:p draw:notify-on-update-of-ranges="seq_evalutation.B23:seq_evalutation.B30 seq_evalutation.C23:seq_evalutation.C30 seq_evalutation.D23:seq_evalutation.D30 seq_evalutation.E23:seq_evalutation.E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8.31pt" svg:height="254.64pt" svg:x="963.33pt" svg:y="584.76pt">
            <loext:p draw:notify-on-update-of-ranges="seq_evalutation.B23:seq_evalutation.B30 seq_evalutation.AA13:seq_evalutation.AA20 seq_evalutation.AB13:seq_evalutation.AB20 seq_evalutation.AC13:seq_evalutation.AC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48.31pt" svg:height="254.64pt" svg:x="1537.11pt" svg:y="492.41pt">
            <loext:p draw:notify-on-update-of-ranges="seq_evalutation.B23:seq_evalutation.B30 seq_evalutation.AA23:seq_evalutation.AA30 seq_evalutation.AB23:seq_evalutation.AB30 seq_evalutation.AC23:seq_evalutation.AC3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default-cell-style-name="ce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6" table:default-cell-style-name="ce18"/>
        <table:table-column table:style-name="co9" table:default-cell-style-name="ce18"/>
        <table:table-column table:style-name="co10" table:default-cell-style-name="Default"/>
        <table:table-column table:style-name="co2" table:number-columns-repeated="6" table:default-cell-style-name="ce8"/>
        <table:table-column table:style-name="co11" table:default-cell-style-name="ce8"/>
        <table:table-column table:style-name="co12" table:default-cell-style-name="Default"/>
        <table:table-column table:style-name="co2" table:number-columns-repeated="4" table:default-cell-style-name="Default"/>
        <table:table-row table:style-name="ro2">
          <table:table-cell/>
          <table:table-cell table:style-name="ce5" office:value-type="string" calcext:value-type="string">
            <text:p>Individual Performance</text:p>
          </table:table-cell>
          <table:table-cell table:number-columns-repeated="7"/>
          <table:table-cell table:style-name="ce5" office:value-type="string" calcext:value-type="string">
            <text:p>1. Worst-case Responsiveness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2. Evaluation of Task-Fairness</text:p>
          </table:table-cell>
          <table:table-cell table:style-name="Default" table:number-columns-repeated="6"/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Used for evaluation of task-fairness (2)</text:p>
            <text:p>I/O performance for using slow-down ratio </text:p>
          </table:table-cell>
          <table:table-cell table:number-columns-repeated="7"/>
          <table:table-cell table:style-name="ce6" office:value-type="string" calcext:value-type="string">
            <text:p>Worst-case (99.9 percentile) response time for four workload senarios </text:p>
            <text:p>between SFQ and NOOP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I/O slowdown ratio for a task is it's average I/O performance </text:p>
            <text:p>normalized to that when running alone</text:p>
          </table:table-cell>
          <table:table-cell table:style-name="Default" table:number-columns-repeated="6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Jobs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Jobs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4KB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/>
          <table:table-cell office:value-type="string" calcext:value-type="string">
            <text:p>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/>
          <table:table-cell table:style-name="ce24" office:value-type="string" calcext:value-type="string">
            <text:p>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ce14" office:value-type="float" office:value="1537" calcext:value-type="float">
            <text:p>1537</text:p>
          </table:table-cell>
          <table:table-cell table:style-name="ce14" office:value-type="float" office:value="1438" calcext:value-type="float">
            <text:p>1438</text:p>
          </table:table-cell>
          <table:table-cell table:style-name="ce14" office:value-type="float" office:value="1516" calcext:value-type="float">
            <text:p>1516</text:p>
          </table:table-cell>
          <table:table-cell table:style-name="ce14" office:value-type="float" office:value="1395" calcext:value-type="float">
            <text:p>139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4" office:value-type="float" office:value="1355" calcext:value-type="float">
            <text:p>135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4" office:value-type="float" office:value="1123" calcext:value-type="float">
            <text:p>1123</text:p>
          </table:table-cell>
          <table:table-cell table:number-columns-repeated="2" table:style-name="ce14" office:value-type="float" office:value="124257" calcext:value-type="float">
            <text:p>124257</text:p>
          </table:table-cell>
          <table:table-cell table:style-name="ce14" office:value-type="float" office:value="123208" calcext:value-type="float">
            <text:p>123208</text:p>
          </table:table-cell>
          <table:table-cell table:style-name="ce14" office:value-type="float" office:value="124257" calcext:value-type="float">
            <text:p>124257</text:p>
          </table:table-cell>
          <table:table-cell table:number-columns-repeated="2"/>
          <table:table-cell table:style-name="ce18" office:value-type="float" office:value="83.3" calcext:value-type="float">
            <text:p>83.3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2" table:style-name="ce14" office:value-type="float" office:value="85.9" calcext:value-type="float">
            <text:p>85.9</text:p>
          </table:table-cell>
          <table:table-cell table:style-name="ce14" office:value-type="float" office:value="85.5" calcext:value-type="float">
            <text:p>85.5</text:p>
          </table:table-cell>
          <table:table-cell table:style-name="ce14" office:value-type="float" office:value="85.6" calcext:value-type="float">
            <text:p>85.6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ce14" office:value-type="float" office:value="1529" calcext:value-type="float">
            <text:p>1529</text:p>
          </table:table-cell>
          <table:table-cell table:style-name="ce14" office:value-type="float" office:value="1537" calcext:value-type="float">
            <text:p>1537</text:p>
          </table:table-cell>
          <table:table-cell table:style-name="ce14" office:value-type="float" office:value="1510" calcext:value-type="float">
            <text:p>1510</text:p>
          </table:table-cell>
          <table:table-cell table:style-name="ce14" office:value-type="float" office:value="1405" calcext:value-type="float">
            <text:p>1405</text:p>
          </table:table-cell>
          <table:table-cell table:style-name="ce14" office:value-type="float" office:value="1468" calcext:value-type="float">
            <text:p>1468</text:p>
          </table:table-cell>
          <table:table-cell table:style-name="ce14" office:value-type="float" office:value="1327" calcext:value-type="float">
            <text:p>1327</text:p>
          </table:table-cell>
          <table:table-cell table:number-columns-repeated="2"/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1123" calcext:value-type="float">
            <text:p>1123</text:p>
          </table:table-cell>
          <table:table-cell table:number-columns-repeated="2" table:style-name="ce14" office:value-type="float" office:value="128451" calcext:value-type="float">
            <text:p>128451</text:p>
          </table:table-cell>
          <table:table-cell table:number-columns-repeated="2" table:style-name="ce14" office:value-type="float" office:value="126354" calcext:value-type="float">
            <text:p>126354</text:p>
          </table:table-cell>
          <table:table-cell table:number-columns-repeated="2"/>
          <table:table-cell table:style-name="ce14" office:value-type="float" office:value="94.8" calcext:value-type="float">
            <text:p>94.8</text:p>
          </table:table-cell>
          <table:table-cell table:style-name="ce14" office:value-type="float" office:value="94.9" calcext:value-type="float">
            <text:p>94.9</text:p>
          </table:table-cell>
          <table:table-cell table:number-columns-repeated="2" table:style-name="ce14" office:value-type="float" office:value="97.6" calcext:value-type="float">
            <text:p>97.6</text:p>
          </table:table-cell>
          <table:table-cell table:number-columns-repeated="2" table:style-name="ce14" office:value-type="float" office:value="97.7" calcext:value-type="float">
            <text:p>97.7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2" table:style-name="ce14" office:value-type="float" office:value="1537" calcext:value-type="float">
            <text:p>1537</text:p>
          </table:table-cell>
          <table:table-cell table:style-name="ce14" office:value-type="float" office:value="1522" calcext:value-type="float">
            <text:p>1522</text:p>
          </table:table-cell>
          <table:table-cell table:style-name="ce14" office:value-type="float" office:value="1379" calcext:value-type="float">
            <text:p>1379</text:p>
          </table:table-cell>
          <table:table-cell table:style-name="ce14" office:value-type="float" office:value="1448" calcext:value-type="float">
            <text:p>1448</text:p>
          </table:table-cell>
          <table:table-cell table:style-name="ce14" office:value-type="float" office:value="1363" calcext:value-type="float">
            <text:p>1363</text:p>
          </table:table-cell>
          <table:table-cell table:number-columns-repeated="2"/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3261" calcext:value-type="float">
            <text:p>3261</text:p>
          </table:table-cell>
          <table:table-cell table:style-name="ce14" office:value-type="float" office:value="127402" calcext:value-type="float">
            <text:p>127402</text:p>
          </table:table-cell>
          <table:table-cell table:style-name="ce14" office:value-type="float" office:value="121111" calcext:value-type="float">
            <text:p>121111</text:p>
          </table:table-cell>
          <table:table-cell table:number-columns-repeated="2" table:style-name="ce14" office:value-type="float" office:value="125305" calcext:value-type="float">
            <text:p>125305</text:p>
          </table:table-cell>
          <table:table-cell table:number-columns-repeated="2"/>
          <table:table-cell table:style-name="ce14" office:value-type="float" office:value="95.9" calcext:value-type="float">
            <text:p>95.9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99.2" calcext:value-type="float">
            <text:p>99.2</text:p>
          </table:table-cell>
          <table:table-cell table:number-columns-repeated="2" table:style-name="ce14" office:value-type="float" office:value="96.7" calcext:value-type="float">
            <text:p>96.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C6:.C8])" office:value-type="float" office:value="1534.33333333333" calcext:value-type="float">
            <text:p>1534.33333333333</text:p>
          </table:table-cell>
          <table:table-cell table:style-name="ce8" table:formula="of:=AVERAGE([.D6:.D8])" office:value-type="float" office:value="1504" calcext:value-type="float">
            <text:p>1504</text:p>
          </table:table-cell>
          <table:table-cell table:style-name="ce8" table:formula="of:=AVERAGE([.E6:.E8])" office:value-type="float" office:value="1516" calcext:value-type="float">
            <text:p>1516</text:p>
          </table:table-cell>
          <table:table-cell table:style-name="ce8" table:formula="of:=AVERAGE([.F6:.F8])" office:value-type="float" office:value="1393" calcext:value-type="float">
            <text:p>1393</text:p>
          </table:table-cell>
          <table:table-cell table:style-name="ce8" table:formula="of:=AVERAGE([.G6:.G8])" office:value-type="float" office:value="1450" calcext:value-type="float">
            <text:p>1450</text:p>
          </table:table-cell>
          <table:table-cell table:style-name="ce8" table:formula="of:=AVERAGE([.H6:.H8])" office:value-type="float" office:value="1348.33333333333" calcext:value-type="float">
            <text:p>1348.33333333333</text:p>
          </table:table-cell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K6:.K8])" office:value-type="float" office:value="213" calcext:value-type="float">
            <text:p>213</text:p>
          </table:table-cell>
          <table:table-cell table:style-name="ce8" table:formula="of:=AVERAGE([.L6:.L8])" office:value-type="float" office:value="1835.66666666667" calcext:value-type="float">
            <text:p>1835.66666666667</text:p>
          </table:table-cell>
          <table:table-cell table:style-name="ce8" table:formula="of:=AVERAGE([.M6:.M8])" office:value-type="float" office:value="126703.333333333" calcext:value-type="float">
            <text:p>126703.333333333</text:p>
          </table:table-cell>
          <table:table-cell table:style-name="ce8" table:formula="of:=AVERAGE([.N6:.N8])" office:value-type="float" office:value="124606.333333333" calcext:value-type="float">
            <text:p>124606.333333333</text:p>
          </table:table-cell>
          <table:table-cell table:style-name="ce8" table:formula="of:=AVERAGE([.O6:.O8])" office:value-type="float" office:value="124955.666666667" calcext:value-type="float">
            <text:p>124955.666666667</text:p>
          </table:table-cell>
          <table:table-cell table:style-name="ce8" table:formula="of:=AVERAGE([.P6:.P8])" office:value-type="float" office:value="125305.333333333" calcext:value-type="float">
            <text:p>125305.333333333</text:p>
          </table:table-cell>
          <table:table-cell/>
          <table:table-cell table:style-name="ce9" office:value-type="string" calcext:value-type="string">
            <text:p>MEAN</text:p>
          </table:table-cell>
          <table:table-cell table:formula="of:=AVERAGE([.S6:.S8])" office:value-type="float" office:value="91.3333333333333" calcext:value-type="float">
            <text:p>91.3333333333333</text:p>
          </table:table-cell>
          <table:table-cell table:formula="of:=AVERAGE([.T6:.T8])" office:value-type="float" office:value="91.0666666666667" calcext:value-type="float">
            <text:p>91.0666666666667</text:p>
          </table:table-cell>
          <table:table-cell table:formula="of:=AVERAGE([.U6:.U8])" office:value-type="float" office:value="94.2333333333334" calcext:value-type="float">
            <text:p>94.2333333333334</text:p>
          </table:table-cell>
          <table:table-cell table:formula="of:=AVERAGE([.V6:.V8])" office:value-type="float" office:value="94.2333333333334" calcext:value-type="float">
            <text:p>94.2333333333334</text:p>
          </table:table-cell>
          <table:table-cell table:formula="of:=AVERAGE([.W6:.W8])" office:value-type="float" office:value="93.3" calcext:value-type="float">
            <text:p>93.3</text:p>
          </table:table-cell>
          <table:table-cell table:formula="of:=AVERAGE([.X6:.X8])" office:value-type="float" office:value="93.3333333333333" calcext:value-type="float">
            <text:p>93.333333333333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C6:.C8])" office:value-type="float" office:value="4.61880215351701" calcext:value-type="float">
            <text:p>4.61880215351701</text:p>
          </table:table-cell>
          <table:table-cell table:style-name="ce8" table:formula="of:=STDEV([.D6:.D8])" office:value-type="float" office:value="57.157676649773" calcext:value-type="float">
            <text:p>57.157676649773</text:p>
          </table:table-cell>
          <table:table-cell table:style-name="ce8" table:formula="of:=STDEV([.E6:.E8])" office:value-type="float" office:value="6" calcext:value-type="float">
            <text:p>6</text:p>
          </table:table-cell>
          <table:table-cell table:style-name="ce8" table:formula="of:=STDEV([.F6:.F8])" office:value-type="float" office:value="13.114877048604" calcext:value-type="float">
            <text:p>13.114877048604</text:p>
          </table:table-cell>
          <table:table-cell table:style-name="ce8" table:formula="of:=STDEV([.G6:.G8])" office:value-type="float" office:value="17.0880074906351" calcext:value-type="float">
            <text:p>17.0880074906351</text:p>
          </table:table-cell>
          <table:table-cell table:style-name="ce8" table:formula="of:=STDEV([.H6:.H8])" office:value-type="float" office:value="18.9032625050104" calcext:value-type="float">
            <text:p>18.9032625050104</text:p>
          </table:table-cell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K6:.K8])" office:value-type="float" office:value="19.157244060668" calcext:value-type="float">
            <text:p>19.157244060668</text:p>
          </table:table-cell>
          <table:table-cell table:style-name="ce8" table:formula="of:=STDEV([.L6:.L8])" office:value-type="float" office:value="1234.37487552742" calcext:value-type="float">
            <text:p>1234.37487552742</text:p>
          </table:table-cell>
          <table:table-cell table:style-name="ce8" table:formula="of:=STDEV([.M6:.M8])" office:value-type="float" office:value="2182.54675398566" calcext:value-type="float">
            <text:p>2182.54675398566</text:p>
          </table:table-cell>
          <table:table-cell table:style-name="ce8" table:formula="of:=STDEV([.N6:.N8])" office:value-type="float" office:value="3682.44827979068" calcext:value-type="float">
            <text:p>3682.44827979068</text:p>
          </table:table-cell>
          <table:table-cell table:style-name="ce8" table:formula="of:=STDEV([.O6:.O8])" office:value-type="float" office:value="1601.82843442528" calcext:value-type="float">
            <text:p>1601.82843442528</text:p>
          </table:table-cell>
          <table:table-cell table:style-name="ce8" table:formula="of:=STDEV([.P6:.P8])" office:value-type="float" office:value="1048.50003973931" calcext:value-type="float">
            <text:p>1048.50003973931</text:p>
          </table:table-cell>
          <table:table-cell/>
          <table:table-cell table:style-name="ce9" office:value-type="string" calcext:value-type="string">
            <text:p>STD</text:p>
          </table:table-cell>
          <table:table-cell table:formula="of:=STDEV([.S6:.S8])" office:value-type="float" office:value="6.97877735232565" calcext:value-type="float">
            <text:p>6.97877735232565</text:p>
          </table:table-cell>
          <table:table-cell table:formula="of:=STDEV([.T6:.T8])" office:value-type="float" office:value="6.72631647585314" calcext:value-type="float">
            <text:p>6.72631647585314</text:p>
          </table:table-cell>
          <table:table-cell table:formula="of:=STDEV([.U6:.U8])" office:value-type="float" office:value="7.26108348205234" calcext:value-type="float">
            <text:p>7.26108348205234</text:p>
          </table:table-cell>
          <table:table-cell table:formula="of:=STDEV([.V6:.V8])" office:value-type="float" office:value="7.26108348205234" calcext:value-type="float">
            <text:p>7.26108348205234</text:p>
          </table:table-cell>
          <table:table-cell table:formula="of:=STDEV([.W6:.W8])" office:value-type="float" office:value="6.77347768875044" calcext:value-type="float">
            <text:p>6.77347768875044</text:p>
          </table:table-cell>
          <table:table-cell table:formula="of:=STDEV([.X6:.X8])" office:value-type="float" office:value="6.7159015279658" calcext:value-type="float">
            <text:p>6.7159015279658</text:p>
          </table:table-cell>
          <table:table-cell table:number-columns-repeated="5"/>
        </table:table-row>
        <table:table-row table:style-name="ro4">
          <table:table-cell table:style-name="ce4"/>
          <table:table-cell table:style-name="ce10" table:number-columns-repeated="7"/>
          <table:table-cell/>
          <table:table-cell table:style-name="ce10"/>
          <table:table-cell table:style-name="ce19" table:number-columns-repeated="6"/>
          <table:table-cell/>
          <table:table-cell table:style-name="ce9" office:value-type="string" calcext:value-type="string">
            <text:p>Slow-down</text:p>
          </table:table-cell>
          <table:table-cell table:formula="of:=[.C9]/[.S9]" office:value-type="float" office:value="16.7992700729927" calcext:value-type="float">
            <text:p>16.7992700729927</text:p>
          </table:table-cell>
          <table:table-cell table:formula="of:=[.D9]/[.T9]" office:value-type="float" office:value="16.5153733528551" calcext:value-type="float">
            <text:p>16.5153733528551</text:p>
          </table:table-cell>
          <table:table-cell table:formula="of:=[.E9]/[.U9]" office:value-type="float" office:value="16.0877255040679" calcext:value-type="float">
            <text:p>16.0877255040679</text:p>
          </table:table-cell>
          <table:table-cell table:formula="of:=[.F9]/[.V9]" office:value-type="float" office:value="14.7824548991864" calcext:value-type="float">
            <text:p>14.7824548991864</text:p>
          </table:table-cell>
          <table:table-cell table:formula="of:=[.G9]/[.W9]" office:value-type="float" office:value="15.5412647374062" calcext:value-type="float">
            <text:p>15.5412647374062</text:p>
          </table:table-cell>
          <table:table-cell table:formula="of:=[.H9]/[.X9]" office:value-type="float" office:value="14.4464285714285" calcext:value-type="float">
            <text:p>14.4464285714285</text:p>
          </table:table-cell>
          <table:table-cell/>
          <table:table-cell table:style-name="ce11" table:number-columns-repeated="4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10" table:number-columns-repeated="7"/>
          <table:table-cell/>
          <table:table-cell table:style-name="ce11"/>
          <table:table-cell table:style-name="ce11" office:value-type="string" calcext:value-type="string">
            <text:p>NOOP</text:p>
          </table:table-cell>
          <table:table-cell table:style-name="ce11" office:value-type="string" calcext:value-type="string">
            <text:p>CFQ</text:p>
          </table:table-cell>
          <table:table-cell table:style-name="ce11" office:value-type="string" calcext:value-type="string">
            <text:p>SFQ</text:p>
          </table:table-cell>
        </table:table-row>
        <table:table-row table:style-name="ro1">
          <table:table-cell/>
          <table:table-cell table:style-name="ce8" office:value-type="string" calcext:value-type="string">
            <text:p>128KB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 table:style-name="ce14" office:value-type="string" calcext:value-type="string">
            <text:p>READ</text:p>
          </table:table-cell>
          <table:table-cell table:style-name="ce14" office:value-type="string" calcext:value-type="string">
            <text:p>WRITE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12" office:value-type="string" calcext:value-type="string">
            <text:p>READ <text:s/>4KB </text:p>
          </table:table-cell>
          <table:table-cell table:style-name="ce11" table:formula="of:=[.S11]" office:value-type="float" office:value="16.7992700729927" calcext:value-type="float">
            <text:p>16.7992700729927</text:p>
          </table:table-cell>
          <table:table-cell table:style-name="ce11" table:formula="of:=[.U11]" office:value-type="float" office:value="16.0877255040679" calcext:value-type="float">
            <text:p>16.0877255040679</text:p>
          </table:table-cell>
          <table:table-cell table:style-name="ce11" table:formula="of:=[.W11]" office:value-type="float" office:value="15.5412647374062" calcext:value-type="float">
            <text:p>15.5412647374062</text:p>
          </table:table-cell>
        </table:table-row>
        <table:table-row table:style-name="ro1">
          <table:table-cell/>
          <table:table-cell table:style-name="ce8"/>
          <table:table-cell table:style-name="ce14" office:value-type="float" office:value="8290" calcext:value-type="float">
            <text:p>8290</text:p>
          </table:table-cell>
          <table:table-cell table:style-name="ce14" office:value-type="float" office:value="3123" calcext:value-type="float">
            <text:p>3123</text:p>
          </table:table-cell>
          <table:table-cell table:style-name="ce14" office:value-type="float" office:value="8130" calcext:value-type="float">
            <text:p>8130</text:p>
          </table:table-cell>
          <table:table-cell table:style-name="ce14" office:value-type="float" office:value="3507" calcext:value-type="float">
            <text:p>3507</text:p>
          </table:table-cell>
          <table:table-cell table:style-name="ce14" office:value-type="float" office:value="8039" calcext:value-type="float">
            <text:p>8039</text:p>
          </table:table-cell>
          <table:table-cell table:style-name="ce14" office:value-type="float" office:value="3402" calcext:value-type="float">
            <text:p>3402</text:p>
          </table:table-cell>
          <table:table-cell table:number-columns-repeated="2"/>
          <table:table-cell table:formula="of:=[NOOP_seq_latency.C22]" office:value-type="float" office:value="1541407.25" calcext:value-type="float">
            <text:p>1541407.25</text:p>
          </table:table-cell>
          <table:table-cell table:formula="of:=[NOOP_seq_latency.D22]" office:value-type="float" office:value="2262827.8125" calcext:value-type="float">
            <text:p>2262827.8125</text:p>
          </table:table-cell>
          <table:table-cell table:formula="of:=[CFQ_seq_latency.C22]" office:value-type="float" office:value="184549.9375" calcext:value-type="float">
            <text:p>184549.9375</text:p>
          </table:table-cell>
          <table:table-cell table:formula="of:=[CFQ_seq_latency.D22]" office:value-type="float" office:value="187171.375" calcext:value-type="float">
            <text:p>187171.375</text:p>
          </table:table-cell>
          <table:table-cell table:formula="of:=[SFQ_seq_latency.C22]" office:value-type="float" office:value="220660.3125" calcext:value-type="float">
            <text:p>220660.3125</text:p>
          </table:table-cell>
          <table:table-cell table:formula="of:=[SFQ_seq_latency.D22]" office:value-type="float" office:value="217776.5" calcext:value-type="float">
            <text:p>217776.5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 table:style-name="ce14" office:value-type="string" calcext:value-type="string">
            <text:p>READ <text:s/>4KB</text:p>
          </table:table-cell>
          <table:table-cell table:style-name="ce14" office:value-type="string" calcext:value-type="string">
            <text:p>WRITE <text:s/>4KB</text:p>
          </table:table-cell>
          <table:table-cell/>
          <table:table-cell table:style-name="ce12" office:value-type="string" calcext:value-type="string">
            <text:p>WRITE <text:s/>4KB </text:p>
          </table:table-cell>
          <table:table-cell table:style-name="ce11" table:formula="of:=[.T11]" office:value-type="float" office:value="16.5153733528551" calcext:value-type="float">
            <text:p>16.5153733528551</text:p>
          </table:table-cell>
          <table:table-cell table:style-name="ce11" table:formula="of:=[.V11]" office:value-type="float" office:value="14.7824548991864" calcext:value-type="float">
            <text:p>14.7824548991864</text:p>
          </table:table-cell>
          <table:table-cell table:style-name="ce11" table:formula="of:=[.X11]" office:value-type="float" office:value="14.4464285714286" calcext:value-type="float">
            <text:p>14.4464285714286</text:p>
          </table:table-cell>
        </table:table-row>
        <table:table-row table:style-name="ro1">
          <table:table-cell/>
          <table:table-cell table:style-name="ce8"/>
          <table:table-cell table:style-name="ce14" office:value-type="float" office:value="8260" calcext:value-type="float">
            <text:p>8260</text:p>
          </table:table-cell>
          <table:table-cell table:style-name="ce14" office:value-type="float" office:value="3352" calcext:value-type="float">
            <text:p>3352</text:p>
          </table:table-cell>
          <table:table-cell table:style-name="ce14" office:value-type="float" office:value="8175" calcext:value-type="float">
            <text:p>8175</text:p>
          </table:table-cell>
          <table:table-cell table:style-name="ce14" office:value-type="float" office:value="3470" calcext:value-type="float">
            <text:p>3470</text:p>
          </table:table-cell>
          <table:table-cell table:style-name="ce14" office:value-type="float" office:value="8034" calcext:value-type="float">
            <text:p>8034</text:p>
          </table:table-cell>
          <table:table-cell table:style-name="ce14" office:value-type="float" office:value="3421" calcext:value-type="float">
            <text:p>3421</text:p>
          </table:table-cell>
          <table:table-cell table:number-columns-repeated="2"/>
          <table:table-cell table:formula="of:=[NOOP_seq_latency.C42]" office:value-type="float" office:value="1403191.6875" calcext:value-type="float">
            <text:p>1403191.6875</text:p>
          </table:table-cell>
          <table:table-cell table:formula="of:=[NOOP_seq_latency.D42]" office:value-type="float" office:value="2164261" calcext:value-type="float">
            <text:p>2164261</text:p>
          </table:table-cell>
          <table:table-cell table:formula="of:=[CFQ_seq_latency.C42]" office:value-type="float" office:value="190316.9375" calcext:value-type="float">
            <text:p>190316.9375</text:p>
          </table:table-cell>
          <table:table-cell table:formula="of:=[CFQ_seq_latency.D42]" office:value-type="float" office:value="198705.6875" calcext:value-type="float">
            <text:p>198705.6875</text:p>
          </table:table-cell>
          <table:table-cell table:formula="of:=[SFQ_seq_latency.C42]" office:value-type="float" office:value="190841.1875" calcext:value-type="float">
            <text:p>190841.1875</text:p>
          </table:table-cell>
          <table:table-cell table:formula="of:=[SFQ_seq_latency.D42]" office:value-type="float" office:value="210108.75" calcext:value-type="float">
            <text:p>210108.75</text:p>
          </table:table-cell>
          <table:table-cell table:number-columns-repeated="2"/>
          <table:table-cell table:style-name="ce18" table:formula="of:=[NOOP_seq_throughput.C22]" office:value-type="float" office:value="20.301" calcext:value-type="float">
            <text:p>20.301</text:p>
          </table:table-cell>
          <table:table-cell table:style-name="ce18" table:formula="of:=[NOOP_seq_throughput.D22]" office:value-type="float" office:value="7.82025" calcext:value-type="float">
            <text:p>7.82025</text:p>
          </table:table-cell>
          <table:table-cell table:style-name="ce18" table:formula="of:=[CFQ_seq_throughput.C22]" office:value-type="float" office:value="18.6375" calcext:value-type="float">
            <text:p>18.6375</text:p>
          </table:table-cell>
          <table:table-cell table:style-name="ce18" table:formula="of:=[CFQ_seq_throughput.D22]" office:value-type="float" office:value="10.11625" calcext:value-type="float">
            <text:p>10.11625</text:p>
          </table:table-cell>
          <table:table-cell table:style-name="ce18" table:formula="of:=[SFQ_seq_throughput.C22]" office:value-type="float" office:value="12.04825" calcext:value-type="float">
            <text:p>12.04825</text:p>
          </table:table-cell>
          <table:table-cell table:style-name="ce18" table:formula="of:=[SFQ_seq_throughput.D22]" office:value-type="float" office:value="11.4085" calcext:value-type="float">
            <text:p>11.4085</text:p>
          </table:table-cell>
          <table:table-cell/>
          <table:table-cell table:style-name="ce12" office:value-type="string" calcext:value-type="string">
            <text:p>READ <text:s/>4KB </text:p>
          </table:table-cell>
          <table:table-cell table:style-name="ce11" table:formula="of:=[.S20]" office:value-type="float" office:value="71.5782435106462" calcext:value-type="float">
            <text:p>71.5782435106462</text:p>
          </table:table-cell>
          <table:table-cell table:style-name="ce11" table:formula="of:=[.U20]" office:value-type="float" office:value="100.958416808644" calcext:value-type="float">
            <text:p>100.958416808644</text:p>
          </table:table-cell>
          <table:table-cell table:style-name="ce11" table:formula="of:=[.W20]" office:value-type="float" office:value="92.8480333826033" calcext:value-type="float">
            <text:p>92.8480333826033</text:p>
          </table:table-cell>
        </table:table-row>
        <table:table-row table:style-name="ro1">
          <table:table-cell/>
          <table:table-cell table:style-name="ce8"/>
          <table:table-cell table:style-name="ce14" office:value-type="float" office:value="8363" calcext:value-type="float">
            <text:p>8363</text:p>
          </table:table-cell>
          <table:table-cell table:style-name="ce14" office:value-type="float" office:value="3424" calcext:value-type="float">
            <text:p>3424</text:p>
          </table:table-cell>
          <table:table-cell table:style-name="ce14" office:value-type="float" office:value="8186" calcext:value-type="float">
            <text:p>8186</text:p>
          </table:table-cell>
          <table:table-cell table:style-name="ce14" office:value-type="float" office:value="3432" calcext:value-type="float">
            <text:p>3432</text:p>
          </table:table-cell>
          <table:table-cell table:style-name="ce14" office:value-type="float" office:value="8102" calcext:value-type="float">
            <text:p>8102</text:p>
          </table:table-cell>
          <table:table-cell table:style-name="ce14" office:value-type="float" office:value="3416" calcext:value-type="float">
            <text:p>3416</text:p>
          </table:table-cell>
          <table:table-cell table:number-columns-repeated="2"/>
          <table:table-cell table:formula="of:=[NOOP_seq_latency.C62]" office:value-type="float" office:value="1596785.0625" calcext:value-type="float">
            <text:p>1596785.0625</text:p>
          </table:table-cell>
          <table:table-cell table:formula="of:=[NOOP_seq_latency.D62]" office:value-type="float" office:value="2483028.5" calcext:value-type="float">
            <text:p>2483028.5</text:p>
          </table:table-cell>
          <table:table-cell table:formula="of:=[CFQ_seq_latency.C62]" office:value-type="float" office:value="198443.5" calcext:value-type="float">
            <text:p>198443.5</text:p>
          </table:table-cell>
          <table:table-cell table:formula="of:=[CFQ_seq_latency.D62]" office:value-type="float" office:value="226820.6875" calcext:value-type="float">
            <text:p>226820.6875</text:p>
          </table:table-cell>
          <table:table-cell table:formula="of:=[SFQ_seq_latency.C62]" office:value-type="float" office:value="190841.1875" calcext:value-type="float">
            <text:p>190841.1875</text:p>
          </table:table-cell>
          <table:table-cell table:formula="of:=[SFQ_seq_latency.D62]" office:value-type="float" office:value="210108.75" calcext:value-type="float">
            <text:p>210108.75</text:p>
          </table:table-cell>
          <table:table-cell table:number-columns-repeated="2"/>
          <table:table-cell table:style-name="ce18" table:formula="of:=[NOOP_seq_throughput.C42]" office:value-type="float" office:value="21.525" calcext:value-type="float">
            <text:p>21.525</text:p>
          </table:table-cell>
          <table:table-cell table:style-name="ce18" table:formula="of:=[NOOP_seq_throughput.D42]" office:value-type="float" office:value="8.9655" calcext:value-type="float">
            <text:p>8.9655</text:p>
          </table:table-cell>
          <table:table-cell table:style-name="ce18" table:formula="of:=[CFQ_seq_throughput.C42]" office:value-type="float" office:value="13.38875" calcext:value-type="float">
            <text:p>13.38875</text:p>
          </table:table-cell>
          <table:table-cell table:style-name="ce18" table:formula="of:=[CFQ_seq_throughput.D42]" office:value-type="float" office:value="10.23825" calcext:value-type="float">
            <text:p>10.23825</text:p>
          </table:table-cell>
          <table:table-cell table:style-name="ce18" table:formula="of:=[SFQ_seq_throughput.C42]" office:value-type="float" office:value="17.40125" calcext:value-type="float">
            <text:p>17.40125</text:p>
          </table:table-cell>
          <table:table-cell table:style-name="ce18" table:formula="of:=[SFQ_seq_throughput.D42]" office:value-type="float" office:value="8.968875" calcext:value-type="float">
            <text:p>8.968875</text:p>
          </table:table-cell>
          <table:table-cell/>
          <table:table-cell table:style-name="ce12" office:value-type="string" calcext:value-type="string">
            <text:p>WRITE <text:s/>4KB </text:p>
          </table:table-cell>
          <table:table-cell table:style-name="ce11" table:formula="of:=[.T20]" office:value-type="float" office:value="176.802507836991" calcext:value-type="float">
            <text:p>176.802507836991</text:p>
          </table:table-cell>
          <table:table-cell table:style-name="ce11" table:formula="of:=[.V20]" office:value-type="float" office:value="131.734073070012" calcext:value-type="float">
            <text:p>131.734073070012</text:p>
          </table:table-cell>
          <table:table-cell table:style-name="ce11" table:formula="of:=[.X20]" office:value-type="float" office:value="137.837031988755" calcext:value-type="float">
            <text:p>137.837031988755</text:p>
          </table:table-cell>
        </table:table-row>
        <table:table-row table:style-name="ro1"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C14:.C16])" office:value-type="float" office:value="8304.33333333333" calcext:value-type="float">
            <text:p>8304.33333333333</text:p>
          </table:table-cell>
          <table:table-cell table:style-name="ce8" table:formula="of:=AVERAGE([.D14:.D16])" office:value-type="float" office:value="3299.66666666667" calcext:value-type="float">
            <text:p>3299.66666666667</text:p>
          </table:table-cell>
          <table:table-cell table:style-name="ce8" table:formula="of:=AVERAGE([.E14:.E16])" office:value-type="float" office:value="8163.66666666667" calcext:value-type="float">
            <text:p>8163.66666666667</text:p>
          </table:table-cell>
          <table:table-cell table:style-name="ce8" table:formula="of:=AVERAGE([.F14:.F16])" office:value-type="float" office:value="3469.66666666667" calcext:value-type="float">
            <text:p>3469.66666666667</text:p>
          </table:table-cell>
          <table:table-cell table:style-name="ce8" table:formula="of:=AVERAGE([.G14:.G16])" office:value-type="float" office:value="8058.33333333333" calcext:value-type="float">
            <text:p>8058.33333333333</text:p>
          </table:table-cell>
          <table:table-cell table:style-name="ce8" table:formula="of:=AVERAGE([.H14:.H16])" office:value-type="float" office:value="3413" calcext:value-type="float">
            <text:p>3413</text:p>
          </table:table-cell>
          <table:table-cell/>
          <table:table-cell table:style-name="ce9" office:value-type="string" calcext:value-type="string">
            <text:p>MEAN</text:p>
          </table:table-cell>
          <table:table-cell table:style-name="ce8" table:formula="of:=AVERAGE([.K14:.K16])" office:value-type="float" office:value="1513794.66666667" calcext:value-type="float">
            <text:p>1513794.66666667</text:p>
          </table:table-cell>
          <table:table-cell table:style-name="ce8" table:formula="of:=AVERAGE([.L14:.L16])" office:value-type="float" office:value="2303372.4375" calcext:value-type="float">
            <text:p>2303372.4375</text:p>
          </table:table-cell>
          <table:table-cell table:style-name="ce8" table:formula="of:=AVERAGE([.M14:.M16])" office:value-type="float" office:value="191103.458333333" calcext:value-type="float">
            <text:p>191103.458333333</text:p>
          </table:table-cell>
          <table:table-cell table:style-name="ce8" table:formula="of:=AVERAGE([.N14:.N16])" office:value-type="float" office:value="204232.583333333" calcext:value-type="float">
            <text:p>204232.583333333</text:p>
          </table:table-cell>
          <table:table-cell table:style-name="ce8" table:formula="of:=AVERAGE([.O14:.O16])" office:value-type="float" office:value="200780.895833333" calcext:value-type="float">
            <text:p>200780.895833333</text:p>
          </table:table-cell>
          <table:table-cell table:style-name="ce8" table:formula="of:=AVERAGE([.P14:.P16])" office:value-type="float" office:value="212664.666666667" calcext:value-type="float">
            <text:p>212664.666666667</text:p>
          </table:table-cell>
          <table:table-cell table:number-columns-repeated="2"/>
          <table:table-cell table:style-name="ce18" table:formula="of:=[NOOP_seq_throughput.C62]" office:value-type="float" office:value="22.48125" calcext:value-type="float">
            <text:p>22.48125</text:p>
          </table:table-cell>
          <table:table-cell table:style-name="ce18" table:formula="of:=[NOOP_seq_throughput.D62]" office:value-type="float" office:value="8.73425" calcext:value-type="float">
            <text:p>8.73425</text:p>
          </table:table-cell>
          <table:table-cell table:style-name="ce22" table:formula="of:=[CFQ_seq_throughput.C62]" office:value-type="float" office:value="13.022" calcext:value-type="float">
            <text:p>13.022</text:p>
          </table:table-cell>
          <table:table-cell table:style-name="ce18" table:formula="of:=[CFQ_seq_throughput.D62]" office:value-type="float" office:value="11.3685" calcext:value-type="float">
            <text:p>11.3685</text:p>
          </table:table-cell>
          <table:table-cell table:style-name="ce18" table:formula="of:=[SFQ_seq_throughput.C62]" office:value-type="float" office:value="17.40125" calcext:value-type="float">
            <text:p>17.40125</text:p>
          </table:table-cell>
          <table:table-cell table:style-name="ce18" table:formula="of:=[SFQ_seq_throughput.D62]" office:value-type="float" office:value="8.968875" calcext:value-type="float">
            <text:p>8.968875</text:p>
          </table:table-cell>
          <table:table-cell/>
          <table:table-cell table:style-name="ce12" office:value-type="string" calcext:value-type="string">
            <text:p>READ <text:s/>4KB </text:p>
          </table:table-cell>
          <table:table-cell table:style-name="ce11" table:formula="of:=[.S29]" office:value-type="float" office:value="456.397798820088" calcext:value-type="float">
            <text:p>456.397798820088</text:p>
          </table:table-cell>
          <table:table-cell table:style-name="ce11" table:formula="of:=[.U29]" office:value-type="float" office:value="908.056304282719" calcext:value-type="float">
            <text:p>908.056304282719</text:p>
          </table:table-cell>
          <table:table-cell table:style-name="ce11" table:formula="of:=[.W29]" office:value-type="float" office:value="860.066234985913" calcext:value-type="float">
            <text:p>860.066234985913</text:p>
          </table:table-cell>
        </table:table-row>
        <table:table-row table:style-name="ro4"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C14:.C16])" office:value-type="float" office:value="52.9748367938339" calcext:value-type="float">
            <text:p>52.9748367938339</text:p>
          </table:table-cell>
          <table:table-cell table:style-name="ce8" table:formula="of:=STDEV([.D14:.D16])" office:value-type="float" office:value="157.176122020278" calcext:value-type="float">
            <text:p>157.176122020278</text:p>
          </table:table-cell>
          <table:table-cell table:style-name="ce8" table:formula="of:=STDEV([.E14:.E16])" office:value-type="float" office:value="29.6704117486316" calcext:value-type="float">
            <text:p>29.6704117486316</text:p>
          </table:table-cell>
          <table:table-cell table:style-name="ce8" table:formula="of:=STDEV([.F14:.F16])" office:value-type="float" office:value="37.5011110946507" calcext:value-type="float">
            <text:p>37.5011110946507</text:p>
          </table:table-cell>
          <table:table-cell table:style-name="ce8" table:formula="of:=STDEV([.G14:.G16])" office:value-type="float" office:value="37.8989885529064" calcext:value-type="float">
            <text:p>37.8989885529064</text:p>
          </table:table-cell>
          <table:table-cell table:style-name="ce8" table:formula="of:=STDEV([.H14:.H16])" office:value-type="float" office:value="9.8488578017961" calcext:value-type="float">
            <text:p>9.8488578017961</text:p>
          </table:table-cell>
          <table:table-cell/>
          <table:table-cell table:style-name="ce9" office:value-type="string" calcext:value-type="string">
            <text:p>STD</text:p>
          </table:table-cell>
          <table:table-cell table:style-name="ce8" table:formula="of:=STDEV([.K14:.K16])" office:value-type="float" office:value="99706.7689764735" calcext:value-type="float">
            <text:p>99706.7689764735</text:p>
          </table:table-cell>
          <table:table-cell table:style-name="ce8" table:formula="of:=STDEV([.L14:.L16])" office:value-type="float" office:value="163205.636319202" calcext:value-type="float">
            <text:p>163205.636319202</text:p>
          </table:table-cell>
          <table:table-cell table:style-name="ce8" table:formula="of:=STDEV([.M14:.M16])" office:value-type="float" office:value="6980.09534328164" calcext:value-type="float">
            <text:p>6980.09534328164</text:p>
          </table:table-cell>
          <table:table-cell table:style-name="ce8" table:formula="of:=STDEV([.N14:.N16])" office:value-type="float" office:value="20394.2866655113" calcext:value-type="float">
            <text:p>20394.2866655113</text:p>
          </table:table-cell>
          <table:table-cell table:style-name="ce8" table:formula="of:=STDEV([.O14:.O16])" office:value-type="float" office:value="17216.0798457491" calcext:value-type="float">
            <text:p>17216.0798457491</text:p>
          </table:table-cell>
          <table:table-cell table:style-name="ce8" table:formula="of:=STDEV([.P14:.P16])" office:value-type="float" office:value="4426.97752657875" calcext:value-type="float">
            <text:p>4426.97752657875</text:p>
          </table:table-cell>
          <table:table-cell/>
          <table:table-cell table:style-name="ce9" office:value-type="string" calcext:value-type="string">
            <text:p>MEAN</text:p>
          </table:table-cell>
          <table:table-cell table:formula="of:=AVERAGE([.S15:.S17])" office:value-type="float" office:value="21.43575" calcext:value-type="float">
            <text:p>21.43575</text:p>
          </table:table-cell>
          <table:table-cell table:formula="of:=AVERAGE([.T15:.T17])" office:value-type="float" office:value="8.50666666666667" calcext:value-type="float">
            <text:p>8.50666666666667</text:p>
          </table:table-cell>
          <table:table-cell table:formula="of:=AVERAGE([.U15:.U17])" office:value-type="float" office:value="15.0160833333333" calcext:value-type="float">
            <text:p>15.0160833333333</text:p>
          </table:table-cell>
          <table:table-cell table:formula="of:=AVERAGE([.V15:.V17])" office:value-type="float" office:value="10.5743333333333" calcext:value-type="float">
            <text:p>10.5743333333333</text:p>
          </table:table-cell>
          <table:table-cell table:formula="of:=AVERAGE([.W15:.W17])" office:value-type="float" office:value="15.6169166666667" calcext:value-type="float">
            <text:p>15.6169166666667</text:p>
          </table:table-cell>
          <table:table-cell table:formula="of:=AVERAGE([.X15:.X17])" office:value-type="float" office:value="9.78208333333333" calcext:value-type="float">
            <text:p>9.78208333333333</text:p>
          </table:table-cell>
          <table:table-cell/>
          <table:table-cell table:style-name="ce13" office:value-type="string" calcext:value-type="string">
            <text:p>READ <text:s/>128KB </text:p>
          </table:table-cell>
          <table:table-cell table:style-name="ce11" table:formula="of:=[.T29]" office:value-type="float" office:value="79.0888888888889" calcext:value-type="float">
            <text:p>79.0888888888889</text:p>
          </table:table-cell>
          <table:table-cell table:style-name="ce11" table:formula="of:=[.V29]" office:value-type="float" office:value="156.679728108756" calcext:value-type="float">
            <text:p>156.679728108756</text:p>
          </table:table-cell>
          <table:table-cell table:style-name="ce11" table:formula="of:=[.X29]" office:value-type="float" office:value="152.433497536946" calcext:value-type="float">
            <text:p>152.433497536946</text:p>
          </table:table-cell>
        </table:table-row>
        <table:table-row table:style-name="ro1">
          <table:table-cell table:number-columns-repeated="9"/>
          <table:table-cell table:style-name="ce16"/>
          <table:table-cell table:style-name="ce21"/>
          <table:table-cell table:style-name="ce16" table:number-columns-repeated="5"/>
          <table:table-cell/>
          <table:table-cell table:style-name="ce9" office:value-type="string" calcext:value-type="string">
            <text:p>STD</text:p>
          </table:table-cell>
          <table:table-cell table:formula="of:=STDEV([.S15:.S17])" office:value-type="float" office:value="1.09286169641909" calcext:value-type="float">
            <text:p>1.09286169641909</text:p>
          </table:table-cell>
          <table:table-cell table:formula="of:=STDEV([.T15:.T17])" office:value-type="float" office:value="0.605594766187203" calcext:value-type="float">
            <text:p>0.605594766187203</text:p>
          </table:table-cell>
          <table:table-cell table:formula="of:=STDEV([.U15:.U17])" office:value-type="float" office:value="3.14159519923133" calcext:value-type="float">
            <text:p>3.14159519923133</text:p>
          </table:table-cell>
          <table:table-cell table:formula="of:=STDEV([.V15:.V17])" office:value-type="float" office:value="0.69046833441754" calcext:value-type="float">
            <text:p>0.69046833441754</text:p>
          </table:table-cell>
          <table:table-cell table:formula="of:=STDEV([.W15:.W17])" office:value-type="float" office:value="3.09055599097207" calcext:value-type="float">
            <text:p>3.09055599097207</text:p>
          </table:table-cell>
          <table:table-cell table:formula="of:=STDEV([.X15:.X17])" office:value-type="float" office:value="1.40851815047174" calcext:value-type="float">
            <text:p>1.40851815047174</text:p>
          </table:table-cell>
          <table:table-cell/>
          <table:table-cell table:style-name="ce12" office:value-type="string" calcext:value-type="string">
            <text:p>WRITE <text:s/>4KB </text:p>
          </table:table-cell>
          <table:table-cell table:style-name="ce11" table:formula="of:=[.S38]" office:value-type="float" office:value="159.475484002085" calcext:value-type="float">
            <text:p>159.475484002085</text:p>
          </table:table-cell>
          <table:table-cell table:style-name="ce11" table:formula="of:=[.U38]" office:value-type="float" office:value="120.223531188642" calcext:value-type="float">
            <text:p>120.223531188642</text:p>
          </table:table-cell>
          <table:table-cell table:style-name="ce11" table:formula="of:=[.W38]" office:value-type="float" office:value="228.737842117168" calcext:value-type="float">
            <text:p>228.737842117168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9" office:value-type="string" calcext:value-type="string">
            <text:p>Slow-down</text:p>
          </table:table-cell>
          <table:table-cell table:formula="of:=[.C9]/[.S18]" office:value-type="float" office:value="71.578243510646" calcext:value-type="float">
            <text:p>71.578243510646</text:p>
          </table:table-cell>
          <table:table-cell table:formula="of:=[.D9]/[.T18]" office:value-type="float" office:value="176.802507836991" calcext:value-type="float">
            <text:p>176.802507836991</text:p>
          </table:table-cell>
          <table:table-cell table:formula="of:=[.E9]/[.U18]" office:value-type="float" office:value="100.958416808644" calcext:value-type="float">
            <text:p>100.958416808644</text:p>
          </table:table-cell>
          <table:table-cell table:formula="of:=[.F9]/[.V18]" office:value-type="float" office:value="131.734073070012" calcext:value-type="float">
            <text:p>131.734073070012</text:p>
          </table:table-cell>
          <table:table-cell table:formula="of:=[.G9]/[.W18]" office:value-type="float" office:value="92.8480333826033" calcext:value-type="float">
            <text:p>92.8480333826033</text:p>
          </table:table-cell>
          <table:table-cell table:formula="of:=[.H9]/[.X18]" office:value-type="float" office:value="137.837031988755" calcext:value-type="float">
            <text:p>137.837031988755</text:p>
          </table:table-cell>
          <table:table-cell/>
          <table:table-cell table:style-name="ce13" office:value-type="string" calcext:value-type="string">
            <text:p>WRITE <text:s/>128KB </text:p>
          </table:table-cell>
          <table:table-cell table:style-name="ce11" table:formula="of:=[.T38]" office:value-type="float" office:value="96.1593103029567" calcext:value-type="float">
            <text:p>96.1593103029567</text:p>
          </table:table-cell>
          <table:table-cell table:style-name="ce11" table:formula="of:=[.V38]" office:value-type="float" office:value="222.384831085592" calcext:value-type="float">
            <text:p>222.384831085592</text:p>
          </table:table-cell>
          <table:table-cell table:style-name="ce11" table:formula="of:=[.X38]" office:value-type="float" office:value="65.9437266030673" calcext:value-type="float">
            <text:p>65.94372660306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office:value-type="string" calcext:value-type="string">
            <text:p>READ <text:s/>128KB</text:p>
          </table:table-cell>
          <table:table-cell/>
          <table:table-cell table:style-name="ce10" table:number-columns-repeated="7"/>
          <table:table-cell/>
          <table:table-cell table:style-name="ce11" table:number-columns-repeated="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NOOP</text:p>
          </table:table-cell>
          <table:table-cell table:style-name="ce11" office:value-type="string" calcext:value-type="string">
            <text:p>CFQ</text:p>
          </table:table-cell>
          <table:table-cell table:style-name="ce11" office:value-type="string" calcext:value-type="string">
            <text:p>SFQ</text:p>
          </table:table-cell>
          <table:table-cell table:style-name="ce11"/>
          <table:table-cell table:number-columns-repeated="4"/>
          <table:table-cell table:style-name="ce22" table:formula="of:=[NOOP_seq_latency.G22]" office:value-type="float" office:value="52167" calcext:value-type="float">
            <text:p>52167</text:p>
          </table:table-cell>
          <table:table-cell table:style-name="ce23" table:formula="of:=[NOOP_seq_latency.H22]" office:value-type="float" office:value="52167" calcext:value-type="float">
            <text:p>52167</text:p>
          </table:table-cell>
          <table:table-cell table:formula="of:=[CFQ_seq_latency.G22]" office:value-type="float" office:value="53936.5" calcext:value-type="float">
            <text:p>53936.5</text:p>
          </table:table-cell>
          <table:table-cell table:formula="of:=[CFQ_seq_latency.H22]" office:value-type="float" office:value="54231.25" calcext:value-type="float">
            <text:p>54231.25</text:p>
          </table:table-cell>
          <table:table-cell table:formula="of:=[SFQ_seq_latency.G22]" office:value-type="float" office:value="53248.75" calcext:value-type="float">
            <text:p>53248.75</text:p>
          </table:table-cell>
          <table:table-cell table:formula="of:=[SFQ_seq_latency.H22]" office:value-type="float" office:value="53216" calcext:value-type="float">
            <text:p>53216</text:p>
          </table:table-cell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11" table:number-columns-repeated="4"/>
        </table:table-row>
        <table:table-row table:style-name="ro1">
          <table:table-cell/>
          <table:table-cell table:style-name="ce12" office:value-type="string" calcext:value-type="string">
            <text:p>READ <text:s/>4KB </text:p>
          </table:table-cell>
          <table:table-cell table:style-name="ce15" table:formula="of:=[.K9]" office:value-type="float" office:value="213" calcext:value-type="float">
            <text:p>213</text:p>
          </table:table-cell>
          <table:table-cell table:style-name="ce15" table:formula="of:=[.M9]" office:value-type="float" office:value="126703.333333333" calcext:value-type="float">
            <text:p>126703.333333333</text:p>
          </table:table-cell>
          <table:table-cell table:style-name="ce15" table:formula="of:=[.O9]" office:value-type="float" office:value="124955.666666667" calcext:value-type="float">
            <text:p>124955.666666667</text:p>
          </table:table-cell>
          <table:table-cell table:style-name="ce11"/>
          <table:table-cell table:number-columns-repeated="4"/>
          <table:table-cell table:formula="of:=[NOOP_seq_latency.G42]" office:value-type="float" office:value="52232.5" calcext:value-type="float">
            <text:p>52232.5</text:p>
          </table:table-cell>
          <table:table-cell table:formula="of:=[NOOP_seq_latency.H42]" office:value-type="float" office:value="52167" calcext:value-type="float">
            <text:p>52167</text:p>
          </table:table-cell>
          <table:table-cell table:formula="of:=[CFQ_seq_latency.G42]" office:value-type="float" office:value="54329.625" calcext:value-type="float">
            <text:p>54329.625</text:p>
          </table:table-cell>
          <table:table-cell table:formula="of:=[CFQ_seq_latency.H42]" office:value-type="float" office:value="54264" calcext:value-type="float">
            <text:p>54264</text:p>
          </table:table-cell>
          <table:table-cell table:formula="of:=[SFQ_seq_latency.G42]" office:value-type="float" office:value="53117.25" calcext:value-type="float">
            <text:p>53117.25</text:p>
          </table:table-cell>
          <table:table-cell table:formula="of:=[SFQ_seq_latency.H42]" office:value-type="float" office:value="55214.75" calcext:value-type="float">
            <text:p>55214.75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4"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number-columns-repeated="2"/>
          <table:table-cell table:style-name="ce25" table:formula="of:=[.S9]" office:value-type="float" office:value="91.3333333333333" calcext:value-type="float">
            <text:p>91.3333333333333</text:p>
          </table:table-cell>
          <table:table-cell table:style-name="ce25" table:formula="of:=[.U9]" office:value-type="float" office:value="94.2333333333334" calcext:value-type="float">
            <text:p>94.2333333333334</text:p>
          </table:table-cell>
          <table:table-cell table:style-name="ce25" table:formula="of:=[.W9]" office:value-type="float" office:value="93.3" calcext:value-type="float">
            <text:p>93.3</text:p>
          </table:table-cell>
        </table:table-row>
        <table:table-row table:style-name="ro1">
          <table:table-cell/>
          <table:table-cell table:style-name="ce12" office:value-type="string" calcext:value-type="string">
            <text:p>WRITE <text:s/>4KB </text:p>
          </table:table-cell>
          <table:table-cell table:style-name="ce15" table:formula="of:=[.L9]" office:value-type="float" office:value="1835.66666666667" calcext:value-type="float">
            <text:p>1835.66666666667</text:p>
          </table:table-cell>
          <table:table-cell table:style-name="ce15" table:formula="of:=[.N9]" office:value-type="float" office:value="124606.333333333" calcext:value-type="float">
            <text:p>124606.333333333</text:p>
          </table:table-cell>
          <table:table-cell table:style-name="ce15" table:formula="of:=[.P9]" office:value-type="float" office:value="125305.333333333" calcext:value-type="float">
            <text:p>125305.333333333</text:p>
          </table:table-cell>
          <table:table-cell table:style-name="ce11"/>
          <table:table-cell table:number-columns-repeated="4"/>
          <table:table-cell table:formula="of:=[NOOP_seq_latency.G62]" office:value-type="float" office:value="52167" calcext:value-type="float">
            <text:p>52167</text:p>
          </table:table-cell>
          <table:table-cell table:formula="of:=[NOOP_seq_latency.H62]" office:value-type="float" office:value="52167" calcext:value-type="float">
            <text:p>52167</text:p>
          </table:table-cell>
          <table:table-cell table:formula="of:=[CFQ_seq_latency.G62]" office:value-type="float" office:value="53838.25" calcext:value-type="float">
            <text:p>53838.25</text:p>
          </table:table-cell>
          <table:table-cell table:formula="of:=[CFQ_seq_latency.H62]" office:value-type="float" office:value="53903.75" calcext:value-type="float">
            <text:p>53903.75</text:p>
          </table:table-cell>
          <table:table-cell table:formula="of:=[SFQ_seq_latency.G62]" office:value-type="float" office:value="53477.6875" calcext:value-type="float">
            <text:p>53477.6875</text:p>
          </table:table-cell>
          <table:table-cell table:formula="of:=[SFQ_seq_latency.H62]" office:value-type="float" office:value="55280.25" calcext:value-type="float">
            <text:p>55280.25</text:p>
          </table:table-cell>
          <table:table-cell table:number-columns-repeated="2"/>
          <table:table-cell table:style-name="ce18" table:formula="of:=[NOOP_seq_throughput.G22]" office:value-type="float" office:value="3.36" calcext:value-type="float">
            <text:p>3.36</text:p>
          </table:table-cell>
          <table:table-cell table:style-name="ce18" table:formula="of:=[NOOP_seq_throughput.H22]" office:value-type="float" office:value="105" calcext:value-type="float">
            <text:p>105</text:p>
          </table:table-cell>
          <table:table-cell table:style-name="ce18" table:formula="of:=[CFQ_seq_throughput.G22]" office:value-type="float" office:value="1.6695" calcext:value-type="float">
            <text:p>1.6695</text:p>
          </table:table-cell>
          <table:table-cell table:style-name="ce18" table:formula="of:=[CFQ_seq_throughput.H22]" office:value-type="float" office:value="52.11875" calcext:value-type="float">
            <text:p>52.11875</text:p>
          </table:table-cell>
          <table:table-cell table:style-name="ce18" table:formula="of:=[SFQ_seq_throughput.G22]" office:value-type="float" office:value="1.68775" calcext:value-type="float">
            <text:p>1.68775</text:p>
          </table:table-cell>
          <table:table-cell table:style-name="ce18" table:formula="of:=[SFQ_seq_throughput.H22]" office:value-type="float" office:value="52.65" calcext:value-type="float">
            <text:p>52.65</text:p>
          </table:table-cell>
          <table:table-cell table:number-columns-repeated="2"/>
          <table:table-cell table:style-name="ce25" table:formula="of:=[.T9]" office:value-type="float" office:value="91.0666666666667" calcext:value-type="float">
            <text:p>91.0666666666667</text:p>
          </table:table-cell>
          <table:table-cell table:style-name="ce25" table:formula="of:=[.V9]" office:value-type="float" office:value="94.2333333333334" calcext:value-type="float">
            <text:p>94.2333333333334</text:p>
          </table:table-cell>
          <table:table-cell table:style-name="ce25" table:formula="of:=[.X9]" office:value-type="float" office:value="93.3333333333333" calcext:value-type="float">
            <text:p>93.3333333333333</text:p>
          </table:table-cell>
        </table:table-row>
        <table:table-row table:style-name="ro1">
          <table:table-cell/>
          <table:table-cell table:style-name="ce12" office:value-type="string" calcext:value-type="string">
            <text:p>READ <text:s/>4KB </text:p>
          </table:table-cell>
          <table:table-cell table:style-name="ce15" table:formula="of:=[.K17]" office:value-type="float" office:value="1513794.66666667" calcext:value-type="float">
            <text:p>1513794.66666667</text:p>
          </table:table-cell>
          <table:table-cell table:style-name="ce15" table:formula="of:=[.M17]" office:value-type="float" office:value="191103.458333333" calcext:value-type="float">
            <text:p>191103.458333333</text:p>
          </table:table-cell>
          <table:table-cell table:style-name="ce15" table:formula="of:=[.O17]" office:value-type="float" office:value="200780.895833333" calcext:value-type="float">
            <text:p>200780.895833333</text:p>
          </table:table-cell>
          <table:table-cell table:style-name="ce11"/>
          <table:table-cell table:number-columns-repeated="3"/>
          <table:table-cell table:style-name="ce9" office:value-type="string" calcext:value-type="string">
            <text:p>MEAN</text:p>
          </table:table-cell>
          <table:table-cell table:style-name="ce8" table:formula="of:=AVERAGE([.K22:.K24])" office:value-type="float" office:value="52188.8333333333" calcext:value-type="float">
            <text:p>52188.8333333333</text:p>
          </table:table-cell>
          <table:table-cell table:style-name="ce8" table:formula="of:=AVERAGE([.L22:.L24])" office:value-type="float" office:value="52167" calcext:value-type="float">
            <text:p>52167</text:p>
          </table:table-cell>
          <table:table-cell table:style-name="ce8" table:formula="of:=AVERAGE([.M22:.M24])" office:value-type="float" office:value="54034.7916666667" calcext:value-type="float">
            <text:p>54034.7916666667</text:p>
          </table:table-cell>
          <table:table-cell table:style-name="ce8" table:formula="of:=AVERAGE([.N22:.N24])" office:value-type="float" office:value="54133" calcext:value-type="float">
            <text:p>54133</text:p>
          </table:table-cell>
          <table:table-cell table:style-name="ce8" table:formula="of:=AVERAGE([.O22:.O24])" office:value-type="float" office:value="53281.2291666667" calcext:value-type="float">
            <text:p>53281.2291666667</text:p>
          </table:table-cell>
          <table:table-cell table:style-name="ce8" table:formula="of:=AVERAGE([.P22:.P24])" office:value-type="float" office:value="54570.3333333333" calcext:value-type="float">
            <text:p>54570.3333333333</text:p>
          </table:table-cell>
          <table:table-cell table:number-columns-repeated="2"/>
          <table:table-cell table:style-name="ce18" table:formula="of:=[NOOP_seq_throughput.G42]" office:value-type="float" office:value="3.36125" calcext:value-type="float">
            <text:p>3.36125</text:p>
          </table:table-cell>
          <table:table-cell table:style-name="ce18" table:formula="of:=[NOOP_seq_throughput.H42]" office:value-type="float" office:value="105" calcext:value-type="float">
            <text:p>105</text:p>
          </table:table-cell>
          <table:table-cell table:style-name="ce18" table:formula="of:=[CFQ_seq_throughput.G42]" office:value-type="float" office:value="1.66575" calcext:value-type="float">
            <text:p>1.66575</text:p>
          </table:table-cell>
          <table:table-cell table:style-name="ce18" table:formula="of:=[CFQ_seq_throughput.H42]" office:value-type="float" office:value="52" calcext:value-type="float">
            <text:p>52</text:p>
          </table:table-cell>
          <table:table-cell table:style-name="ce18" table:formula="of:=[SFQ_seq_throughput.G42]" office:value-type="float" office:value="1.68175" calcext:value-type="float">
            <text:p>1.68175</text:p>
          </table:table-cell>
          <table:table-cell table:style-name="ce18" table:formula="of:=[SFQ_seq_throughput.H42]" office:value-type="float" office:value="52.83125" calcext:value-type="float">
            <text:p>52.83125</text:p>
          </table:table-cell>
          <table:table-cell table:number-columns-repeated="2"/>
          <table:table-cell table:style-name="ce25" table:formula="of:=[.S18]*16" office:value-type="float" office:value="342.972" calcext:value-type="float">
            <text:p>342.972</text:p>
          </table:table-cell>
          <table:table-cell table:style-name="ce25" table:formula="of:=[.U18]*16" office:value-type="float" office:value="240.257333333333" calcext:value-type="float">
            <text:p>240.257333333333</text:p>
          </table:table-cell>
          <table:table-cell table:style-name="ce25" table:formula="of:=[.W18]*16" office:value-type="float" office:value="249.870666666667" calcext:value-type="float">
            <text:p>249.870666666667</text:p>
          </table:table-cell>
        </table:table-row>
        <table:table-row table:style-name="ro1">
          <table:table-cell/>
          <table:table-cell table:style-name="ce12" office:value-type="string" calcext:value-type="string">
            <text:p>WRITE <text:s/>4KB </text:p>
          </table:table-cell>
          <table:table-cell table:style-name="ce15" table:formula="of:=[.L17]" office:value-type="float" office:value="2303372.4375" calcext:value-type="float">
            <text:p>2303372.4375</text:p>
          </table:table-cell>
          <table:table-cell table:style-name="ce15" table:formula="of:=[.N17]" office:value-type="float" office:value="204232.583333333" calcext:value-type="float">
            <text:p>204232.583333333</text:p>
          </table:table-cell>
          <table:table-cell table:style-name="ce15" table:formula="of:=[.P17]" office:value-type="float" office:value="212664.666666667" calcext:value-type="float">
            <text:p>212664.666666667</text:p>
          </table:table-cell>
          <table:table-cell table:style-name="ce11"/>
          <table:table-cell table:number-columns-repeated="3"/>
          <table:table-cell table:style-name="ce9" office:value-type="string" calcext:value-type="string">
            <text:p>STD</text:p>
          </table:table-cell>
          <table:table-cell table:style-name="ce8" table:formula="of:=STDEV([.K22:.K24])" office:value-type="float" office:value="37.8164426319205" calcext:value-type="float">
            <text:p>37.8164426319205</text:p>
          </table:table-cell>
          <table:table-cell table:style-name="ce8" table:formula="of:=STDEV([.L22:.L24])" office:value-type="float" office:value="0" calcext:value-type="float">
            <text:p>0</text:p>
          </table:table-cell>
          <table:table-cell table:style-name="ce8" table:formula="of:=STDEV([.M22:.M24])" office:value-type="float" office:value="260.015935008479" calcext:value-type="float">
            <text:p>260.015935008479</text:p>
          </table:table-cell>
          <table:table-cell table:style-name="ce8" table:formula="of:=STDEV([.N22:.N24])" office:value-type="float" office:value="199.210472867267" calcext:value-type="float">
            <text:p>199.210472867267</text:p>
          </table:table-cell>
          <table:table-cell table:style-name="ce8" table:formula="of:=STDEV([.O22:.O24])" office:value-type="float" office:value="182.400575799758" calcext:value-type="float">
            <text:p>182.400575799758</text:p>
          </table:table-cell>
          <table:table-cell table:style-name="ce8" table:formula="of:=STDEV([.P22:.P24])" office:value-type="float" office:value="1173.34421455655" calcext:value-type="float">
            <text:p>1173.34421455655</text:p>
          </table:table-cell>
          <table:table-cell table:number-columns-repeated="2"/>
          <table:table-cell table:style-name="ce18" table:formula="of:=[NOOP_seq_throughput.G62]" office:value-type="float" office:value="3.36425" calcext:value-type="float">
            <text:p>3.36425</text:p>
          </table:table-cell>
          <table:table-cell table:style-name="ce18" table:formula="of:=[NOOP_seq_throughput.H62]" office:value-type="float" office:value="105" calcext:value-type="float">
            <text:p>105</text:p>
          </table:table-cell>
          <table:table-cell table:style-name="ce18" table:formula="of:=[CFQ_seq_throughput.G62]" office:value-type="float" office:value="1.67325" calcext:value-type="float">
            <text:p>1.67325</text:p>
          </table:table-cell>
          <table:table-cell table:style-name="ce18" table:formula="of:=[CFQ_seq_throughput.H62]" office:value-type="float" office:value="52.19375" calcext:value-type="float">
            <text:p>52.19375</text:p>
          </table:table-cell>
          <table:table-cell table:style-name="ce18" table:formula="of:=[SFQ_seq_throughput.G62]" office:value-type="float" office:value="1.68825" calcext:value-type="float">
            <text:p>1.68825</text:p>
          </table:table-cell>
          <table:table-cell table:style-name="ce18" table:formula="of:=[SFQ_seq_throughput.H62]" office:value-type="float" office:value="53.1125" calcext:value-type="float">
            <text:p>53.1125</text:p>
          </table:table-cell>
          <table:table-cell table:number-columns-repeated="2"/>
          <table:table-cell table:style-name="ce25" table:formula="of:=[.T18]*16" office:value-type="float" office:value="136.106666666667" calcext:value-type="float">
            <text:p>136.106666666667</text:p>
          </table:table-cell>
          <table:table-cell table:style-name="ce25" table:formula="of:=[.V18]*16" office:value-type="float" office:value="169.189333333333" calcext:value-type="float">
            <text:p>169.189333333333</text:p>
          </table:table-cell>
          <table:table-cell table:style-name="ce25" table:formula="of:=[.X18]*16" office:value-type="float" office:value="156.513333333333" calcext:value-type="float">
            <text:p>156.513333333333</text:p>
          </table:table-cell>
        </table:table-row>
        <table:table-row table:style-name="ro1">
          <table:table-cell/>
          <table:table-cell table:style-name="ce12" office:value-type="string" calcext:value-type="string">
            <text:p>READ <text:s/>4KB </text:p>
          </table:table-cell>
          <table:table-cell table:style-name="ce15" table:formula="of:=[.K25]" office:value-type="float" office:value="52188.8333333333" calcext:value-type="float">
            <text:p>52188.8333333333</text:p>
          </table:table-cell>
          <table:table-cell table:style-name="ce15" table:formula="of:=[.M25]" office:value-type="float" office:value="54034.7916666667" calcext:value-type="float">
            <text:p>54034.7916666667</text:p>
          </table:table-cell>
          <table:table-cell table:style-name="ce15" table:formula="of:=[.O25]" office:value-type="float" office:value="53281.2291666667" calcext:value-type="float">
            <text:p>53281.2291666667</text:p>
          </table:table-cell>
          <table:table-cell table:style-name="ce11"/>
          <table:table-cell table:number-columns-repeated="3"/>
          <table:table-cell table:style-name="ce16"/>
          <table:table-cell table:style-name="ce21"/>
          <table:table-cell table:style-name="ce16" table:number-columns-repeated="5"/>
          <table:table-cell/>
          <table:table-cell table:style-name="ce9" office:value-type="string" calcext:value-type="string">
            <text:p>MEAN</text:p>
          </table:table-cell>
          <table:table-cell table:formula="of:=AVERAGE([.S24:.S26])" office:value-type="float" office:value="3.36183333333333" calcext:value-type="float">
            <text:p>3.36183333333333</text:p>
          </table:table-cell>
          <table:table-cell table:formula="of:=AVERAGE([.T24:.T26])" office:value-type="float" office:value="105" calcext:value-type="float">
            <text:p>105</text:p>
          </table:table-cell>
          <table:table-cell table:formula="of:=AVERAGE([.U24:.U26])" office:value-type="float" office:value="1.6695" calcext:value-type="float">
            <text:p>1.6695</text:p>
          </table:table-cell>
          <table:table-cell table:formula="of:=AVERAGE([.V24:.V26])" office:value-type="float" office:value="52.1041666666667" calcext:value-type="float">
            <text:p>52.1041666666667</text:p>
          </table:table-cell>
          <table:table-cell table:formula="of:=AVERAGE([.W24:.W26])" office:value-type="float" office:value="1.68591666666667" calcext:value-type="float">
            <text:p>1.68591666666667</text:p>
          </table:table-cell>
          <table:table-cell table:formula="of:=AVERAGE([.X24:.X26])" office:value-type="float" office:value="52.8645833333333" calcext:value-type="float">
            <text:p>52.8645833333333</text:p>
          </table:table-cell>
          <table:table-cell table:number-columns-repeated="2"/>
          <table:table-cell table:style-name="ce25" table:formula="of:=[.S27]*16" office:value-type="float" office:value="53.7893333333333" calcext:value-type="float">
            <text:p>53.7893333333333</text:p>
          </table:table-cell>
          <table:table-cell table:style-name="ce25" table:formula="of:=[.U27]*16" office:value-type="float" office:value="26.712" calcext:value-type="float">
            <text:p>26.712</text:p>
          </table:table-cell>
          <table:table-cell table:style-name="ce25" table:formula="of:=[.W27]*16" office:value-type="float" office:value="26.9746666666667" calcext:value-type="float">
            <text:p>26.9746666666667</text:p>
          </table:table-cell>
        </table:table-row>
        <table:table-row table:style-name="ro1">
          <table:table-cell/>
          <table:table-cell table:style-name="ce13" office:value-type="string" calcext:value-type="string">
            <text:p>READ <text:s/>128KB </text:p>
          </table:table-cell>
          <table:table-cell table:style-name="ce15" table:formula="of:=[.L25]" office:value-type="float" office:value="52167" calcext:value-type="float">
            <text:p>52167</text:p>
          </table:table-cell>
          <table:table-cell table:style-name="ce15" table:formula="of:=[.N25]" office:value-type="float" office:value="54133" calcext:value-type="float">
            <text:p>54133</text:p>
          </table:table-cell>
          <table:table-cell table:style-name="ce15" table:formula="of:=[.P25]" office:value-type="float" office:value="54570.3333333333" calcext:value-type="float">
            <text:p>54570.3333333333</text:p>
          </table:table-cell>
          <table:table-cell table:style-name="ce11"/>
          <table:table-cell table:number-columns-repeated="3"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9" office:value-type="string" calcext:value-type="string">
            <text:p>STD</text:p>
          </table:table-cell>
          <table:table-cell table:formula="of:=STDEV([.S24:.S26])" office:value-type="float" office:value="0.00218422373701367" calcext:value-type="float">
            <text:p>0.002184223737014</text:p>
          </table:table-cell>
          <table:table-cell table:formula="of:=STDEV([.T24:.T26])" office:value-type="float" office:value="0" calcext:value-type="float">
            <text:p>0</text:p>
          </table:table-cell>
          <table:table-cell table:formula="of:=STDEV([.U24:.U26])" office:value-type="float" office:value="0.00374999999999992" calcext:value-type="float">
            <text:p>0.00375</text:p>
          </table:table-cell>
          <table:table-cell table:formula="of:=STDEV([.V24:.V26])" office:value-type="float" office:value="0.0976947840641119" calcext:value-type="float">
            <text:p>0.097694784064112</text:p>
          </table:table-cell>
          <table:table-cell table:formula="of:=STDEV([.W24:.W26])" office:value-type="float" office:value="0.0036170890690351" calcext:value-type="float">
            <text:p>0.003617089069035</text:p>
          </table:table-cell>
          <table:table-cell table:formula="of:=STDEV([.X24:.X26])" office:value-type="float" office:value="0.233044836530083" calcext:value-type="float">
            <text:p>0.233044836530083</text:p>
          </table:table-cell>
          <table:table-cell table:number-columns-repeated="2"/>
          <table:table-cell table:style-name="ce25" table:formula="of:=[.T27]*16" office:value-type="float" office:value="1680" calcext:value-type="float">
            <text:p>1680</text:p>
          </table:table-cell>
          <table:table-cell table:style-name="ce25" table:formula="of:=[.V27]*16" office:value-type="float" office:value="833.666666666667" calcext:value-type="float">
            <text:p>833.666666666667</text:p>
          </table:table-cell>
          <table:table-cell table:style-name="ce25" table:formula="of:=[.X27]*16" office:value-type="float" office:value="845.833333333333" calcext:value-type="float">
            <text:p>845.833333333333</text:p>
          </table:table-cell>
        </table:table-row>
        <table:table-row table:style-name="ro1">
          <table:table-cell/>
          <table:table-cell table:style-name="ce12" office:value-type="string" calcext:value-type="string">
            <text:p>WRITE <text:s/>4KB </text:p>
          </table:table-cell>
          <table:table-cell table:style-name="ce15" table:formula="of:=[.K33]" office:value-type="float" office:value="275382.75" calcext:value-type="float">
            <text:p>275382.75</text:p>
          </table:table-cell>
          <table:table-cell table:style-name="ce15" table:formula="of:=[.M33]" office:value-type="float" office:value="255328.8125" calcext:value-type="float">
            <text:p>255328.8125</text:p>
          </table:table-cell>
          <table:table-cell table:style-name="ce15" table:formula="of:=[.O33]" office:value-type="float" office:value="197133.020833333" calcext:value-type="float">
            <text:p>197133.020833333</text:p>
          </table:table-cell>
          <table:table-cell table:style-name="ce11"/>
          <table:table-cell table:number-columns-repeated="3"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WRITE <text:s/>4KB</text:p>
          </table:table-cell>
          <table:table-cell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office:value-type="string" calcext:value-type="string">
            <text:p>WRITE <text:s/>128KB</text:p>
          </table:table-cell>
          <table:table-cell/>
          <table:table-cell table:style-name="ce9" office:value-type="string" calcext:value-type="string">
            <text:p>Slow-down</text:p>
          </table:table-cell>
          <table:table-cell table:formula="of:=[.C9]/[.S27]" office:value-type="float" office:value="456.397798820087" calcext:value-type="float">
            <text:p>456.397798820087</text:p>
          </table:table-cell>
          <table:table-cell table:formula="of:=[.C17]/[.T27]" office:value-type="float" office:value="79.0888888888889" calcext:value-type="float">
            <text:p>79.0888888888889</text:p>
          </table:table-cell>
          <table:table-cell table:formula="of:=[.E9]/[.U27]" office:value-type="float" office:value="908.056304282719" calcext:value-type="float">
            <text:p>908.056304282719</text:p>
          </table:table-cell>
          <table:table-cell table:formula="of:=[.E17]/[.V27]" office:value-type="float" office:value="156.679728108757" calcext:value-type="float">
            <text:p>156.679728108757</text:p>
          </table:table-cell>
          <table:table-cell table:formula="of:=[.G9]/[.W27]" office:value-type="float" office:value="860.066234985913" calcext:value-type="float">
            <text:p>860.066234985913</text:p>
          </table:table-cell>
          <table:table-cell table:formula="of:=[.G17]/[.X27]" office:value-type="float" office:value="152.433497536946" calcext:value-type="float">
            <text:p>152.433497536946</text:p>
          </table:table-cell>
          <table:table-cell table:number-columns-repeated="2"/>
          <table:table-cell table:style-name="ce25" table:formula="of:=[.S36]*16" office:value-type="float" office:value="150.894666666667" calcext:value-type="float">
            <text:p>150.894666666667</text:p>
          </table:table-cell>
          <table:table-cell table:style-name="ce25" table:formula="of:=[.U36]*16" office:value-type="float" office:value="185.388" calcext:value-type="float">
            <text:p>185.388</text:p>
          </table:table-cell>
          <table:table-cell table:style-name="ce25" table:formula="of:=[.W36]*16" office:value-type="float" office:value="94.3146666666667" calcext:value-type="float">
            <text:p>94.3146666666667</text:p>
          </table:table-cell>
        </table:table-row>
        <table:table-row table:style-name="ro1">
          <table:table-cell/>
          <table:table-cell table:style-name="ce13" office:value-type="string" calcext:value-type="string">
            <text:p>WRITE <text:s/>128KB </text:p>
          </table:table-cell>
          <table:table-cell table:style-name="ce15" table:formula="of:=[.L33]" office:value-type="float" office:value="1120709.79166667" calcext:value-type="float">
            <text:p>1120709.79166667</text:p>
          </table:table-cell>
          <table:table-cell table:style-name="ce15" table:formula="of:=[.N33]" office:value-type="float" office:value="1286254.08333333" calcext:value-type="float">
            <text:p>1286254.08333333</text:p>
          </table:table-cell>
          <table:table-cell table:style-name="ce15" table:formula="of:=[.P33]" office:value-type="float" office:value="568415.875" calcext:value-type="float">
            <text:p>568415.875</text:p>
          </table:table-cell>
          <table:table-cell table:style-name="ce11"/>
          <table:table-cell table:number-columns-repeated="4"/>
          <table:table-cell table:formula="of:=[NOOP_seq_latency.K22]" office:value-type="float" office:value="447873.5625" calcext:value-type="float">
            <text:p>447873.5625</text:p>
          </table:table-cell>
          <table:table-cell table:formula="of:=[NOOP_seq_latency.L22]" office:value-type="float" office:value="2539651.5625" calcext:value-type="float">
            <text:p>2539651.5625</text:p>
          </table:table-cell>
          <table:table-cell table:formula="of:=[CFQ_seq_latency.K22]" office:value-type="float" office:value="316015.125" calcext:value-type="float">
            <text:p>316015.125</text:p>
          </table:table-cell>
          <table:table-cell table:formula="of:=[CFQ_seq_latency.L22]" office:value-type="float" office:value="1605370.6875" calcext:value-type="float">
            <text:p>1605370.6875</text:p>
          </table:table-cell>
          <table:table-cell table:formula="of:=[SFQ_seq_latency.K22]" office:value-type="float" office:value="183239.1875" calcext:value-type="float">
            <text:p>183239.1875</text:p>
          </table:table-cell>
          <table:table-cell table:formula="of:=[SFQ_seq_latency.L22]" office:value-type="float" office:value="518259.125" calcext:value-type="float">
            <text:p>518259.125</text:p>
          </table:table-cell>
          <table:table-cell/>
          <table:table-cell table:style-name="Default" table:number-columns-repeated="7"/>
          <table:table-cell table:number-columns-repeated="2"/>
          <table:table-cell table:style-name="ce25" table:formula="of:=[.T36]*16" office:value-type="float" office:value="549.033333333333" calcext:value-type="float">
            <text:p>549.033333333333</text:p>
          </table:table-cell>
          <table:table-cell table:style-name="ce25" table:formula="of:=[.V29]*16" office:value-type="float" office:value="2506.87564974011" calcext:value-type="float">
            <text:p>2506.87564974011</text:p>
          </table:table-cell>
          <table:table-cell table:style-name="ce25" table:formula="of:=[.X36]*16" office:value-type="float" office:value="828.1" calcext:value-type="float">
            <text:p>828.1</text:p>
          </table:table-cell>
        </table:table-row>
        <table:table-row table:style-name="ro1">
          <table:table-cell table:number-columns-repeated="10"/>
          <table:table-cell table:formula="of:=[NOOP_seq_latency.K42]" office:value-type="float" office:value="160170.25" calcext:value-type="float">
            <text:p>160170.25</text:p>
          </table:table-cell>
          <table:table-cell table:formula="of:=[NOOP_seq_latency.L42]" office:value-type="float" office:value="152961.5625" calcext:value-type="float">
            <text:p>152961.5625</text:p>
          </table:table-cell>
          <table:table-cell table:formula="of:=[CFQ_seq_latency.K42]" office:value-type="float" office:value="215089.8125" calcext:value-type="float">
            <text:p>215089.8125</text:p>
          </table:table-cell>
          <table:table-cell table:formula="of:=[CFQ_seq_latency.L42]" office:value-type="float" office:value="884999" calcext:value-type="float">
            <text:p>884999</text:p>
          </table:table-cell>
          <table:table-cell table:formula="of:=[SFQ_seq_latency.K42]" office:value-type="float" office:value="204079.9375" calcext:value-type="float">
            <text:p>204079.9375</text:p>
          </table:table-cell>
          <table:table-cell table:formula="of:=[SFQ_seq_latency.L42]" office:value-type="float" office:value="593494.25" calcext:value-type="float">
            <text:p>593494.25</text:p>
          </table:table-cell>
          <table:table-cell/>
          <table:table-cell table:style-name="ce7" office:value-type="string" calcext:value-type="string">
            <text:p>Block-Size</text:p>
          </table:table-cell>
          <table:table-cell table:style-name="ce20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10"/>
          <table:table-cell table:formula="of:=[NOOP_seq_latency.K62]" office:value-type="float" office:value="218104.4375" calcext:value-type="float">
            <text:p>218104.4375</text:p>
          </table:table-cell>
          <table:table-cell table:formula="of:=[NOOP_seq_latency.L62]" office:value-type="float" office:value="669516.25" calcext:value-type="float">
            <text:p>669516.25</text:p>
          </table:table-cell>
          <table:table-cell table:formula="of:=[CFQ_seq_latency.K62]" office:value-type="float" office:value="234881.5" calcext:value-type="float">
            <text:p>234881.5</text:p>
          </table:table-cell>
          <table:table-cell table:formula="of:=[CFQ_seq_latency.L62]" office:value-type="float" office:value="1368392.5625" calcext:value-type="float">
            <text:p>1368392.5625</text:p>
          </table:table-cell>
          <table:table-cell table:formula="of:=[SFQ_seq_latency.K62]" office:value-type="float" office:value="204079.9375" calcext:value-type="float">
            <text:p>204079.9375</text:p>
          </table:table-cell>
          <table:table-cell table:formula="of:=[SFQ_seq_latency.L62]" office:value-type="float" office:value="593494.25" calcext:value-type="float">
            <text:p>593494.25</text:p>
          </table:table-cell>
          <table:table-cell/>
          <table:table-cell office:value-type="string" calcext:value-type="string">
            <text:p>32 jobs</text:p>
          </table:table-cell>
          <table:table-cell table:style-name="ce14"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4"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office:value-type="string" calcext:value-type="string">
            <text:p>MEAN</text:p>
          </table:table-cell>
          <table:table-cell table:style-name="ce8" table:formula="of:=AVERAGE([.K30:.K32])" office:value-type="float" office:value="275382.75" calcext:value-type="float">
            <text:p>275382.75</text:p>
          </table:table-cell>
          <table:table-cell table:style-name="ce8" table:formula="of:=AVERAGE([.L30:.L32])" office:value-type="float" office:value="1120709.79166667" calcext:value-type="float">
            <text:p>1120709.79166667</text:p>
          </table:table-cell>
          <table:table-cell table:style-name="ce8" table:formula="of:=AVERAGE([.M30:.M32])" office:value-type="float" office:value="255328.8125" calcext:value-type="float">
            <text:p>255328.8125</text:p>
          </table:table-cell>
          <table:table-cell table:style-name="ce8" table:formula="of:=AVERAGE([.N30:.N32])" office:value-type="float" office:value="1286254.08333333" calcext:value-type="float">
            <text:p>1286254.08333333</text:p>
          </table:table-cell>
          <table:table-cell table:style-name="ce8" table:formula="of:=AVERAGE([.O30:.O32])" office:value-type="float" office:value="197133.020833333" calcext:value-type="float">
            <text:p>197133.020833333</text:p>
          </table:table-cell>
          <table:table-cell table:style-name="ce8" table:formula="of:=AVERAGE([.P30:.P32])" office:value-type="float" office:value="568415.875" calcext:value-type="float">
            <text:p>568415.875</text:p>
          </table:table-cell>
          <table:table-cell table:number-columns-repeated="2"/>
          <table:table-cell table:style-name="ce18" table:formula="of:=[NOOP_seq_throughput.K22]" office:value-type="float" office:value="13.00625" calcext:value-type="float">
            <text:p>13.00625</text:p>
          </table:table-cell>
          <table:table-cell table:style-name="ce18" table:formula="of:=[NOOP_seq_throughput.L22]" office:value-type="float" office:value="16.10625" calcext:value-type="float">
            <text:p>16.10625</text:p>
          </table:table-cell>
          <table:table-cell table:style-name="ce18" table:formula="of:=[CFQ_seq_throughput.K22]" office:value-type="float" office:value="11.74375" calcext:value-type="float">
            <text:p>11.74375</text:p>
          </table:table-cell>
          <table:table-cell table:style-name="ce18" table:formula="of:=[CFQ_seq_throughput.L22]" office:value-type="float" office:value="14.5" calcext:value-type="float">
            <text:p>14.5</text:p>
          </table:table-cell>
          <table:table-cell table:style-name="ce18" table:formula="of:=[SFQ_seq_throughput.K22]" office:value-type="float" office:value="6.2815" calcext:value-type="float">
            <text:p>6.2815</text:p>
          </table:table-cell>
          <table:table-cell table:style-name="ce18" table:formula="of:=[SFQ_seq_throughput.L22]" office:value-type="float" office:value="48.23125" calcext:value-type="float">
            <text:p>48.2312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9" office:value-type="string" calcext:value-type="string">
            <text:p>STD</text:p>
          </table:table-cell>
          <table:table-cell table:style-name="ce8" table:formula="of:=STDEV([.K30:.K32])" office:value-type="float" office:value="152164.065462263" calcext:value-type="float">
            <text:p>152164.065462263</text:p>
          </table:table-cell>
          <table:table-cell table:style-name="ce8" table:formula="of:=STDEV([.L30:.L32])" office:value-type="float" office:value="1255688.65490466" calcext:value-type="float">
            <text:p>1255688.65490466</text:p>
          </table:table-cell>
          <table:table-cell table:style-name="ce8" table:formula="of:=STDEV([.M30:.M32])" office:value-type="float" office:value="53479.4270459226" calcext:value-type="float">
            <text:p>53479.4270459226</text:p>
          </table:table-cell>
          <table:table-cell table:style-name="ce8" table:formula="of:=STDEV([.N30:.N32])" office:value-type="float" office:value="367142.873222073" calcext:value-type="float">
            <text:p>367142.873222073</text:p>
          </table:table-cell>
          <table:table-cell table:style-name="ce8" table:formula="of:=STDEV([.O30:.O32])" office:value-type="float" office:value="12032.4126226137" calcext:value-type="float">
            <text:p>12032.4126226137</text:p>
          </table:table-cell>
          <table:table-cell table:style-name="ce8" table:formula="of:=STDEV([.P30:.P32])" office:value-type="float" office:value="43437.0196712651" calcext:value-type="float">
            <text:p>43437.0196712651</text:p>
          </table:table-cell>
          <table:table-cell table:number-columns-repeated="2"/>
          <table:table-cell table:style-name="ce18" table:formula="of:=[NOOP_seq_throughput.K42]" office:value-type="float" office:value="2.25525" calcext:value-type="float">
            <text:p>2.25525</text:p>
          </table:table-cell>
          <table:table-cell table:style-name="ce18" table:formula="of:=[NOOP_seq_throughput.L42]" office:value-type="float" office:value="70.0375" calcext:value-type="float">
            <text:p>70.0375</text:p>
          </table:table-cell>
          <table:table-cell table:style-name="ce18" table:formula="of:=[CFQ_seq_throughput.K42]" office:value-type="float" office:value="11.6775" calcext:value-type="float">
            <text:p>11.6775</text:p>
          </table:table-cell>
          <table:table-cell table:style-name="ce18" table:formula="of:=[CFQ_seq_throughput.L42]" office:value-type="float" office:value="16.9" calcext:value-type="float">
            <text:p>16.9</text:p>
          </table:table-cell>
          <table:table-cell table:style-name="ce18" table:formula="of:=[SFQ_seq_throughput.K42]" office:value-type="float" office:value="5.70125" calcext:value-type="float">
            <text:p>5.70125</text:p>
          </table:table-cell>
          <table:table-cell table:style-name="ce18" table:formula="of:=[SFQ_seq_throughput.L42]" office:value-type="float" office:value="53.51875" calcext:value-type="float">
            <text:p>53.518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7" table:number-columns-repeated="7"/>
          <table:table-cell table:number-columns-repeated="2"/>
          <table:table-cell table:style-name="ce18" table:formula="of:=[NOOP_seq_throughput.K62]" office:value-type="float" office:value="13.03125" calcext:value-type="float">
            <text:p>13.03125</text:p>
          </table:table-cell>
          <table:table-cell table:style-name="ce18" table:formula="of:=[NOOP_seq_throughput.L62]" office:value-type="float" office:value="16.8" calcext:value-type="float">
            <text:p>16.8</text:p>
          </table:table-cell>
          <table:table-cell table:style-name="ce18" table:formula="of:=[CFQ_seq_throughput.K62]" office:value-type="float" office:value="11.339" calcext:value-type="float">
            <text:p>11.339</text:p>
          </table:table-cell>
          <table:table-cell table:style-name="ce18" table:formula="of:=[CFQ_seq_throughput.L62]" office:value-type="float" office:value="15.40625" calcext:value-type="float">
            <text:p>15.40625</text:p>
          </table:table-cell>
          <table:table-cell table:style-name="ce18" table:formula="of:=[SFQ_seq_throughput.K62]" office:value-type="float" office:value="5.70125" calcext:value-type="float">
            <text:p>5.70125</text:p>
          </table:table-cell>
          <table:table-cell table:style-name="ce18" table:formula="of:=[SFQ_seq_throughput.L62]" office:value-type="float" office:value="53.51875" calcext:value-type="float">
            <text:p>53.518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7" table:number-columns-repeated="7"/>
          <table:table-cell/>
          <table:table-cell table:style-name="ce9" office:value-type="string" calcext:value-type="string">
            <text:p>MEAN</text:p>
          </table:table-cell>
          <table:table-cell table:formula="of:=AVERAGE([.S33:.S35])" office:value-type="float" office:value="9.43091666666667" calcext:value-type="float">
            <text:p>9.43091666666667</text:p>
          </table:table-cell>
          <table:table-cell table:formula="of:=AVERAGE([.T33:.T35])" office:value-type="float" office:value="34.3145833333333" calcext:value-type="float">
            <text:p>34.3145833333333</text:p>
          </table:table-cell>
          <table:table-cell table:formula="of:=AVERAGE([.U33:.U35])" office:value-type="float" office:value="11.58675" calcext:value-type="float">
            <text:p>11.58675</text:p>
          </table:table-cell>
          <table:table-cell table:formula="of:=AVERAGE([.V33:.V35])" office:value-type="float" office:value="15.6020833333333" calcext:value-type="float">
            <text:p>15.6020833333333</text:p>
          </table:table-cell>
          <table:table-cell table:formula="of:=AVERAGE([.W33:.W35])" office:value-type="float" office:value="5.89466666666667" calcext:value-type="float">
            <text:p>5.89466666666667</text:p>
          </table:table-cell>
          <table:table-cell table:formula="of:=AVERAGE([.X33:.X35])" office:value-type="float" office:value="51.75625" calcext:value-type="float">
            <text:p>51.7562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6"/>
          <table:table-cell table:style-name="ce21"/>
          <table:table-cell table:style-name="ce16" table:number-columns-repeated="5"/>
          <table:table-cell/>
          <table:table-cell table:style-name="ce9" office:value-type="string" calcext:value-type="string">
            <text:p>STD</text:p>
          </table:table-cell>
          <table:table-cell table:formula="of:=STDEV([.S33:.S35])" office:value-type="float" office:value="6.21432219420053" calcext:value-type="float">
            <text:p>6.21432219420053</text:p>
          </table:table-cell>
          <table:table-cell table:formula="of:=STDEV([.T33:.T35])" office:value-type="float" office:value="30.9388979061283" calcext:value-type="float">
            <text:p>30.9388979061283</text:p>
          </table:table-cell>
          <table:table-cell table:formula="of:=STDEV([.U33:.U35])" office:value-type="float" office:value="0.217099775448986" calcext:value-type="float">
            <text:p>0.217099775448986</text:p>
          </table:table-cell>
          <table:table-cell table:formula="of:=STDEV([.V33:.V35])" office:value-type="float" office:value="1.21192533632783" calcext:value-type="float">
            <text:p>1.21192533632783</text:p>
          </table:table-cell>
          <table:table-cell table:formula="of:=STDEV([.W33:.W35])" office:value-type="float" office:value="0.335007493697281" calcext:value-type="float">
            <text:p>0.335007493697281</text:p>
          </table:table-cell>
          <table:table-cell table:formula="of:=STDEV([.X33:.X35])" office:value-type="float" office:value="3.05273954834014" calcext:value-type="float">
            <text:p>3.0527395483401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7"/>
          <table:table-cell/>
          <table:table-cell table:style-name="ce9" office:value-type="string" calcext:value-type="string">
            <text:p>Slow-down</text:p>
          </table:table-cell>
          <table:table-cell table:formula="of:=[.D9]/[.S36]" office:value-type="float" office:value="159.475484002085" calcext:value-type="float">
            <text:p>159.475484002085</text:p>
          </table:table-cell>
          <table:table-cell table:formula="of:=[.D17]/[.T36]" office:value-type="float" office:value="96.1593103029568" calcext:value-type="float">
            <text:p>96.1593103029568</text:p>
          </table:table-cell>
          <table:table-cell table:formula="of:=[.F9]/[.U36]" office:value-type="float" office:value="120.223531188642" calcext:value-type="float">
            <text:p>120.223531188642</text:p>
          </table:table-cell>
          <table:table-cell table:formula="of:=[.F17]/[.V36]" office:value-type="float" office:value="222.384831085592" calcext:value-type="float">
            <text:p>222.384831085592</text:p>
          </table:table-cell>
          <table:table-cell table:formula="of:=[.H9]/[.W36]" office:value-type="float" office:value="228.737842117168" calcext:value-type="float">
            <text:p>228.737842117168</text:p>
          </table:table-cell>
          <table:table-cell table:formula="of:=[.H17]/[.X36]" office:value-type="float" office:value="65.9437266030673" calcext:value-type="float">
            <text:p>65.9437266030673</text:p>
          </table:table-cell>
          <table:table-cell table:number-columns-repeated="5"/>
        </table:table-row>
      </table:table>
      <table:table table:name="NOOP_seq_throughput" table:style-name="ta1"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.3" calcext:value-type="float">
            <text:p>38.3</text:p>
          </table:table-cell>
          <table:table-cell office:value-type="float" office:value="7.168" calcext:value-type="float">
            <text:p>7.168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6" calcext:value-type="float">
            <text:p>22.6</text:p>
          </table:table-cell>
          <table:table-cell office:value-type="float" office:value="6.612" calcext:value-type="float">
            <text:p>6.612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6.116" calcext:value-type="float">
            <text:p>6.116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.9" calcext:value-type="float">
            <text:p>30.9</text:p>
          </table:table-cell>
          <table:table-cell office:value-type="float" office:value="8.136" calcext:value-type="float">
            <text:p>8.136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6.092" calcext:value-type="float">
            <text:p>6.092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5.8" calcext:value-type="float">
            <text:p>15.8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.1" calcext:value-type="float">
            <text:p>20.1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3.4" calcext:value-type="float">
            <text:p>13.4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.096" calcext:value-type="float">
            <text:p>6.096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7.072" calcext:value-type="float">
            <text:p>7.072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7.124" calcext:value-type="float">
            <text:p>7.12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.096" calcext:value-type="float">
            <text:p>6.096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7.576" calcext:value-type="float">
            <text:p>7.576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8.804" calcext:value-type="float">
            <text:p>8.804</text:p>
          </table:table-cell>
          <table:table-cell table:number-columns-repeated="2"/>
          <table:table-cell office:value-type="float" office:value="3.356" calcext:value-type="float">
            <text:p>3.35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7.172" calcext:value-type="float">
            <text:p>7.172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72" calcext:value-type="float">
            <text:p>8.772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office:value-type="float" office:value="3.356" calcext:value-type="float">
            <text:p>3.35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644" calcext:value-type="float">
            <text:p>6.644</text:p>
          </table:table-cell>
          <table:table-cell office:value-type="float" office:value="8.14" calcext:value-type="float">
            <text:p>8.14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20.301" calcext:value-type="float">
            <text:p>20.301</text:p>
          </table:table-cell>
          <table:table-cell table:formula="of:=AVERAGE([.D6:.D21])" office:value-type="float" office:value="7.82025" calcext:value-type="float">
            <text:p>7.820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3.36" calcext:value-type="float">
            <text:p>3.36</text:p>
          </table:table-cell>
          <table:table-cell table:formula="of:=AVERAGE([.H6:.H21])" office:value-type="float" office:value="105" calcext:value-type="float">
            <text:p>10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13.00625" calcext:value-type="float">
            <text:p>13.00625</text:p>
          </table:table-cell>
          <table:table-cell table:formula="of:=AVERAGE([.L6:.L21])" office:value-type="float" office:value="16.10625" calcext:value-type="float">
            <text:p>16.106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9.9" calcext:value-type="float">
            <text:p>29.9</text:p>
          </table:table-cell>
          <table:table-cell office:value-type="float" office:value="9.196" calcext:value-type="float">
            <text:p>9.196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.2" calcext:value-type="float">
            <text:p>70.2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9.9" calcext:value-type="float">
            <text:p>29.9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.1" calcext:value-type="float">
            <text:p>70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.1" calcext:value-type="float">
            <text:p>70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36.4" calcext:value-type="float">
            <text:p>36.4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8.756" calcext:value-type="float">
            <text:p>8.756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.1" calcext:value-type="float">
            <text:p>70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.1" calcext:value-type="float">
            <text:p>19.1</text:p>
          </table:table-cell>
          <table:table-cell office:value-type="float" office:value="9.268" calcext:value-type="float">
            <text:p>9.268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.1" calcext:value-type="float">
            <text:p>70.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8.688" calcext:value-type="float">
            <text:p>8.688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8" calcext:value-type="float">
            <text:p>13.8</text:p>
          </table:table-cell>
          <table:table-cell office:value-type="float" office:value="8.24" calcext:value-type="float">
            <text:p>8.24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8" calcext:value-type="float">
            <text:p>13.8</text:p>
          </table:table-cell>
          <table:table-cell office:value-type="float" office:value="9.184" calcext:value-type="float">
            <text:p>9.184</text:p>
          </table:table-cell>
          <table:table-cell table:number-columns-repeated="2"/>
          <table:table-cell office:value-type="float" office:value="3.368" calcext:value-type="float">
            <text:p>3.368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.184" calcext:value-type="float">
            <text:p>9.184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8.68" calcext:value-type="float">
            <text:p>8.68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35.9" calcext:value-type="float">
            <text:p>35.9</text:p>
          </table:table-cell>
          <table:table-cell office:value-type="float" office:value="8.68" calcext:value-type="float">
            <text:p>8.68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6.784" calcext:value-type="float">
            <text:p>6.784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44" calcext:value-type="float">
            <text:p>2.244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.504" calcext:value-type="float">
            <text:p>8.504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6.784" calcext:value-type="float">
            <text:p>6.784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2.256" calcext:value-type="float">
            <text:p>2.256</text:p>
          </table:table-cell>
          <table:table-cell office:value-type="float" office:value="70" calcext:value-type="float">
            <text:p>70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21.525" calcext:value-type="float">
            <text:p>21.525</text:p>
          </table:table-cell>
          <table:table-cell table:formula="of:=AVERAGE([.D26:.D41])" office:value-type="float" office:value="8.9655" calcext:value-type="float">
            <text:p>8.965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3.36125" calcext:value-type="float">
            <text:p>3.36125</text:p>
          </table:table-cell>
          <table:table-cell table:formula="of:=AVERAGE([.H26:.H41])" office:value-type="float" office:value="105" calcext:value-type="float">
            <text:p>10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2.25525" calcext:value-type="float">
            <text:p>2.25525</text:p>
          </table:table-cell>
          <table:table-cell table:formula="of:=AVERAGE([.L26:.L41])" office:value-type="float" office:value="70.0375" calcext:value-type="float">
            <text:p>70.037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13.8" calcext:value-type="float">
            <text:p>13.8</text:p>
          </table:table-cell>
          <table:table-cell office:value-type="float" office:value="16.8" calcext:value-type="float">
            <text:p>16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.504" calcext:value-type="float">
            <text:p>9.50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3.368" calcext:value-type="float">
            <text:p>3.368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13.8" calcext:value-type="float">
            <text:p>13.8</text:p>
          </table:table-cell>
          <table:table-cell office:value-type="float" office:value="16.8" calcext:value-type="float">
            <text:p>16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9.004" calcext:value-type="float">
            <text:p>9.00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/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9.004" calcext:value-type="float">
            <text:p>9.00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8.992" calcext:value-type="float">
            <text:p>8.992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8.992" calcext:value-type="float">
            <text:p>8.992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8.936" calcext:value-type="float">
            <text:p>8.936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.7" calcext:value-type="float">
            <text:p>36.7</text:p>
          </table:table-cell>
          <table:table-cell office:value-type="float" office:value="8.928" calcext:value-type="float">
            <text:p>8.928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3.4" calcext:value-type="float">
            <text:p>13.4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8.928" calcext:value-type="float">
            <text:p>8.928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8.936" calcext:value-type="float">
            <text:p>8.936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7.94" calcext:value-type="float">
            <text:p>7.9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7.94" calcext:value-type="float">
            <text:p>7.9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7.94" calcext:value-type="float">
            <text:p>7.94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7.452" calcext:value-type="float">
            <text:p>7.452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.452" calcext:value-type="float">
            <text:p>7.452</text:p>
          </table:table-cell>
          <table:table-cell table:number-columns-repeated="2"/>
          <table:table-cell office:value-type="float" office:value="3.364" calcext:value-type="float">
            <text:p>3.36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22.48125" calcext:value-type="float">
            <text:p>22.48125</text:p>
          </table:table-cell>
          <table:table-cell table:formula="of:=AVERAGE([.D46:.D61])" office:value-type="float" office:value="8.73425" calcext:value-type="float">
            <text:p>8.734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3.36425" calcext:value-type="float">
            <text:p>3.36425</text:p>
          </table:table-cell>
          <table:table-cell table:formula="of:=AVERAGE([.H46:.H61])" office:value-type="float" office:value="105" calcext:value-type="float">
            <text:p>10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13.03125" calcext:value-type="float">
            <text:p>13.03125</text:p>
          </table:table-cell>
          <table:table-cell table:formula="of:=AVERAGE([.L46:.L61])" office:value-type="float" office:value="16.8" calcext:value-type="float">
            <text:p>16.8</text:p>
          </table:table-cell>
          <table:table-cell table:number-columns-repeated="2"/>
        </table:table-row>
      </table:table>
      <table:table table:name="NOOP_seq_latency" table:style-name="ta1"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168" calcext:value-type="float">
            <text:p>392168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168" calcext:value-type="float">
            <text:p>392168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727" calcext:value-type="float">
            <text:p>274727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337642" calcext:value-type="float">
            <text:p>337642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945" calcext:value-type="float">
            <text:p>408945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004878" calcext:value-type="float">
            <text:p>2004878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139096" calcext:value-type="float">
            <text:p>2139096</text:p>
          </table:table-cell>
          <table:table-cell office:value-type="float" office:value="2566915" calcext:value-type="float">
            <text:p>25669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1370" calcext:value-type="float">
            <text:p>2231370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04473" calcext:value-type="float">
            <text:p>204473</text:p>
          </table:table-cell>
          <table:table-cell office:value-type="float" office:value="2566915" calcext:value-type="float">
            <text:p>25669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1370" calcext:value-type="float">
            <text:p>2231370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337642" calcext:value-type="float">
            <text:p>337642</text:p>
          </table:table-cell>
          <table:table-cell office:value-type="float" office:value="2566915" calcext:value-type="float">
            <text:p>25669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1370" calcext:value-type="float">
            <text:p>2231370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4925" calcext:value-type="float">
            <text:p>2264925</text:p>
          </table:table-cell>
          <table:table-cell office:value-type="float" office:value="2231370" calcext:value-type="float">
            <text:p>2231370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46416" calcext:value-type="float">
            <text:p>246416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945" calcext:value-type="float">
            <text:p>408945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1370" calcext:value-type="float">
            <text:p>2231370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58999" calcext:value-type="float">
            <text:p>258999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088" calcext:value-type="float">
            <text:p>304088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61096" calcext:value-type="float">
            <text:p>261096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1370" calcext:value-type="float">
            <text:p>2231370</text:p>
          </table:table-cell>
          <table:table-cell office:value-type="float" office:value="2264925" calcext:value-type="float">
            <text:p>2264925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533360" calcext:value-type="float">
            <text:p>2533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1541407.25" calcext:value-type="float">
            <text:p>1541407.25</text:p>
          </table:table-cell>
          <table:table-cell table:formula="of:=AVERAGE([.D6:.D21])" office:value-type="float" office:value="2262827.8125" calcext:value-type="float">
            <text:p>2262827.8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52167" calcext:value-type="float">
            <text:p>52167</text:p>
          </table:table-cell>
          <table:table-cell table:formula="of:=AVERAGE([.H6:.H21])" office:value-type="float" office:value="52167" calcext:value-type="float">
            <text:p>52167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447873.5625" calcext:value-type="float">
            <text:p>447873.5625</text:p>
          </table:table-cell>
          <table:table-cell table:formula="of:=AVERAGE([.L6:.L21])" office:value-type="float" office:value="2539651.5625" calcext:value-type="float">
            <text:p>2539651.56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42222" calcext:value-type="float">
            <text:p>242222</text:p>
          </table:table-cell>
          <table:table-cell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64627" calcext:value-type="float">
            <text:p>164627</text:p>
          </table:table-cell>
          <table:table-cell office:value-type="float" office:value="160433" calcext:value-type="float">
            <text:p>16043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52044" calcext:value-type="float">
            <text:p>1520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417334" calcext:value-type="float">
            <text:p>417334</text:p>
          </table:table-cell>
          <table:table-cell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table:number-columns-repeated="2" office:value-type="float" office:value="158335" calcext:value-type="float">
            <text:p>15833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488637" calcext:value-type="float">
            <text:p>488637</text:p>
          </table:table-cell>
          <table:table-cell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49947" calcext:value-type="float">
            <text:p>14994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488637" calcext:value-type="float">
            <text:p>488637</text:p>
          </table:table-cell>
          <table:table-cell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54141" calcext:value-type="float">
            <text:p>15414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60433" calcext:value-type="float">
            <text:p>16043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417334" calcext:value-type="float">
            <text:p>417334</text:p>
          </table:table-cell>
          <table:table-cell office:value-type="float" office:value="2164261" calcext:value-type="float">
            <text:p>21642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54141" calcext:value-type="float">
            <text:p>15414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501220" calcext:value-type="float">
            <text:p>501220</text:p>
          </table:table-cell>
          <table:table-cell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66724" calcext:value-type="float">
            <text:p>166724</text:p>
          </table:table-cell>
          <table:table-cell office:value-type="float" office:value="152044" calcext:value-type="float">
            <text:p>1520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52044" calcext:value-type="float">
            <text:p>1520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60433" calcext:value-type="float">
            <text:p>160433</text:p>
          </table:table-cell>
          <table:table-cell office:value-type="float" office:value="147850" calcext:value-type="float">
            <text:p>14785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417334" calcext:value-type="float">
            <text:p>417334</text:p>
          </table:table-cell>
          <table:table-cell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62530" calcext:value-type="float">
            <text:p>162530</text:p>
          </table:table-cell>
          <table:table-cell office:value-type="float" office:value="154141" calcext:value-type="float">
            <text:p>15414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60433" calcext:value-type="float">
            <text:p>160433</text:p>
          </table:table-cell>
          <table:table-cell office:value-type="float" office:value="149947" calcext:value-type="float">
            <text:p>14994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54141" calcext:value-type="float">
            <text:p>154141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49947" calcext:value-type="float">
            <text:p>14994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64627" calcext:value-type="float">
            <text:p>164627</text:p>
          </table:table-cell>
          <table:table-cell office:value-type="float" office:value="147850" calcext:value-type="float">
            <text:p>147850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64261" calcext:value-type="float">
            <text:p>216426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149947" calcext:value-type="float">
            <text:p>149947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403191.6875" calcext:value-type="float">
            <text:p>1403191.6875</text:p>
          </table:table-cell>
          <table:table-cell table:formula="of:=AVERAGE([.D26:.D41])" office:value-type="float" office:value="2164261" calcext:value-type="float">
            <text:p>2164261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52232.5" calcext:value-type="float">
            <text:p>52232.5</text:p>
          </table:table-cell>
          <table:table-cell table:formula="of:=AVERAGE([.H26:.H41])" office:value-type="float" office:value="52167" calcext:value-type="float">
            <text:p>52167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160170.25" calcext:value-type="float">
            <text:p>160170.25</text:p>
          </table:table-cell>
          <table:table-cell table:formula="of:=AVERAGE([.L26:.L41])" office:value-type="float" office:value="152961.5625" calcext:value-type="float">
            <text:p>152961.562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8335" calcext:value-type="float">
            <text:p>158335</text:p>
          </table:table-cell>
          <table:table-cell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200279" calcext:value-type="float">
            <text:p>200279</text:p>
          </table:table-cell>
          <table:table-cell office:value-type="float" office:value="666895" calcext:value-type="float">
            <text:p>66689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4141" calcext:value-type="float">
            <text:p>154141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202376" calcext:value-type="float">
            <text:p>202376</text:p>
          </table:table-cell>
          <table:table-cell office:value-type="float" office:value="666895" calcext:value-type="float">
            <text:p>66689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466251" calcext:value-type="float">
            <text:p>2466251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183501" calcext:value-type="float">
            <text:p>183501</text:p>
          </table:table-cell>
          <table:table-cell office:value-type="float" office:value="675283" calcext:value-type="float">
            <text:p>675283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style-name="ce10"/>
          <table:table-cell/>
          <table:table-cell office:value-type="float" office:value="501220" calcext:value-type="float">
            <text:p>501220</text:p>
          </table:table-cell>
          <table:table-cell office:value-type="float" office:value="666895" calcext:value-type="float">
            <text:p>66689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466251" calcext:value-type="float">
            <text:p>2466251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337642" calcext:value-type="float">
            <text:p>337642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6349" calcext:value-type="float">
            <text:p>1216349</text:p>
          </table:table-cell>
          <table:table-cell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890" calcext:value-type="float">
            <text:p>191890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6251" calcext:value-type="float">
            <text:p>2466251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9806" calcext:value-type="float">
            <text:p>2499806</text:p>
          </table:table-cell>
          <table:table-cell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02376" calcext:value-type="float">
            <text:p>202376</text:p>
          </table:table-cell>
          <table:table-cell office:value-type="float" office:value="675283" calcext:value-type="float">
            <text:p>6752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6251" calcext:value-type="float">
            <text:p>2466251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675283" calcext:value-type="float">
            <text:p>6752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2794" calcext:value-type="float">
            <text:p>1182794</text:p>
          </table:table-cell>
          <table:table-cell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675283" calcext:value-type="float">
            <text:p>6752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191890" calcext:value-type="float">
            <text:p>191890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335" calcext:value-type="float">
            <text:p>158335</text:p>
          </table:table-cell>
          <table:table-cell office:value-type="float" office:value="2499806" calcext:value-type="float">
            <text:p>2499806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00279" calcext:value-type="float">
            <text:p>200279</text:p>
          </table:table-cell>
          <table:table-cell office:value-type="float" office:value="675283" calcext:value-type="float">
            <text:p>6752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9806" calcext:value-type="float">
            <text:p>2499806</text:p>
          </table:table-cell>
          <table:table-cell office:value-type="float" office:value="2466251" calcext:value-type="float">
            <text:p>2466251</text:p>
          </table:table-cell>
          <table:table-cell table:number-columns-repeated="2"/>
          <table:table-cell table:number-columns-repeated="2" office:value-type="float" office:value="52167" calcext:value-type="float">
            <text:p>52167</text:p>
          </table:table-cell>
          <table:table-cell table:number-columns-repeated="2"/>
          <table:table-cell office:value-type="float" office:value="204473" calcext:value-type="float">
            <text:p>204473</text:p>
          </table:table-cell>
          <table:table-cell office:value-type="float" office:value="666895" calcext:value-type="float">
            <text:p>6668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596785.0625" calcext:value-type="float">
            <text:p>1596785.0625</text:p>
          </table:table-cell>
          <table:table-cell table:formula="of:=AVERAGE([.D46:.D61])" office:value-type="float" office:value="2483028.5" calcext:value-type="float">
            <text:p>2483028.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52167" calcext:value-type="float">
            <text:p>52167</text:p>
          </table:table-cell>
          <table:table-cell table:formula="of:=AVERAGE([.H46:.H61])" office:value-type="float" office:value="52167" calcext:value-type="float">
            <text:p>52167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218104.4375" calcext:value-type="float">
            <text:p>218104.4375</text:p>
          </table:table-cell>
          <table:table-cell table:formula="of:=AVERAGE([.L46:.L61])" office:value-type="float" office:value="669516.25" calcext:value-type="float">
            <text:p>669516.25</text:p>
          </table:table-cell>
          <table:table-cell table:number-columns-repeated="2"/>
        </table:table-row>
      </table:table>
      <table:table table:name="SFQ_seq_throughput" table:style-name="ta1"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9" calcext:value-type="float">
            <text:p>14.9</text:p>
          </table:table-cell>
          <table:table-cell office:value-type="float" office:value="6.936" calcext:value-type="float">
            <text:p>6.936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8.26" calcext:value-type="float">
            <text:p>8.26</text:p>
          </table:table-cell>
          <table:table-cell office:value-type="float" office:value="48.5" calcext:value-type="float">
            <text:p>48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6" calcext:value-type="float">
            <text:p>12.6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924" calcext:value-type="float">
            <text:p>5.924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936" calcext:value-type="float">
            <text:p>6.936</text:p>
          </table:table-cell>
          <table:table-cell office:value-type="float" office:value="11.2" calcext:value-type="float">
            <text:p>11.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84" calcext:value-type="float">
            <text:p>5.84</text:p>
          </table:table-cell>
          <table:table-cell office:value-type="float" office:value="48.4" calcext:value-type="float">
            <text:p>48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3" calcext:value-type="float">
            <text:p>15.3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424" calcext:value-type="float">
            <text:p>5.424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9" calcext:value-type="float">
            <text:p>14.9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7.332" calcext:value-type="float">
            <text:p>7.332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8" calcext:value-type="float">
            <text:p>52.8</text:p>
          </table:table-cell>
          <table:table-cell table:number-columns-repeated="2"/>
          <table:table-cell office:value-type="float" office:value="5.836" calcext:value-type="float">
            <text:p>5.836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0.3" calcext:value-type="float">
            <text:p>10.3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8" calcext:value-type="float">
            <text:p>52.8</text:p>
          </table:table-cell>
          <table:table-cell table:number-columns-repeated="2"/>
          <table:table-cell office:value-type="float" office:value="8.924" calcext:value-type="float">
            <text:p>8.924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.9" calcext:value-type="float">
            <text:p>18.9</text:p>
          </table:table-cell>
          <table:table-cell office:value-type="float" office:value="14.7" calcext:value-type="float">
            <text:p>14.7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6.884" calcext:value-type="float">
            <text:p>6.884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2" calcext:value-type="float">
            <text:p>11.2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6.352" calcext:value-type="float">
            <text:p>6.352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2" calcext:value-type="float">
            <text:p>11.2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916" calcext:value-type="float">
            <text:p>5.916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.6" calcext:value-type="float">
            <text:p>12.6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844" calcext:value-type="float">
            <text:p>5.844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8" calcext:value-type="float">
            <text:p>52.8</text:p>
          </table:table-cell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936" calcext:value-type="float">
            <text:p>6.936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8" calcext:value-type="float">
            <text:p>52.8</text:p>
          </table:table-cell>
          <table:table-cell table:number-columns-repeated="2"/>
          <table:table-cell office:value-type="float" office:value="5.812" calcext:value-type="float">
            <text:p>5.812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408" calcext:value-type="float">
            <text:p>5.408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416" calcext:value-type="float">
            <text:p>5.416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0.3" calcext:value-type="float">
            <text:p>10.3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412" calcext:value-type="float">
            <text:p>5.412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12.04825" calcext:value-type="float">
            <text:p>12.04825</text:p>
          </table:table-cell>
          <table:table-cell table:formula="of:=AVERAGE([.D6:.D21])" office:value-type="float" office:value="11.4085" calcext:value-type="float">
            <text:p>11.408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1.68775" calcext:value-type="float">
            <text:p>1.68775</text:p>
          </table:table-cell>
          <table:table-cell table:formula="of:=AVERAGE([.H6:.H21])" office:value-type="float" office:value="52.65" calcext:value-type="float">
            <text:p>52.6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6.2815" calcext:value-type="float">
            <text:p>6.2815</text:p>
          </table:table-cell>
          <table:table-cell table:formula="of:=AVERAGE([.L6:.L21])" office:value-type="float" office:value="48.23125" calcext:value-type="float">
            <text:p>48.231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1" calcext:value-type="float">
            <text:p>22.1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5.88" calcext:value-type="float">
            <text:p>5.8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5.12" calcext:value-type="float">
            <text:p>5.12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4.88" calcext:value-type="float">
            <text:p>4.8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3.6" calcext:value-type="float">
            <text:p>23.6</text:p>
          </table:table-cell>
          <table:table-cell office:value-type="float" office:value="9.688" calcext:value-type="float">
            <text:p>9.688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3" calcext:value-type="float">
            <text:p>53</text:p>
          </table:table-cell>
          <table:table-cell table:style-name="ce10"/>
          <table:table-cell/>
          <table:table-cell office:value-type="float" office:value="6.876" calcext:value-type="float">
            <text:p>6.876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7" calcext:value-type="float">
            <text:p>17.7</text:p>
          </table:table-cell>
          <table:table-cell office:value-type="float" office:value="9.95" calcext:value-type="float">
            <text:p>9.95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4.876" calcext:value-type="float">
            <text:p>4.876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8.04" calcext:value-type="float">
            <text:p>8.04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5.896" calcext:value-type="float">
            <text:p>5.896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.032" calcext:value-type="float">
            <text:p>8.032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6" calcext:value-type="float">
            <text:p>52.6</text:p>
          </table:table-cell>
          <table:table-cell table:style-name="ce10"/>
          <table:table-cell/>
          <table:table-cell office:value-type="float" office:value="6.872" calcext:value-type="float">
            <text:p>6.872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7.832" calcext:value-type="float">
            <text:p>7.832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5" calcext:value-type="float">
            <text:p>52.5</text:p>
          </table:table-cell>
          <table:table-cell table:style-name="ce10"/>
          <table:table-cell/>
          <table:table-cell office:value-type="float" office:value="6.368" calcext:value-type="float">
            <text:p>6.36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7.744" calcext:value-type="float">
            <text:p>7.744</text:p>
          </table:table-cell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6.364" calcext:value-type="float">
            <text:p>6.364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8.032" calcext:value-type="float">
            <text:p>8.032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8" calcext:value-type="float">
            <text:p>52.8</text:p>
          </table:table-cell>
          <table:table-cell table:style-name="ce10"/>
          <table:table-cell/>
          <table:table-cell office:value-type="float" office:value="5.564" calcext:value-type="float">
            <text:p>5.564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8.04" calcext:value-type="float">
            <text:p>8.04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3" calcext:value-type="float">
            <text:p>53</text:p>
          </table:table-cell>
          <table:table-cell table:style-name="ce10"/>
          <table:table-cell/>
          <table:table-cell office:value-type="float" office:value="5.348" calcext:value-type="float">
            <text:p>5.34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.032" calcext:value-type="float">
            <text:p>8.03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8" calcext:value-type="float">
            <text:p>52.8</text:p>
          </table:table-cell>
          <table:table-cell table:style-name="ce10"/>
          <table:table-cell/>
          <table:table-cell office:value-type="float" office:value="5.248" calcext:value-type="float">
            <text:p>5.24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7.832" calcext:value-type="float">
            <text:p>7.832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4" calcext:value-type="float">
            <text:p>52.4</text:p>
          </table:table-cell>
          <table:table-cell table:style-name="ce10"/>
          <table:table-cell/>
          <table:table-cell office:value-type="float" office:value="5.876" calcext:value-type="float">
            <text:p>5.876</text:p>
          </table:table-cell>
          <table:table-cell office:value-type="float" office:value="53.8" calcext:value-type="float">
            <text:p>53.8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9.92" calcext:value-type="float">
            <text:p>9.92</text:p>
          </table:table-cell>
          <table:table-cell office:value-type="float" office:value="7.748" calcext:value-type="float">
            <text:p>7.748</text:p>
          </table:table-cell>
          <table:table-cell table:number-columns-repeated="2"/>
          <table:table-cell office:value-type="float" office:value="1.692" calcext:value-type="float">
            <text:p>1.692</text:p>
          </table:table-cell>
          <table:table-cell office:value-type="float" office:value="53" calcext:value-type="float">
            <text:p>53</text:p>
          </table:table-cell>
          <table:table-cell table:style-name="ce10"/>
          <table:table-cell/>
          <table:table-cell office:value-type="float" office:value="5.368" calcext:value-type="float">
            <text:p>5.36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.316" calcext:value-type="float">
            <text:p>6.316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5.344" calcext:value-type="float">
            <text:p>5.344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6.316" calcext:value-type="float">
            <text:p>6.316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9" calcext:value-type="float">
            <text:p>52.9</text:p>
          </table:table-cell>
          <table:table-cell table:style-name="ce10"/>
          <table:table-cell/>
          <table:table-cell office:value-type="float" office:value="5.34" calcext:value-type="float">
            <text:p>5.34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7.40125" calcext:value-type="float">
            <text:p>17.40125</text:p>
          </table:table-cell>
          <table:table-cell table:formula="of:=AVERAGE([.D26:.D41])" office:value-type="float" office:value="8.968875" calcext:value-type="float">
            <text:p>8.968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1.68175" calcext:value-type="float">
            <text:p>1.68175</text:p>
          </table:table-cell>
          <table:table-cell table:formula="of:=AVERAGE([.H26:.H41])" office:value-type="float" office:value="52.83125" calcext:value-type="float">
            <text:p>52.8312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5.70125" calcext:value-type="float">
            <text:p>5.70125</text:p>
          </table:table-cell>
          <table:table-cell table:formula="of:=AVERAGE([.L26:.L41])" office:value-type="float" office:value="53.51875" calcext:value-type="float">
            <text:p>53.5187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.1" calcext:value-type="float">
            <text:p>22.1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1" calcext:value-type="float">
            <text:p>53.1</text:p>
          </table:table-cell>
          <table:table-cell table:style-name="ce10"/>
          <table:table-cell/>
          <table:table-cell office:value-type="float" office:value="5.88" calcext:value-type="float">
            <text:p>5.8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style-name="ce10"/>
          <table:table-cell/>
          <table:table-cell office:value-type="float" office:value="5.12" calcext:value-type="float">
            <text:p>5.12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style-name="ce10"/>
          <table:table-cell/>
          <table:table-cell office:value-type="float" office:value="4.88" calcext:value-type="float">
            <text:p>4.88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3.6" calcext:value-type="float">
            <text:p>23.6</text:p>
          </table:table-cell>
          <table:table-cell office:value-type="float" office:value="9.688" calcext:value-type="float">
            <text:p>9.688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1" calcext:value-type="float">
            <text:p>53.1</text:p>
          </table:table-cell>
          <table:table-cell table:style-name="ce10"/>
          <table:table-cell/>
          <table:table-cell office:value-type="float" office:value="6.876" calcext:value-type="float">
            <text:p>6.876</text:p>
          </table:table-cell>
          <table:table-cell office:value-type="float" office:value="53.5" calcext:value-type="float">
            <text:p>53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.7" calcext:value-type="float">
            <text:p>17.7</text:p>
          </table:table-cell>
          <table:table-cell office:value-type="float" office:value="9.95" calcext:value-type="float">
            <text:p>9.95</text:p>
          </table:table-cell>
          <table:table-cell table:number-columns-repeated="2"/>
          <table:table-cell office:value-type="float" office:value="1.692" calcext:value-type="float">
            <text:p>1.692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4.876" calcext:value-type="float">
            <text:p>4.876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8.04" calcext:value-type="float">
            <text:p>8.04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5.896" calcext:value-type="float">
            <text:p>5.896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.032" calcext:value-type="float">
            <text:p>8.03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9" calcext:value-type="float">
            <text:p>52.9</text:p>
          </table:table-cell>
          <table:table-cell table:number-columns-repeated="2"/>
          <table:table-cell office:value-type="float" office:value="6.872" calcext:value-type="float">
            <text:p>6.872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7.832" calcext:value-type="float">
            <text:p>7.83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6.368" calcext:value-type="float">
            <text:p>6.368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7.744" calcext:value-type="float">
            <text:p>7.744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.364" calcext:value-type="float">
            <text:p>6.364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8.032" calcext:value-type="float">
            <text:p>8.03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5.564" calcext:value-type="float">
            <text:p>5.564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8.04" calcext:value-type="float">
            <text:p>8.04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5.348" calcext:value-type="float">
            <text:p>5.348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.032" calcext:value-type="float">
            <text:p>8.03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5.248" calcext:value-type="float">
            <text:p>5.248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7.832" calcext:value-type="float">
            <text:p>7.83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5.876" calcext:value-type="float">
            <text:p>5.876</text:p>
          </table:table-cell>
          <table:table-cell office:value-type="float" office:value="53.8" calcext:value-type="float">
            <text:p>53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92" calcext:value-type="float">
            <text:p>9.92</text:p>
          </table:table-cell>
          <table:table-cell office:value-type="float" office:value="7.748" calcext:value-type="float">
            <text:p>7.748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5.368" calcext:value-type="float">
            <text:p>5.368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.316" calcext:value-type="float">
            <text:p>6.316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5.344" calcext:value-type="float">
            <text:p>5.344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6.316" calcext:value-type="float">
            <text:p>6.316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5.34" calcext:value-type="float">
            <text:p>5.34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7.40125" calcext:value-type="float">
            <text:p>17.40125</text:p>
          </table:table-cell>
          <table:table-cell table:formula="of:=AVERAGE([.D46:.D61])" office:value-type="float" office:value="8.968875" calcext:value-type="float">
            <text:p>8.968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1.68825" calcext:value-type="float">
            <text:p>1.68825</text:p>
          </table:table-cell>
          <table:table-cell table:formula="of:=AVERAGE([.H46:.H61])" office:value-type="float" office:value="53.1125" calcext:value-type="float">
            <text:p>53.11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5.70125" calcext:value-type="float">
            <text:p>5.70125</text:p>
          </table:table-cell>
          <table:table-cell table:formula="of:=AVERAGE([.L46:.L61])" office:value-type="float" office:value="53.51875" calcext:value-type="float">
            <text:p>53.51875</text:p>
          </table:table-cell>
          <table:table-cell table:number-columns-repeated="2"/>
        </table:table-row>
      </table:table>
      <table:table table:name="SFQ_seq_latency" table:style-name="ta1"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699" calcext:value-type="float">
            <text:p>295699</text:p>
          </table:table-cell>
          <table:table-cell office:value-type="float" office:value="270533" calcext:value-type="float">
            <text:p>270533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517997" calcext:value-type="float">
            <text:p>517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987" calcext:value-type="float">
            <text:p>193987</text:p>
          </table:table-cell>
          <table:table-cell office:value-type="float" office:value="181404" calcext:value-type="float">
            <text:p>181404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513803" calcext:value-type="float">
            <text:p>5138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533" calcext:value-type="float">
            <text:p>270533</text:p>
          </table:table-cell>
          <table:table-cell office:value-type="float" office:value="267387" calcext:value-type="float">
            <text:p>267387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517997" calcext:value-type="float">
            <text:p>517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473" calcext:value-type="float">
            <text:p>204473</text:p>
          </table:table-cell>
          <table:table-cell office:value-type="float" office:value="168821" calcext:value-type="float">
            <text:p>168821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210764" calcext:value-type="float">
            <text:p>210764</text:p>
          </table:table-cell>
          <table:table-cell office:value-type="float" office:value="513803" calcext:value-type="float">
            <text:p>5138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056" calcext:value-type="float">
            <text:p>217056</text:p>
          </table:table-cell>
          <table:table-cell office:value-type="float" office:value="185598" calcext:value-type="float">
            <text:p>185598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513803" calcext:value-type="float">
            <text:p>5138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376" calcext:value-type="float">
            <text:p>202376</text:p>
          </table:table-cell>
          <table:table-cell office:value-type="float" office:value="193987" calcext:value-type="float">
            <text:p>193987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91890" calcext:value-type="float">
            <text:p>191890</text:p>
          </table:table-cell>
          <table:table-cell office:value-type="float" office:value="517997" calcext:value-type="float">
            <text:p>517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027" calcext:value-type="float">
            <text:p>238027</text:p>
          </table:table-cell>
          <table:table-cell office:value-type="float" office:value="200279" calcext:value-type="float">
            <text:p>200279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517997" calcext:value-type="float">
            <text:p>517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533" calcext:value-type="float">
            <text:p>270533</text:p>
          </table:table-cell>
          <table:table-cell office:value-type="float" office:value="198181" calcext:value-type="float">
            <text:p>198181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513803" calcext:value-type="float">
            <text:p>5138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056" calcext:value-type="float">
            <text:p>217056</text:p>
          </table:table-cell>
          <table:table-cell office:value-type="float" office:value="208667" calcext:value-type="float">
            <text:p>208667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517997" calcext:value-type="float">
            <text:p>517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181404" calcext:value-type="float">
            <text:p>181404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517997" calcext:value-type="float">
            <text:p>517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987" calcext:value-type="float">
            <text:p>193987</text:p>
          </table:table-cell>
          <table:table-cell office:value-type="float" office:value="189793" calcext:value-type="float">
            <text:p>189793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517997" calcext:value-type="float">
            <text:p>517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279" calcext:value-type="float">
            <text:p>200279</text:p>
          </table:table-cell>
          <table:table-cell office:value-type="float" office:value="295699" calcext:value-type="float">
            <text:p>295699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3216" calcext:value-type="float">
            <text:p>53216</text:p>
          </table:table-cell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522191" calcext:value-type="float">
            <text:p>522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210764" calcext:value-type="float">
            <text:p>210764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210764" calcext:value-type="float">
            <text:p>210764</text:p>
          </table:table-cell>
          <table:table-cell office:value-type="float" office:value="522191" calcext:value-type="float">
            <text:p>522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222" calcext:value-type="float">
            <text:p>242222</text:p>
          </table:table-cell>
          <table:table-cell office:value-type="float" office:value="191890" calcext:value-type="float">
            <text:p>191890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522191" calcext:value-type="float">
            <text:p>522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65290" calcext:value-type="float">
            <text:p>265290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93987" calcext:value-type="float">
            <text:p>193987</text:p>
          </table:table-cell>
          <table:table-cell office:value-type="float" office:value="522191" calcext:value-type="float">
            <text:p>522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056" calcext:value-type="float">
            <text:p>217056</text:p>
          </table:table-cell>
          <table:table-cell office:value-type="float" office:value="274727" calcext:value-type="float">
            <text:p>274727</text:p>
          </table:table-cell>
          <table:table-cell table:number-columns-repeated="2"/>
          <table:table-cell table:number-columns-repeated="2" office:value-type="float" office:value="53216" calcext:value-type="float">
            <text:p>53216</text:p>
          </table:table-cell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522191" calcext:value-type="float">
            <text:p>5221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220660.3125" calcext:value-type="float">
            <text:p>220660.3125</text:p>
          </table:table-cell>
          <table:table-cell table:formula="of:=AVERAGE([.D6:.D21])" office:value-type="float" office:value="217776.5" calcext:value-type="float">
            <text:p>217776.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53248.75" calcext:value-type="float">
            <text:p>53248.75</text:p>
          </table:table-cell>
          <table:table-cell table:formula="of:=AVERAGE([.H6:.H21])" office:value-type="float" office:value="53216" calcext:value-type="float">
            <text:p>53216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183239.1875" calcext:value-type="float">
            <text:p>183239.1875</text:p>
          </table:table-cell>
          <table:table-cell table:formula="of:=AVERAGE([.L6:.L21])" office:value-type="float" office:value="518259.125" calcext:value-type="float">
            <text:p>518259.12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office:value-type="float" office:value="54789" calcext:value-type="float">
            <text:p>54789</text:p>
          </table:table-cell>
          <table:table-cell office:value-type="float" office:value="56361" calcext:value-type="float">
            <text:p>56361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08667" calcext:value-type="float">
            <text:p>208667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9786" calcext:value-type="float">
            <text:p>59978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198181" calcext:value-type="float">
            <text:p>19818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4789" calcext:value-type="float">
            <text:p>54789</text:p>
          </table:table-cell>
          <table:table-cell table:style-name="ce10"/>
          <table:table-cell/>
          <table:table-cell office:value-type="float" office:value="206570" calcext:value-type="float">
            <text:p>206570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217056" calcext:value-type="float">
            <text:p>217056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54789" calcext:value-type="float">
            <text:p>54789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4789" calcext:value-type="float">
            <text:p>54789</text:p>
          </table:table-cell>
          <table:table-cell table:style-name="ce10"/>
          <table:table-cell/>
          <table:table-cell office:value-type="float" office:value="160433" calcext:value-type="float">
            <text:p>160433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4789" calcext:value-type="float">
            <text:p>54789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8181" calcext:value-type="float">
            <text:p>198181</text:p>
          </table:table-cell>
          <table:table-cell office:value-type="float" office:value="214959" calcext:value-type="float">
            <text:p>214959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9786" calcext:value-type="float">
            <text:p>59978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2861" calcext:value-type="float">
            <text:p>212861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56361" calcext:value-type="float">
            <text:p>56361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9786" calcext:value-type="float">
            <text:p>59978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4789" calcext:value-type="float">
            <text:p>54789</text:p>
          </table:table-cell>
          <table:table-cell table:style-name="ce10"/>
          <table:table-cell/>
          <table:table-cell office:value-type="float" office:value="160433" calcext:value-type="float">
            <text:p>160433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12861" calcext:value-type="float">
            <text:p>212861</text:p>
          </table:table-cell>
          <table:table-cell office:value-type="float" office:value="214959" calcext:value-type="float">
            <text:p>214959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54789" calcext:value-type="float">
            <text:p>54789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table:number-columns-repeated="2" office:value-type="float" office:value="54789" calcext:value-type="float">
            <text:p>54789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206570" calcext:value-type="float">
            <text:p>206570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158335" calcext:value-type="float">
            <text:p>158335</text:p>
          </table:table-cell>
          <table:table-cell office:value-type="float" office:value="599786" calcext:value-type="float">
            <text:p>59978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12861" calcext:value-type="float">
            <text:p>212861</text:p>
          </table:table-cell>
          <table:table-cell office:value-type="float" office:value="210764" calcext:value-type="float">
            <text:p>210764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8181" calcext:value-type="float">
            <text:p>198181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2861" calcext:value-type="float">
            <text:p>212861</text:p>
          </table:table-cell>
          <table:table-cell table:number-columns-repeated="2"/>
          <table:table-cell office:value-type="float" office:value="52167" calcext:value-type="float">
            <text:p>52167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90841.1875" calcext:value-type="float">
            <text:p>190841.1875</text:p>
          </table:table-cell>
          <table:table-cell table:formula="of:=AVERAGE([.D26:.D41])" office:value-type="float" office:value="210108.75" calcext:value-type="float">
            <text:p>210108.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53117.25" calcext:value-type="float">
            <text:p>53117.25</text:p>
          </table:table-cell>
          <table:table-cell table:formula="of:=AVERAGE([.H26:.H41])" office:value-type="float" office:value="55214.75" calcext:value-type="float">
            <text:p>55214.75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204079.9375" calcext:value-type="float">
            <text:p>204079.9375</text:p>
          </table:table-cell>
          <table:table-cell table:formula="of:=AVERAGE([.L26:.L41])" office:value-type="float" office:value="593494.25" calcext:value-type="float">
            <text:p>593494.2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office:value-type="float" office:value="54789" calcext:value-type="float">
            <text:p>54789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08667" calcext:value-type="float">
            <text:p>208667</text:p>
          </table:table-cell>
          <table:table-cell table:number-columns-repeated="2"/>
          <table:table-cell office:value-type="float" office:value="53216" calcext:value-type="float">
            <text:p>53216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9786" calcext:value-type="float">
            <text:p>599786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198181" calcext:value-type="float">
            <text:p>198181</text:p>
          </table:table-cell>
          <table:table-cell table:number-columns-repeated="2"/>
          <table:table-cell table:number-columns-repeated="2"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06570" calcext:value-type="float">
            <text:p>206570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217056" calcext:value-type="float">
            <text:p>217056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160433" calcext:value-type="float">
            <text:p>160433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181" calcext:value-type="float">
            <text:p>198181</text:p>
          </table:table-cell>
          <table:table-cell office:value-type="float" office:value="214959" calcext:value-type="float">
            <text:p>214959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9786" calcext:value-type="float">
            <text:p>5997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2861" calcext:value-type="float">
            <text:p>212861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789" calcext:value-type="float">
            <text:p>54789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9786" calcext:value-type="float">
            <text:p>599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160433" calcext:value-type="float">
            <text:p>160433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861" calcext:value-type="float">
            <text:p>212861</text:p>
          </table:table-cell>
          <table:table-cell office:value-type="float" office:value="214959" calcext:value-type="float">
            <text:p>214959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5837" calcext:value-type="float">
            <text:p>55837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206570" calcext:value-type="float">
            <text:p>206570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789" calcext:value-type="float">
            <text:p>54789</text:p>
          </table:table-cell>
          <table:table-cell table:number-columns-repeated="2"/>
          <table:table-cell office:value-type="float" office:value="158335" calcext:value-type="float">
            <text:p>158335</text:p>
          </table:table-cell>
          <table:table-cell office:value-type="float" office:value="599786" calcext:value-type="float">
            <text:p>599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861" calcext:value-type="float">
            <text:p>212861</text:p>
          </table:table-cell>
          <table:table-cell office:value-type="float" office:value="210764" calcext:value-type="float">
            <text:p>210764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181" calcext:value-type="float">
            <text:p>198181</text:p>
          </table:table-cell>
          <table:table-cell office:value-type="float" office:value="212861" calcext:value-type="float">
            <text:p>212861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12861" calcext:value-type="float">
            <text:p>212861</text:p>
          </table:table-cell>
          <table:table-cell table:number-columns-repeated="2"/>
          <table:table-cell office:value-type="float" office:value="52691" calcext:value-type="float">
            <text:p>52691</text:p>
          </table:table-cell>
          <table:table-cell office:value-type="float" office:value="55313" calcext:value-type="float">
            <text:p>55313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591397" calcext:value-type="float">
            <text:p>5913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90841.1875" calcext:value-type="float">
            <text:p>190841.1875</text:p>
          </table:table-cell>
          <table:table-cell table:formula="of:=AVERAGE([.D46:.D61])" office:value-type="float" office:value="210108.75" calcext:value-type="float">
            <text:p>210108.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53477.6875" calcext:value-type="float">
            <text:p>53477.6875</text:p>
          </table:table-cell>
          <table:table-cell table:formula="of:=AVERAGE([.H46:.H61])" office:value-type="float" office:value="55280.25" calcext:value-type="float">
            <text:p>55280.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204079.9375" calcext:value-type="float">
            <text:p>204079.9375</text:p>
          </table:table-cell>
          <table:table-cell table:formula="of:=AVERAGE([.L46:.L61])" office:value-type="float" office:value="593494.25" calcext:value-type="float">
            <text:p>593494.25</text:p>
          </table:table-cell>
          <table:table-cell table:number-columns-repeated="2"/>
        </table:table-row>
      </table:table>
      <table:table table:name="CFQ_seq_throughput" table:style-name="ta1"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.7" calcext:value-type="float">
            <text:p>22.7</text:p>
          </table:table-cell>
          <table:table-cell office:value-type="float" office:value="13.1" calcext:value-type="float">
            <text:p>13.1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13.1" calcext:value-type="float">
            <text:p>13.1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float" office:value="9.77" calcext:value-type="float">
            <text:p>9.77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.4" calcext:value-type="float">
            <text:p>29.4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2" calcext:value-type="float">
            <text:p>16.2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.2" calcext:value-type="float">
            <text:p>17.2</text:p>
          </table:table-cell>
          <table:table-cell office:value-type="float" office:value="10.7" calcext:value-type="float">
            <text:p>10.7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9.948" calcext:value-type="float">
            <text:p>9.94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9" calcext:value-type="float">
            <text:p>15.9</text:p>
          </table:table-cell>
          <table:table-cell office:value-type="float" office:value="9.948" calcext:value-type="float">
            <text:p>9.948</text:p>
          </table:table-cell>
          <table:table-cell table:number-columns-repeated="2"/>
          <table:table-cell office:value-type="float" office:value="1.676" calcext:value-type="float">
            <text:p>1.676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.3" calcext:value-type="float">
            <text:p>20.3</text:p>
          </table:table-cell>
          <table:table-cell office:value-type="float" office:value="8.412" calcext:value-type="float">
            <text:p>8.412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7.8" calcext:value-type="float">
            <text:p>7.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.2" calcext:value-type="float">
            <text:p>19.2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9" calcext:value-type="float">
            <text:p>15.9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9.77" calcext:value-type="float">
            <text:p>9.77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float" office:value="8.412" calcext:value-type="float">
            <text:p>8.412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.8" calcext:value-type="float">
            <text:p>7.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18.6375" calcext:value-type="float">
            <text:p>18.6375</text:p>
          </table:table-cell>
          <table:table-cell table:formula="of:=AVERAGE([.D6:.D21])" office:value-type="float" office:value="10.11625" calcext:value-type="float">
            <text:p>10.116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1.6695" calcext:value-type="float">
            <text:p>1.6695</text:p>
          </table:table-cell>
          <table:table-cell table:formula="of:=AVERAGE([.H6:.H21])" office:value-type="float" office:value="52.11875" calcext:value-type="float">
            <text:p>52.11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11.74375" calcext:value-type="float">
            <text:p>11.74375</text:p>
          </table:table-cell>
          <table:table-cell table:formula="of:=AVERAGE([.L6:.L21])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2.3" calcext:value-type="float">
            <text:p>12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4.3" calcext:value-type="float">
            <text:p>14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1.3" calcext:value-type="float">
            <text:p>21.3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0.4" calcext:value-type="float">
            <text:p>10.4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9.81" calcext:value-type="float">
            <text:p>9.81</text:p>
          </table:table-cell>
          <table:table-cell office:value-type="float" office:value="9.792" calcext:value-type="float">
            <text:p>9.792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0.3" calcext:value-type="float">
            <text:p>10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9.82" calcext:value-type="float">
            <text:p>9.82</text:p>
          </table:table-cell>
          <table:table-cell office:value-type="float" office:value="9.98" calcext:value-type="float">
            <text:p>9.9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2.3" calcext:value-type="float">
            <text:p>12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9.772" calcext:value-type="float">
            <text:p>9.772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9.768" calcext:value-type="float">
            <text:p>9.768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9.88" calcext:value-type="float">
            <text:p>9.88</text:p>
          </table:table-cell>
          <table:table-cell office:value-type="float" office:value="9.788" calcext:value-type="float">
            <text:p>9.78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9.89" calcext:value-type="float">
            <text:p>9.89</text:p>
          </table:table-cell>
          <table:table-cell office:value-type="float" office:value="9.788" calcext:value-type="float">
            <text:p>9.788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0.3" calcext:value-type="float">
            <text:p>10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9.752" calcext:value-type="float">
            <text:p>9.752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4.3" calcext:value-type="float">
            <text:p>14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9.748" calcext:value-type="float">
            <text:p>9.748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2.3" calcext:value-type="float">
            <text:p>12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9.756" calcext:value-type="float">
            <text:p>9.756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0.8" calcext:value-type="float">
            <text:p>10.8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.8" calcext:value-type="float">
            <text:p>18.8</text:p>
          </table:table-cell>
          <table:table-cell office:value-type="float" office:value="9.28" calcext:value-type="float">
            <text:p>9.28</text:p>
          </table:table-cell>
          <table:table-cell table:number-columns-repeated="2"/>
          <table:table-cell office:value-type="float" office:value="1.668" calcext:value-type="float">
            <text:p>1.668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4.3" calcext:value-type="float">
            <text:p>14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5.3" calcext:value-type="float">
            <text:p>15.3</text:p>
          </table:table-cell>
          <table:table-cell office:value-type="float" office:value="9.28" calcext:value-type="float">
            <text:p>9.28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2.3" calcext:value-type="float">
            <text:p>12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9.82" calcext:value-type="float">
            <text:p>9.82</text:p>
          </table:table-cell>
          <table:table-cell office:value-type="float" office:value="9.748" calcext:value-type="float">
            <text:p>9.748</text:p>
          </table:table-cell>
          <table:table-cell table:number-columns-repeated="2"/>
          <table:table-cell office:value-type="float" office:value="1.664" calcext:value-type="float">
            <text:p>1.664</text:p>
          </table:table-cell>
          <table:table-cell office:value-type="float" office:value="52" calcext:value-type="float">
            <text:p>52</text:p>
          </table:table-cell>
          <table:table-cell table:style-name="ce10"/>
          <table:table-cell/>
          <table:table-cell office:value-type="float" office:value="10.3" calcext:value-type="float">
            <text:p>10.3</text:p>
          </table:table-cell>
          <table:table-cell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3.38875" calcext:value-type="float">
            <text:p>13.38875</text:p>
          </table:table-cell>
          <table:table-cell table:formula="of:=AVERAGE([.D26:.D41])" office:value-type="float" office:value="10.23825" calcext:value-type="float">
            <text:p>10.238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1.66575" calcext:value-type="float">
            <text:p>1.66575</text:p>
          </table:table-cell>
          <table:table-cell table:formula="of:=AVERAGE([.H26:.H41])" office:value-type="float" office:value="52" calcext:value-type="float">
            <text:p>52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11.6775" calcext:value-type="float">
            <text:p>11.6775</text:p>
          </table:table-cell>
          <table:table-cell table:formula="of:=AVERAGE([.L26:.L41])" office:value-type="float" office:value="16.9" calcext:value-type="float">
            <text:p>16.9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style-name="ce10"/>
          <table:table-cell/>
          <table:table-cell office:value-type="float" office:value="9.776" calcext:value-type="float">
            <text:p>9.776</text:p>
          </table:table-cell>
          <table:table-cell office:value-type="float" office:value="15.4" calcext:value-type="float">
            <text:p>15.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.3" calcext:value-type="float">
            <text:p>19.3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1.676" calcext:value-type="float">
            <text:p>1.676</text:p>
          </table:table-cell>
          <table:table-cell office:value-type="float" office:value="52.2" calcext:value-type="float">
            <text:p>52.2</text:p>
          </table:table-cell>
          <table:table-cell table:style-name="ce10"/>
          <table:table-cell/>
          <table:table-cell office:value-type="float" office:value="9.776" calcext:value-type="float">
            <text:p>9.776</text:p>
          </table:table-cell>
          <table:table-cell office:value-type="float" office:value="15.4" calcext:value-type="float">
            <text:p>15.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.3" calcext:value-type="float">
            <text:p>13.3</text:p>
          </table:table-cell>
          <table:table-cell table:number-columns-repeated="2"/>
          <table:table-cell office:value-type="float" office:value="1.676" calcext:value-type="float">
            <text:p>1.676</text:p>
          </table:table-cell>
          <table:table-cell office:value-type="float" office:value="52.2" calcext:value-type="float">
            <text:p>52.2</text:p>
          </table:table-cell>
          <table:table-cell table:style-name="ce10"/>
          <table:table-cell/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9.824" calcext:value-type="float">
            <text:p>9.824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style-name="ce10"/>
          <table:table-cell/>
          <table:table-cell office:value-type="float" office:value="9.3" calcext:value-type="float">
            <text:p>9.3</text:p>
          </table:table-cell>
          <table:table-cell office:value-type="float" office:value="15.4" calcext:value-type="float">
            <text:p>15.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9.3" calcext:value-type="float">
            <text:p>19.3</text:p>
          </table:table-cell>
          <table:table-cell office:value-type="float" office:value="19.4" calcext:value-type="float">
            <text:p>19.4</text:p>
          </table:table-cell>
          <table:table-cell table:number-columns-repeated="2"/>
          <table:table-cell office:value-type="float" office:value="1.676" calcext:value-type="float">
            <text:p>1.676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9.776" calcext:value-type="float">
            <text:p>9.7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6" calcext:value-type="float">
            <text:p>16.6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1.676" calcext:value-type="float">
            <text:p>1.676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1.676" calcext:value-type="float">
            <text:p>1.676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9.572" calcext:value-type="float">
            <text:p>9.572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.4" calcext:value-type="float">
            <text:p>13.4</text:p>
          </table:table-cell>
          <table:table-cell office:value-type="float" office:value="9.092" calcext:value-type="float">
            <text:p>9.092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float" office:value="9.296" calcext:value-type="float">
            <text:p>9.2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9.088" calcext:value-type="float">
            <text:p>9.088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9.576" calcext:value-type="float">
            <text:p>9.576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828" calcext:value-type="float">
            <text:p>9.828</text:p>
          </table:table-cell>
          <table:table-cell office:value-type="float" office:value="9.568" calcext:value-type="float">
            <text:p>9.568</text:p>
          </table:table-cell>
          <table:table-cell table:number-columns-repeated="2"/>
          <table:table-cell office:value-type="float" office:value="1.672" calcext:value-type="float">
            <text:p>1.672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3.022" calcext:value-type="float">
            <text:p>13.022</text:p>
          </table:table-cell>
          <table:table-cell table:formula="of:=AVERAGE([.D46:.D61])" office:value-type="float" office:value="11.3685" calcext:value-type="float">
            <text:p>11.368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1.67325" calcext:value-type="float">
            <text:p>1.67325</text:p>
          </table:table-cell>
          <table:table-cell table:formula="of:=AVERAGE([.H46:.H61])" office:value-type="float" office:value="52.19375" calcext:value-type="float">
            <text:p>52.19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11.339" calcext:value-type="float">
            <text:p>11.339</text:p>
          </table:table-cell>
          <table:table-cell table:formula="of:=AVERAGE([.L46:.L61])" office:value-type="float" office:value="15.40625" calcext:value-type="float">
            <text:p>15.40625</text:p>
          </table:table-cell>
          <table:table-cell table:number-columns-repeated="2"/>
        </table:table-row>
      </table:table>
      <table:table table:name="CFQ_seq_latency" table:style-name="ta1">
        <table:table-column table:style-name="co13" table:default-cell-style-name="Default"/>
        <table:table-column table:style-name="co2" table:default-cell-style-name="ce8"/>
        <table:table-column table:style-name="co2" table:default-cell-style-name="ce14"/>
        <table:table-column table:style-name="co7" table:default-cell-style-name="ce14"/>
        <table:table-column table:style-name="co14" table:default-cell-style-name="Default"/>
        <table:table-column table:style-name="co2" table:default-cell-style-name="ce8"/>
        <table:table-column table:style-name="co2" table:default-cell-style-name="ce14"/>
        <table:table-column table:style-name="co15" table:default-cell-style-name="ce14"/>
        <table:table-column table:style-name="co10" table:default-cell-style-name="Default"/>
        <table:table-column table:style-name="co2" table:default-cell-style-name="ce8"/>
        <table:table-column table:style-name="co2" table:default-cell-style-name="ce14"/>
        <table:table-column table:style-name="co9" table:default-cell-style-name="ce1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16_4_16_4_read_write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read</text:p>
          </table:table-cell>
          <table:table-cell table:style-name="Default" table:number-columns-repeated="2"/>
          <table:table-cell/>
          <table:table-cell table:style-name="ce26" office:value-type="string" calcext:value-type="string">
            <text:p>16_4_16_128_wri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193987" calcext:value-type="float">
            <text:p>193987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598" calcext:value-type="float">
            <text:p>185598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619002" calcext:value-type="float">
            <text:p>1619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198181" calcext:value-type="float">
            <text:p>198181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85598" calcext:value-type="float">
            <text:p>185598</text:p>
          </table:table-cell>
          <table:table-cell office:value-type="float" office:value="1619002" calcext:value-type="float">
            <text:p>1619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175113" calcext:value-type="float">
            <text:p>175113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181404" calcext:value-type="float">
            <text:p>181404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number-columns-repeated="2"/>
          <table:table-cell office:value-type="float" office:value="683672" calcext:value-type="float">
            <text:p>683672</text:p>
          </table:table-cell>
          <table:table-cell office:value-type="float" office:value="1619002" calcext:value-type="float">
            <text:p>1619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181" calcext:value-type="float">
            <text:p>198181</text:p>
          </table:table-cell>
          <table:table-cell office:value-type="float" office:value="183501" calcext:value-type="float">
            <text:p>183501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79307" calcext:value-type="float">
            <text:p>179307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350566" calcext:value-type="float">
            <text:p>1350566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191890" calcext:value-type="float">
            <text:p>191890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189793" calcext:value-type="float">
            <text:p>189793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79307" calcext:value-type="float">
            <text:p>179307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181404" calcext:value-type="float">
            <text:p>181404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89793" calcext:value-type="float">
            <text:p>189793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517997" calcext:value-type="float">
            <text:p>517997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193987" calcext:value-type="float">
            <text:p>193987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79307" calcext:value-type="float">
            <text:p>179307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316670" calcext:value-type="float">
            <text:p>316670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696" calcext:value-type="float">
            <text:p>187696</text:p>
          </table:table-cell>
          <table:table-cell office:value-type="float" office:value="202376" calcext:value-type="float">
            <text:p>202376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1602225" calcext:value-type="float">
            <text:p>16022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21])" office:value-type="float" office:value="184549.9375" calcext:value-type="float">
            <text:p>184549.9375</text:p>
          </table:table-cell>
          <table:table-cell table:formula="of:=AVERAGE([.D6:.D21])" office:value-type="float" office:value="187171.375" calcext:value-type="float">
            <text:p>187171.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6:.G21])" office:value-type="float" office:value="53936.5" calcext:value-type="float">
            <text:p>53936.5</text:p>
          </table:table-cell>
          <table:table-cell table:formula="of:=AVERAGE([.H6:.H21])" office:value-type="float" office:value="54231.25" calcext:value-type="float">
            <text:p>54231.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6:.K21])" office:value-type="float" office:value="316015.125" calcext:value-type="float">
            <text:p>316015.125</text:p>
          </table:table-cell>
          <table:table-cell table:formula="of:=AVERAGE([.L6:.L21])" office:value-type="float" office:value="1605370.6875" calcext:value-type="float">
            <text:p>1605370.6875</text:p>
          </table:table-cell>
          <table:table-cell table:number-columns-repeated="2"/>
        </table:table-row>
        <table:table-row table:style-name="ro1">
          <table:table-cell/>
          <table:table-cell table:style-name="ce10" table:number-columns-repeated="13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185598" calcext:value-type="float">
            <text:p>185598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23347" calcext:value-type="float">
            <text:p>223347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68821" calcext:value-type="float">
            <text:p>168821</text:p>
          </table:table-cell>
          <table:table-cell office:value-type="float" office:value="183501" calcext:value-type="float">
            <text:p>183501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173016" calcext:value-type="float">
            <text:p>173016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179307" calcext:value-type="float">
            <text:p>179307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42222" calcext:value-type="float">
            <text:p>242222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42222" calcext:value-type="float">
            <text:p>242222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42222" calcext:value-type="float">
            <text:p>242222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19153" calcext:value-type="float">
            <text:p>219153</text:p>
          </table:table-cell>
          <table:table-cell office:value-type="float" office:value="261096" calcext:value-type="float">
            <text:p>261096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29639" calcext:value-type="float">
            <text:p>229639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196084" calcext:value-type="float">
            <text:p>196084</text:p>
          </table:table-cell>
          <table:table-cell table:number-columns-repeated="2"/>
          <table:table-cell office:value-type="float" office:value="54789" calcext:value-type="float">
            <text:p>54789</text:p>
          </table:table-cell>
          <table:table-cell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23347" calcext:value-type="float">
            <text:p>223347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189793" calcext:value-type="float">
            <text:p>189793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175113" calcext:value-type="float">
            <text:p>175113</text:p>
          </table:table-cell>
          <table:table-cell table:number-columns-repeated="2"/>
          <table:table-cell office:value-type="float" office:value="54789" calcext:value-type="float">
            <text:p>54789</text:p>
          </table:table-cell>
          <table:table-cell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25444" calcext:value-type="float">
            <text:p>225444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52707" calcext:value-type="float">
            <text:p>252707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189793" calcext:value-type="float">
            <text:p>189793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89793" calcext:value-type="float">
            <text:p>189793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173016" calcext:value-type="float">
            <text:p>173016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83501" calcext:value-type="float">
            <text:p>183501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10764" calcext:value-type="float">
            <text:p>210764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3501" calcext:value-type="float">
            <text:p>183501</text:p>
          </table:table-cell>
          <table:table-cell office:value-type="float" office:value="191890" calcext:value-type="float">
            <text:p>191890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42222" calcext:value-type="float">
            <text:p>242222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10764" calcext:value-type="float">
            <text:p>210764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252707" calcext:value-type="float">
            <text:p>252707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168821" calcext:value-type="float">
            <text:p>168821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52707" calcext:value-type="float">
            <text:p>252707</text:p>
          </table:table-cell>
          <table:table-cell office:value-type="float" office:value="175113" calcext:value-type="float">
            <text:p>175113</text:p>
          </table:table-cell>
          <table:table-cell table:number-columns-repeated="2"/>
          <table:table-cell table:number-columns-repeated="2" office:value-type="float" office:value="54264" calcext:value-type="float">
            <text:p>54264</text:p>
          </table:table-cell>
          <table:table-cell table:style-name="ce10"/>
          <table:table-cell/>
          <table:table-cell office:value-type="float" office:value="229639" calcext:value-type="float">
            <text:p>229639</text:p>
          </table:table-cell>
          <table:table-cell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41])" office:value-type="float" office:value="190316.9375" calcext:value-type="float">
            <text:p>190316.9375</text:p>
          </table:table-cell>
          <table:table-cell table:formula="of:=AVERAGE([.D26:.D41])" office:value-type="float" office:value="198705.6875" calcext:value-type="float">
            <text:p>198705.6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26:.G41])" office:value-type="float" office:value="54329.625" calcext:value-type="float">
            <text:p>54329.625</text:p>
          </table:table-cell>
          <table:table-cell table:formula="of:=AVERAGE([.H26:.H41])" office:value-type="float" office:value="54264" calcext:value-type="float">
            <text:p>54264</text:p>
          </table:table-cell>
          <table:table-cell table:style-name="ce10"/>
          <table:table-cell office:value-type="string" calcext:value-type="string">
            <text:p>AVERAGE</text:p>
          </table:table-cell>
          <table:table-cell table:formula="of:=AVERAGE([.K26:.K41])" office:value-type="float" office:value="215089.8125" calcext:value-type="float">
            <text:p>215089.8125</text:p>
          </table:table-cell>
          <table:table-cell table:formula="of:=AVERAGE([.L26:.L41])" office:value-type="float" office:value="884999" calcext:value-type="float">
            <text:p>884999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table:number-columns-repeated="9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/>
          <table:table-cell table:style-name="ce7" office:value-type="string" calcext:value-type="string">
            <text:p>Block-Size</text:p>
          </table:table-cell>
          <table:table-cell table:style-name="ce20"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8" office:value-type="string" calcext:value-type="string">
            <text:p>READ <text:s/>128KB</text:p>
          </table:table-cell>
          <table:table-cell table:style-name="ce10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8" office:value-type="string" calcext:value-type="string">
            <text:p>WRITE <text:s/>128KB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89793" calcext:value-type="float">
            <text:p>189793</text:p>
          </table:table-cell>
          <table:table-cell office:value-type="float" office:value="177210" calcext:value-type="float">
            <text:p>177210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3740" calcext:value-type="float">
            <text:p>53740</text:p>
          </table:table-cell>
          <table:table-cell table:style-name="ce10"/>
          <table:table-cell/>
          <table:table-cell office:value-type="float" office:value="214959" calcext:value-type="float">
            <text:p>214959</text:p>
          </table:table-cell>
          <table:table-cell office:value-type="float" office:value="1367344" calcext:value-type="float">
            <text:p>13673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87310" calcext:value-type="float">
            <text:p>287310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style-name="ce10"/>
          <table:table-cell/>
          <table:table-cell office:value-type="float" office:value="227541" calcext:value-type="float">
            <text:p>227541</text:p>
          </table:table-cell>
          <table:table-cell office:value-type="float" office:value="1367344" calcext:value-type="float">
            <text:p>13673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0918" calcext:value-type="float">
            <text:p>170918</text:p>
          </table:table-cell>
          <table:table-cell office:value-type="float" office:value="179307" calcext:value-type="float">
            <text:p>179307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style-name="ce10"/>
          <table:table-cell/>
          <table:table-cell office:value-type="float" office:value="164627" calcext:value-type="float">
            <text:p>164627</text:p>
          </table:table-cell>
          <table:table-cell office:value-type="float" office:value="1367344" calcext:value-type="float">
            <text:p>13673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191890" calcext:value-type="float">
            <text:p>191890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style-name="ce10"/>
          <table:table-cell/>
          <table:table-cell office:value-type="float" office:value="325059" calcext:value-type="float">
            <text:p>325059</text:p>
          </table:table-cell>
          <table:table-cell office:value-type="float" office:value="1367344" calcext:value-type="float">
            <text:p>1367344</text:p>
          </table:table-cell>
          <table:table-cell table:style-name="ce10" table:number-columns-repeated="2"/>
        </table:table-row>
        <table:table-row table:style-name="ro1">
          <table:table-cell table:number-columns-repeated="2"/>
          <table:table-cell office:value-type="float" office:value="221250" calcext:value-type="float">
            <text:p>221250</text:p>
          </table:table-cell>
          <table:table-cell office:value-type="float" office:value="189793" calcext:value-type="float">
            <text:p>189793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263193" calcext:value-type="float">
            <text:p>263193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number-columns-repeated="2"/>
          <table:table-cell office:value-type="float" office:value="221250" calcext:value-type="float">
            <text:p>221250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181" calcext:value-type="float">
            <text:p>198181</text:p>
          </table:table-cell>
          <table:table-cell office:value-type="float" office:value="283116" calcext:value-type="float">
            <text:p>283116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3740" calcext:value-type="float">
            <text:p>53740</text:p>
          </table:table-cell>
          <table:table-cell table:number-columns-repeated="2"/>
          <table:table-cell office:value-type="float" office:value="175113" calcext:value-type="float">
            <text:p>175113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307" calcext:value-type="float">
            <text:p>179307</text:p>
          </table:table-cell>
          <table:table-cell office:value-type="float" office:value="278922" calcext:value-type="float">
            <text:p>278922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number-columns-repeated="2"/>
          <table:table-cell office:value-type="float" office:value="325059" calcext:value-type="float">
            <text:p>325059</text:p>
          </table:table-cell>
          <table:table-cell office:value-type="float" office:value="1384121" calcext:value-type="float">
            <text:p>1384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570" calcext:value-type="float">
            <text:p>206570</text:p>
          </table:table-cell>
          <table:table-cell office:value-type="float" office:value="287310" calcext:value-type="float">
            <text:p>287310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number-columns-repeated="2"/>
          <table:table-cell office:value-type="float" office:value="227541" calcext:value-type="float">
            <text:p>227541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890" calcext:value-type="float">
            <text:p>191890</text:p>
          </table:table-cell>
          <table:table-cell office:value-type="float" office:value="187696" calcext:value-type="float">
            <text:p>187696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214959" calcext:value-type="float">
            <text:p>214959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016" calcext:value-type="float">
            <text:p>173016</text:p>
          </table:table-cell>
          <table:table-cell office:value-type="float" office:value="263193" calcext:value-type="float">
            <text:p>263193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64627" calcext:value-type="float">
            <text:p>164627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922" calcext:value-type="float">
            <text:p>278922</text:p>
          </table:table-cell>
          <table:table-cell office:value-type="float" office:value="175113" calcext:value-type="float">
            <text:p>175113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598" calcext:value-type="float">
            <text:p>185598</text:p>
          </table:table-cell>
          <table:table-cell office:value-type="float" office:value="258999" calcext:value-type="float">
            <text:p>258999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number-columns-repeated="2"/>
          <table:table-cell office:value-type="float" office:value="231736" calcext:value-type="float">
            <text:p>231736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210" calcext:value-type="float">
            <text:p>177210</text:p>
          </table:table-cell>
          <table:table-cell office:value-type="float" office:value="223347" calcext:value-type="float">
            <text:p>223347</text:p>
          </table:table-cell>
          <table:table-cell table:number-columns-repeated="2"/>
          <table:table-cell table:number-columns-repeated="2" office:value-type="float" office:value="53740" calcext:value-type="float">
            <text:p>53740</text:p>
          </table:table-cell>
          <table:table-cell table:number-columns-repeated="2"/>
          <table:table-cell office:value-type="float" office:value="316670" calcext:value-type="float">
            <text:p>316670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77210" calcext:value-type="float">
            <text:p>177210</text:p>
          </table:table-cell>
          <table:table-cell table:number-columns-repeated="2"/>
          <table:table-cell office:value-type="float" office:value="53740" calcext:value-type="float">
            <text:p>53740</text:p>
          </table:table-cell>
          <table:table-cell office:value-type="float" office:value="54264" calcext:value-type="float">
            <text:p>54264</text:p>
          </table:table-cell>
          <table:table-cell table:number-columns-repeated="2"/>
          <table:table-cell office:value-type="float" office:value="191890" calcext:value-type="float">
            <text:p>191890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04" calcext:value-type="float">
            <text:p>181404</text:p>
          </table:table-cell>
          <table:table-cell office:value-type="float" office:value="189793" calcext:value-type="float">
            <text:p>189793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53740" calcext:value-type="float">
            <text:p>53740</text:p>
          </table:table-cell>
          <table:table-cell table:number-columns-repeated="2"/>
          <table:table-cell office:value-type="float" office:value="312476" calcext:value-type="float">
            <text:p>312476</text:p>
          </table:table-cell>
          <table:table-cell office:value-type="float" office:value="1367344" calcext:value-type="float">
            <text:p>13673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6:.C61])" office:value-type="float" office:value="198443.5" calcext:value-type="float">
            <text:p>198443.5</text:p>
          </table:table-cell>
          <table:table-cell table:formula="of:=AVERAGE([.D46:.D61])" office:value-type="float" office:value="226820.6875" calcext:value-type="float">
            <text:p>226820.6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46:.G61])" office:value-type="float" office:value="53838.25" calcext:value-type="float">
            <text:p>53838.25</text:p>
          </table:table-cell>
          <table:table-cell table:formula="of:=AVERAGE([.H46:.H61])" office:value-type="float" office:value="53903.75" calcext:value-type="float">
            <text:p>53903.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46:.K61])" office:value-type="float" office:value="234881.5" calcext:value-type="float">
            <text:p>234881.5</text:p>
          </table:table-cell>
          <table:table-cell table:formula="of:=AVERAGE([.L46:.L61])" office:value-type="float" office:value="1368392.5625" calcext:value-type="float">
            <text:p>1368392.5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02:46:49.695416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6:17:09.588799818</meta:creation-date>
    <meta:generator>LibreOffice/5.2.2.2$Linux_X86_64 LibreOffice_project/20m0$Build-2</meta:generator>
    <dc:date>2017-08-21T03:01:38.659374463</dc:date>
    <meta:editing-duration>PT7H52M24S</meta:editing-duration>
    <meta:editing-cycles>253</meta:editing-cycles>
    <meta:document-statistic meta:table-count="9" meta:cell-count="303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4cm" svg:height="8.984cm" xlink:href=".." xlink:type="simple" chart:class="chart:bar" chart:style-name="ch1">
        <chart:title svg:x="6.705cm" svg:y="0.315cm" chart:style-name="ch2">
          <text:p>Worst-Case Responsiveness</text:p>
        </chart:title>
        <chart:legend svg:x="0cm" svg:y="0cm" style:legend-expansion="custom" chartooo:width="1.587cm" chartooo:height="1.753cm" style:legend-expansion-aspect-ratio="0.90530519110097" chart:style-name="ch3"/>
        <chart:plot-area chart:style-name="ch4" table:cell-range-address="seq_evalutation.B23:seq_evalutation.E30" chart:data-source-has-labels="both" svg:x="1.541cm" svg:y="1.273cm" svg:width="17.417cm" svg:height="7.532cm">
          <chartooo:coordinate-region svg:x="3.088cm" svg:y="1.273cm" svg:width="15.87cm" svg:height="5.062cm"/>
          <chart:axis chart:dimension="x" chart:name="primary-x" chart:style-name="ch5" chartooo:axis-type="auto">
            <chartooo:date-scale/>
            <chart:categories table:cell-range-address="seq_evalutation.B23:seq_evalutation.B30"/>
          </chart:axis>
          <chart:axis chart:dimension="y" chart:name="primary-y" chart:style-name="ch6">
            <chart:title svg:x="0.451cm" svg:y="6.491cm" chart:style-name="ch7">
              <text:p>Latency (usec)</text:p>
            </chart:title>
            <chart:grid chart:style-name="ch8" chart:class="major"/>
          </chart:axis>
          <chart:series chart:style-name="ch9" chart:values-cell-range-address="seq_evalutation.C23:seq_evalutation.C30" loext:label-string="noop" chart:class="chart:bar">
            <chart:data-point chart:repeated="8"/>
          </chart:series>
          <chart:series chart:style-name="ch10" chart:values-cell-range-address="seq_evalutation.D23:seq_evalutation.D30" loext:label-string="cfq" chart:class="chart:bar">
            <chart:data-point chart:repeated="8"/>
          </chart:series>
          <chart:series chart:style-name="ch11" chart:values-cell-range-address="seq_evalutation.E23:seq_evalutation.E30" loext:label-string="sfq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op</text:p>
              </table:table-cell>
              <table:table-cell office:value-type="string">
                <text:p>cfq</text:p>
              </table:table-cell>
              <table:table-cell office:value-type="string">
                <text:p>sfq</text:p>
              </table:table-cell>
            </table:table-row>
          </table:table-header-rows>
          <table:table-rows>
            <table:table-row>
              <table:table-cell office:value-type="string">
                <text:p>READ  4KB </text:p>
                <draw:g>
                  <svg:desc>seq_evalutation.B23:seq_evalutation.B30</svg:desc>
                </draw:g>
              </table:table-cell>
              <table:table-cell office:value-type="float" office:value="213">
                <text:p>213</text:p>
                <draw:g>
                  <svg:desc>seq_evalutation.C23:seq_evalutation.C30</svg:desc>
                </draw:g>
              </table:table-cell>
              <table:table-cell office:value-type="float" office:value="126703.333333333">
                <text:p>126703.333333333</text:p>
                <draw:g>
                  <svg:desc>seq_evalutation.D23:seq_evalutation.D30</svg:desc>
                </draw:g>
              </table:table-cell>
              <table:table-cell office:value-type="float" office:value="124955.666666667">
                <text:p>124955.666666667</text:p>
                <draw:g>
                  <svg:desc>seq_evalutation.E23:seq_evalutation.E30</svg:desc>
                </draw:g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835.66666666667">
                <text:p>1835.66666666667</text:p>
              </table:table-cell>
              <table:table-cell office:value-type="float" office:value="124606.333333333">
                <text:p>124606.333333333</text:p>
              </table:table-cell>
              <table:table-cell office:value-type="float" office:value="125305.333333333">
                <text:p>125305.333333333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1513794.66666667">
                <text:p>1513794.66666667</text:p>
              </table:table-cell>
              <table:table-cell office:value-type="float" office:value="191103.458333333">
                <text:p>191103.458333333</text:p>
              </table:table-cell>
              <table:table-cell office:value-type="float" office:value="200780.895833333">
                <text:p>200780.895833333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2303372.4375">
                <text:p>2303372.4375</text:p>
              </table:table-cell>
              <table:table-cell office:value-type="float" office:value="204232.583333333">
                <text:p>204232.583333333</text:p>
              </table:table-cell>
              <table:table-cell office:value-type="float" office:value="212664.666666667">
                <text:p>212664.666666667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52188.8333333333">
                <text:p>52188.8333333333</text:p>
              </table:table-cell>
              <table:table-cell office:value-type="float" office:value="54034.7916666667">
                <text:p>54034.7916666667</text:p>
              </table:table-cell>
              <table:table-cell office:value-type="float" office:value="53281.2291666667">
                <text:p>53281.2291666667</text:p>
              </table:table-cell>
            </table:table-row>
            <table:table-row>
              <table:table-cell office:value-type="string">
                <text:p>READ  128KB </text:p>
              </table:table-cell>
              <table:table-cell office:value-type="float" office:value="52167">
                <text:p>52167</text:p>
              </table:table-cell>
              <table:table-cell office:value-type="float" office:value="54133">
                <text:p>54133</text:p>
              </table:table-cell>
              <table:table-cell office:value-type="float" office:value="54570.3333333333">
                <text:p>54570.3333333333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275382.75">
                <text:p>275382.75</text:p>
              </table:table-cell>
              <table:table-cell office:value-type="float" office:value="255328.8125">
                <text:p>255328.8125</text:p>
              </table:table-cell>
              <table:table-cell office:value-type="float" office:value="197133.020833333">
                <text:p>197133.020833333</text:p>
              </table:table-cell>
            </table:table-row>
            <table:table-row>
              <table:table-cell office:value-type="string">
                <text:p>WRITE  128KB </text:p>
              </table:table-cell>
              <table:table-cell office:value-type="float" office:value="1120709.79166667">
                <text:p>1120709.79166667</text:p>
              </table:table-cell>
              <table:table-cell office:value-type="float" office:value="1286254.08333333">
                <text:p>1286254.08333333</text:p>
              </table:table-cell>
              <table:table-cell office:value-type="float" office:value="568415.875">
                <text:p>568415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837cm" svg:y="0.298cm" chart:style-name="ch2">
          <text:p>SFQ Random WRITE</text:p>
        </chart:title>
        <chart:plot-area chart:style-name="ch3" table:cell-range-address="WRITE.D3:WRITE.D8 WRITE.F3:WRITE.F8 WRITE.I21:WRITE.I26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099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21:WRITE.I26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45058">
                <text:p>45058</text:p>
                <draw:g>
                  <svg:desc>WRITE.I21:WRITE.I2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516">
                <text:p>165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466.6666666667">
                <text:p>11466.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29.66666666667">
                <text:p>6629.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385.33333333333">
                <text:p>6385.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976.6666666667">
                <text:p>11976.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625cm" svg:y="0.298cm" chart:style-name="ch2">
          <text:p>SFQ Sequential WRITE</text:p>
        </chart:title>
        <chart:plot-area chart:style-name="ch3" table:cell-range-address="WRITE.D3:WRITE.D8 WRITE.F3:WRITE.F8 WRITE.I15:WRITE.I20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101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15:WRITE.I20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20714.6666666667">
                <text:p>20714.6666666667</text:p>
                <draw:g>
                  <svg:desc>WRITE.I15:WRITE.I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192">
                <text:p>131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24.66666666667">
                <text:p>7824.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78.33333333333">
                <text:p>5178.33333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94">
                <text:p>13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546cm" svg:y="0.298cm" chart:style-name="ch2">
          <text:p>NOOP Sequential READ</text:p>
        </chart:title>
        <chart:plot-area chart:style-name="ch3" table:cell-range-address="READ.D3:READ.D8 WRITE.F3:WRITE.F8 READ.F3:READ.F8" chart:data-source-has-labels="both" svg:x="0.815cm" svg:y="1.212cm" svg:width="12.95cm" svg:height="5.454cm">
          <chartooo:coordinate-region svg:x="2.177cm" svg:y="1.411cm" svg:width="11.588cm" svg:height="4.608cm"/>
          <chart:axis chart:dimension="x" chart:name="primary-x" chart:style-name="ch4" chartooo:axis-type="text">
            <chart:title svg:x="5.095cm" svg:y="6.856cm" chart:style-name="ch5">
              <text:p>number of Jobs</text:p>
            </chart:title>
            <chart:categories table:cell-range-address="READ.D3:READ.D8"/>
          </chart:axis>
          <chart:axis chart:dimension="y" chart:name="primary-y" chart:style-name="ch6">
            <chart:title svg:x="0cm" svg:y="6.039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3:READ.F8" chart:label-cell-address="WRITE.F3:WRITE.F8" chart:class="chart:bar"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AD.D3:READ.D8</svg:desc>
                </draw:g>
              </table:table-cell>
              <table:table-cell office:value-type="float" office:value="57705">
                <text:p>57705</text:p>
                <draw:g>
                  <svg:desc>READ.F3:READ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628">
                <text:p>466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509">
                <text:p>265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365">
                <text:p>163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601">
                <text:p>3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758cm" svg:y="0.298cm" chart:style-name="ch2">
          <text:p>NOOP Random READ</text:p>
        </chart:title>
        <chart:plot-area chart:style-name="ch3" table:cell-range-address="WRITE.D3:WRITE.D8 WRITE.F3:WRITE.F8 READ.F9:READ.F14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097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9:READ.F14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58881">
                <text:p>58881</text:p>
                <draw:g>
                  <svg:desc>READ.F9:READ.F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3517">
                <text:p>1135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6341">
                <text:p>1263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642">
                <text:p>1286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9117">
                <text:p>1291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439">
                <text:p>129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943cm" svg:y="0.298cm" chart:style-name="ch2">
          <text:p>SFQ Random READ</text:p>
        </chart:title>
        <chart:plot-area chart:style-name="ch3" table:cell-range-address="WRITE.D3:WRITE.D8 WRITE.F3:WRITE.F8 READ.F21:READ.F26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099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21:READ.F26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61478">
                <text:p>61478</text:p>
                <draw:g>
                  <svg:desc>READ.F21:READ.F2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2977">
                <text:p>1129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6472">
                <text:p>1264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687">
                <text:p>1286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9178">
                <text:p>1291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277">
                <text:p>1292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731cm" svg:y="0.298cm" chart:style-name="ch2">
          <text:p>SFQ Sequential READ</text:p>
        </chart:title>
        <chart:plot-area chart:style-name="ch3" table:cell-range-address="WRITE.D3:WRITE.D8 WRITE.F3:WRITE.F8 READ.F15:READ.F20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101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15:READ.F20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54440">
                <text:p>54440</text:p>
                <draw:g>
                  <svg:desc>READ.F15:READ.F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062">
                <text:p>280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531">
                <text:p>205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205">
                <text:p>122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015">
                <text:p>6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4cm" svg:height="8.984cm" xlink:href=".." xlink:type="simple" chart:class="chart:bar" chart:style-name="ch1">
        <chart:title svg:x="8.2cm" svg:y="0.315cm" chart:style-name="ch2">
          <text:p>Task Fairness</text:p>
        </chart:title>
        <chart:legend svg:x="0cm" svg:y="0cm" style:legend-expansion="custom" chartooo:width="1.587cm" chartooo:height="1.753cm" style:legend-expansion-aspect-ratio="0.90530519110097" chart:style-name="ch3"/>
        <chart:plot-area chart:style-name="ch4" table:cell-range-address="seq_evalutation.B23:seq_evalutation.B30 seq_evalutation.AA13:seq_evalutation.AC20" chart:data-source-has-labels="both" svg:x="1.541cm" svg:y="1.273cm" svg:width="17.417cm" svg:height="7.532cm">
          <chartooo:coordinate-region svg:x="2.533cm" svg:y="1.273cm" svg:width="16.425cm" svg:height="5.063cm"/>
          <chart:axis chart:dimension="x" chart:name="primary-x" chart:style-name="ch5" chartooo:axis-type="auto">
            <chartooo:date-scale/>
            <chart:categories table:cell-range-address="seq_evalutation.B23:seq_evalutation.B30"/>
          </chart:axis>
          <chart:axis chart:dimension="y" chart:name="primary-y" chart:style-name="ch6">
            <chart:title svg:x="0.451cm" svg:y="7.205cm" chart:style-name="ch7">
              <text:p>Slow-Down ratio (Mib)</text:p>
            </chart:title>
            <chart:grid chart:style-name="ch8" chart:class="major"/>
          </chart:axis>
          <chart:series chart:style-name="ch9" chart:values-cell-range-address="seq_evalutation.AA13:seq_evalutation.AA20" loext:label-string="noop" chart:class="chart:bar">
            <chart:data-point chart:repeated="8"/>
          </chart:series>
          <chart:series chart:style-name="ch10" chart:values-cell-range-address="seq_evalutation.AB13:seq_evalutation.AB20" loext:label-string="cfq" chart:class="chart:bar">
            <chart:data-point chart:repeated="8"/>
          </chart:series>
          <chart:series chart:style-name="ch11" chart:values-cell-range-address="seq_evalutation.AC13:seq_evalutation.AC20" loext:label-string="sfq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op</text:p>
              </table:table-cell>
              <table:table-cell office:value-type="string">
                <text:p>cfq</text:p>
              </table:table-cell>
              <table:table-cell office:value-type="string">
                <text:p>sfq</text:p>
              </table:table-cell>
            </table:table-row>
          </table:table-header-rows>
          <table:table-rows>
            <table:table-row>
              <table:table-cell office:value-type="string">
                <text:p>READ  4KB </text:p>
                <draw:g>
                  <svg:desc>seq_evalutation.B23:seq_evalutation.B30</svg:desc>
                </draw:g>
              </table:table-cell>
              <table:table-cell office:value-type="float" office:value="16.7992700729927">
                <text:p>16.7992700729927</text:p>
                <draw:g>
                  <svg:desc>seq_evalutation.AA13:seq_evalutation.AA20</svg:desc>
                </draw:g>
              </table:table-cell>
              <table:table-cell office:value-type="float" office:value="16.0877255040679">
                <text:p>16.0877255040679</text:p>
                <draw:g>
                  <svg:desc>seq_evalutation.AB13:seq_evalutation.AB20</svg:desc>
                </draw:g>
              </table:table-cell>
              <table:table-cell office:value-type="float" office:value="15.5412647374062">
                <text:p>15.5412647374062</text:p>
                <draw:g>
                  <svg:desc>seq_evalutation.AC13:seq_evalutation.AC20</svg:desc>
                </draw:g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6.5153733528551">
                <text:p>16.5153733528551</text:p>
              </table:table-cell>
              <table:table-cell office:value-type="float" office:value="14.7824548991864">
                <text:p>14.7824548991864</text:p>
              </table:table-cell>
              <table:table-cell office:value-type="float" office:value="14.4464285714286">
                <text:p>14.4464285714286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71.5782435106462">
                <text:p>71.5782435106462</text:p>
              </table:table-cell>
              <table:table-cell office:value-type="float" office:value="100.958416808644">
                <text:p>100.958416808644</text:p>
              </table:table-cell>
              <table:table-cell office:value-type="float" office:value="92.8480333826033">
                <text:p>92.8480333826033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76.802507836991">
                <text:p>176.802507836991</text:p>
              </table:table-cell>
              <table:table-cell office:value-type="float" office:value="131.734073070012">
                <text:p>131.734073070012</text:p>
              </table:table-cell>
              <table:table-cell office:value-type="float" office:value="137.837031988755">
                <text:p>137.837031988755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456.397798820088">
                <text:p>456.397798820088</text:p>
              </table:table-cell>
              <table:table-cell office:value-type="float" office:value="908.056304282719">
                <text:p>908.056304282719</text:p>
              </table:table-cell>
              <table:table-cell office:value-type="float" office:value="860.066234985913">
                <text:p>860.066234985913</text:p>
              </table:table-cell>
            </table:table-row>
            <table:table-row>
              <table:table-cell office:value-type="string">
                <text:p>READ  128KB </text:p>
              </table:table-cell>
              <table:table-cell office:value-type="float" office:value="79.0888888888889">
                <text:p>79.0888888888889</text:p>
              </table:table-cell>
              <table:table-cell office:value-type="float" office:value="156.679728108756">
                <text:p>156.679728108756</text:p>
              </table:table-cell>
              <table:table-cell office:value-type="float" office:value="152.433497536946">
                <text:p>152.433497536946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59.475484002085">
                <text:p>159.475484002085</text:p>
              </table:table-cell>
              <table:table-cell office:value-type="float" office:value="120.223531188642">
                <text:p>120.223531188642</text:p>
              </table:table-cell>
              <table:table-cell office:value-type="float" office:value="228.737842117168">
                <text:p>228.737842117168</text:p>
              </table:table-cell>
            </table:table-row>
            <table:table-row>
              <table:table-cell office:value-type="string">
                <text:p>WRITE  128KB </text:p>
              </table:table-cell>
              <table:table-cell office:value-type="float" office:value="96.1593103029567">
                <text:p>96.1593103029567</text:p>
              </table:table-cell>
              <table:table-cell office:value-type="float" office:value="222.384831085592">
                <text:p>222.384831085592</text:p>
              </table:table-cell>
              <table:table-cell office:value-type="float" office:value="65.9437266030673">
                <text:p>65.94372660306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4cm" svg:height="8.984cm" xlink:href=".." xlink:type="simple" chart:class="chart:bar" chart:style-name="ch1">
        <chart:title svg:x="8.12cm" svg:y="0.315cm" chart:style-name="ch2">
          <text:p>I/O Throughput</text:p>
        </chart:title>
        <chart:legend chart:legend-position="end" svg:x="17.547cm" svg:y="3.615cm" style:legend-expansion="custom" chartooo:width="1.587cm" chartooo:height="1.753cm" style:legend-expansion-aspect-ratio="0.90530519110097" chart:style-name="ch3"/>
        <chart:plot-area chart:style-name="ch4" table:cell-range-address="seq_evalutation.B23:seq_evalutation.B30 seq_evalutation.AA23:seq_evalutation.AC30" chart:data-source-has-labels="both" svg:x="1.541cm" svg:y="1.273cm" svg:width="15.62cm" svg:height="7.532cm">
          <chartooo:coordinate-region svg:x="2.533cm" svg:y="1.273cm" svg:width="14.628cm" svg:height="5.062cm"/>
          <chart:axis chart:dimension="x" chart:name="primary-x" chart:style-name="ch5" chartooo:axis-type="auto">
            <chartooo:date-scale/>
            <chart:categories table:cell-range-address="seq_evalutation.B23:seq_evalutation.B30"/>
          </chart:axis>
          <chart:axis chart:dimension="y" chart:name="primary-y" chart:style-name="ch6">
            <chart:title svg:x="0.451cm" svg:y="7.205cm" chart:style-name="ch7">
              <text:p>Slow-Down ratio (Mib)</text:p>
            </chart:title>
            <chart:grid chart:style-name="ch8" chart:class="major"/>
          </chart:axis>
          <chart:series chart:style-name="ch9" chart:values-cell-range-address="seq_evalutation.AA23:seq_evalutation.AA30" loext:label-string="noop" chart:class="chart:bar">
            <chart:data-point chart:repeated="8"/>
          </chart:series>
          <chart:series chart:style-name="ch10" chart:values-cell-range-address="seq_evalutation.AB23:seq_evalutation.AB30" loext:label-string="cfq" chart:class="chart:bar">
            <chart:data-point chart:repeated="8"/>
          </chart:series>
          <chart:series chart:style-name="ch11" chart:values-cell-range-address="seq_evalutation.AC23:seq_evalutation.AC30" loext:label-string="sfq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op</text:p>
              </table:table-cell>
              <table:table-cell office:value-type="string">
                <text:p>cfq</text:p>
              </table:table-cell>
              <table:table-cell office:value-type="string">
                <text:p>sfq</text:p>
              </table:table-cell>
            </table:table-row>
          </table:table-header-rows>
          <table:table-rows>
            <table:table-row>
              <table:table-cell office:value-type="string">
                <text:p>READ  4KB </text:p>
                <draw:g>
                  <svg:desc>seq_evalutation.B23:seq_evalutation.B30</svg:desc>
                </draw:g>
              </table:table-cell>
              <table:table-cell office:value-type="float" office:value="91.3333333333333">
                <text:p>91.3333333333333</text:p>
                <draw:g>
                  <svg:desc>seq_evalutation.AA23:seq_evalutation.AA30</svg:desc>
                </draw:g>
              </table:table-cell>
              <table:table-cell office:value-type="float" office:value="94.2333333333334">
                <text:p>94.2333333333334</text:p>
                <draw:g>
                  <svg:desc>seq_evalutation.AB23:seq_evalutation.AB30</svg:desc>
                </draw:g>
              </table:table-cell>
              <table:table-cell office:value-type="float" office:value="93.3">
                <text:p>93.3</text:p>
                <draw:g>
                  <svg:desc>seq_evalutation.AC23:seq_evalutation.AC30</svg:desc>
                </draw:g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91.0666666666667">
                <text:p>91.0666666666667</text:p>
              </table:table-cell>
              <table:table-cell office:value-type="float" office:value="94.2333333333334">
                <text:p>94.2333333333334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342.972">
                <text:p>342.972</text:p>
              </table:table-cell>
              <table:table-cell office:value-type="float" office:value="240.257333333333">
                <text:p>240.257333333333</text:p>
              </table:table-cell>
              <table:table-cell office:value-type="float" office:value="249.870666666667">
                <text:p>249.870666666667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36.106666666667">
                <text:p>136.106666666667</text:p>
              </table:table-cell>
              <table:table-cell office:value-type="float" office:value="169.189333333333">
                <text:p>169.189333333333</text:p>
              </table:table-cell>
              <table:table-cell office:value-type="float" office:value="156.513333333333">
                <text:p>156.513333333333</text:p>
              </table:table-cell>
            </table:table-row>
            <table:table-row>
              <table:table-cell office:value-type="string">
                <text:p>READ  4KB </text:p>
              </table:table-cell>
              <table:table-cell office:value-type="float" office:value="53.7893333333333">
                <text:p>53.7893333333333</text:p>
              </table:table-cell>
              <table:table-cell office:value-type="float" office:value="26.712">
                <text:p>26.712</text:p>
              </table:table-cell>
              <table:table-cell office:value-type="float" office:value="26.9746666666667">
                <text:p>26.9746666666667</text:p>
              </table:table-cell>
            </table:table-row>
            <table:table-row>
              <table:table-cell office:value-type="string">
                <text:p>READ  128KB </text:p>
              </table:table-cell>
              <table:table-cell office:value-type="float" office:value="1680">
                <text:p>1680</text:p>
              </table:table-cell>
              <table:table-cell office:value-type="float" office:value="833.666666666667">
                <text:p>833.666666666667</text:p>
              </table:table-cell>
              <table:table-cell office:value-type="float" office:value="845.833333333333">
                <text:p>845.833333333333</text:p>
              </table:table-cell>
            </table:table-row>
            <table:table-row>
              <table:table-cell office:value-type="string">
                <text:p>WRITE  4KB </text:p>
              </table:table-cell>
              <table:table-cell office:value-type="float" office:value="150.894666666667">
                <text:p>150.894666666667</text:p>
              </table:table-cell>
              <table:table-cell office:value-type="float" office:value="185.388">
                <text:p>185.388</text:p>
              </table:table-cell>
              <table:table-cell office:value-type="float" office:value="94.3146666666667">
                <text:p>94.3146666666667</text:p>
              </table:table-cell>
            </table:table-row>
            <table:table-row>
              <table:table-cell office:value-type="string">
                <text:p>WRITE  128KB </text:p>
              </table:table-cell>
              <table:table-cell office:value-type="float" office:value="549.033333333333">
                <text:p>549.033333333333</text:p>
              </table:table-cell>
              <table:table-cell office:value-type="float" office:value="2506.87564974011">
                <text:p>2506.87564974011</text:p>
              </table:table-cell>
              <table:table-cell office:value-type="float" office:value="828.1">
                <text:p>828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44cm" svg:y="0.298cm" chart:style-name="ch2">
          <text:p>NOOP Sequential WRITE</text:p>
        </chart:title>
        <chart:plot-area chart:style-name="ch3" table:cell-range-address="WRITE.D3:WRITE.D8 WRITE.F3:WRITE.F8 WRITE.I3:WRITE.I8" chart:data-source-has-labels="both" svg:x="1cm" svg:y="1.212cm" svg:width="12.765cm" svg:height="5.454cm">
          <chartooo:coordinate-region svg:x="2.177cm" svg:y="1.411cm" svg:width="11.588cm" svg:height="4.608cm"/>
          <chart:axis chart:dimension="x" chart:name="primary-x" chart:style-name="ch4" chartooo:axis-type="text">
            <chart:title svg:x="5.095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cm" svg:y="6.039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3:WRITE.I8" chart:label-cell-address="WRITE.F3:WRITE.F8" chart:class="chart:bar"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16856.3333333333">
                <text:p>16856.3333333333</text:p>
                <draw:g>
                  <svg:desc>WRITE.I3:WRITE.I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207.3333333333">
                <text:p>12207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85.66666666667">
                <text:p>7185.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55.66666666667">
                <text:p>3455.666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73">
                <text:p>15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652cm" svg:y="0.298cm" chart:style-name="ch2">
          <text:p>NOOP Random WRITE</text:p>
        </chart:title>
        <chart:plot-area chart:style-name="ch3" table:cell-range-address="WRITE.D3:WRITE.D8 WRITE.F3:WRITE.F8 WRITE.I9:WRITE.I14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097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9:WRITE.I14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34645.3333333333">
                <text:p>34645.3333333333</text:p>
                <draw:g>
                  <svg:desc>WRITE.I9:WRITE.I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955.3333333333">
                <text:p>11955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785.6666666667">
                <text:p>16785.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10.6666666667">
                <text:p>11910.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044.6666666667">
                <text:p>13044.66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581.6666666667">
                <text:p>11581.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